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65.99pt"/>
    </style:style>
    <style:style style:name="co3" style:family="table-column">
      <style:table-column-properties fo:break-before="auto" style:column-width="41.3pt"/>
    </style:style>
    <style:style style:name="co4" style:family="table-column">
      <style:table-column-properties fo:break-before="auto" style:column-width="68pt"/>
    </style:style>
    <style:style style:name="co5" style:family="table-column">
      <style:table-column-properties fo:break-before="auto" style:column-width="105.9pt"/>
    </style:style>
    <style:style style:name="co6" style:family="table-column">
      <style:table-column-properties fo:break-before="auto" style:column-width="84.36pt"/>
    </style:style>
    <style:style style:name="co7" style:family="table-column">
      <style:table-column-properties fo:break-before="auto" style:column-width="93.26pt"/>
    </style:style>
    <style:style style:name="co8" style:family="table-column">
      <style:table-column-properties fo:break-before="auto" style:column-width="107.4pt"/>
    </style:style>
    <style:style style:name="co9" style:family="table-column">
      <style:table-column-properties fo:break-before="auto" style:column-width="110.35pt"/>
    </style:style>
    <style:style style:name="co10" style:family="table-column">
      <style:table-column-properties fo:break-before="auto" style:column-width="120.76pt"/>
    </style:style>
    <style:style style:name="co11" style:family="table-column">
      <style:table-column-properties fo:break-before="auto" style:column-width="163.84pt"/>
    </style:style>
    <style:style style:name="co12" style:family="table-column">
      <style:table-column-properties fo:break-before="auto" style:column-width="111.09pt"/>
    </style:style>
    <style:style style:name="co13" style:family="table-column">
      <style:table-column-properties fo:break-before="auto" style:column-width="99.21pt"/>
    </style:style>
    <style:style style:name="co14" style:family="table-column">
      <style:table-column-properties fo:break-before="auto" style:column-width="65.79pt"/>
    </style:style>
    <style:style style:name="co15" style:family="table-column">
      <style:table-column-properties fo:break-before="auto" style:column-width="117.04pt"/>
    </style:style>
    <style:style style:name="co16" style:family="table-column">
      <style:table-column-properties fo:break-before="auto" style:column-width="45.01pt"/>
    </style:style>
    <style:style style:name="co17" style:family="table-column">
      <style:table-column-properties fo:break-before="auto" style:column-width="62.05pt"/>
    </style:style>
    <style:style style:name="co18" style:family="table-column">
      <style:table-column-properties fo:break-before="auto" style:column-width="56.89pt"/>
    </style:style>
    <style:style style:name="co19" style:family="table-column">
      <style:table-column-properties fo:break-before="auto" style:column-width="51.7pt"/>
    </style:style>
    <style:style style:name="co20" style:family="table-column">
      <style:table-column-properties fo:break-before="auto" style:column-width="46.49pt"/>
    </style:style>
    <style:style style:name="co21" style:family="table-column">
      <style:table-column-properties fo:break-before="auto" style:column-width="39.06pt"/>
    </style:style>
    <style:style style:name="co22" style:family="table-column">
      <style:table-column-properties fo:break-before="auto" style:column-width="42.01pt"/>
    </style:style>
    <style:style style:name="co23" style:family="table-column">
      <style:table-column-properties fo:break-before="auto" style:column-width="64.01pt"/>
    </style:style>
    <style:style style:name="co24" style:family="table-column">
      <style:table-column-properties fo:break-before="auto" style:column-width="56.15pt"/>
    </style:style>
    <style:style style:name="co25" style:family="table-column">
      <style:table-column-properties fo:break-before="auto" style:column-width="45.75pt"/>
    </style:style>
    <style:style style:name="co26" style:family="table-column">
      <style:table-column-properties fo:break-before="auto" style:column-width="54.65pt"/>
    </style:style>
    <style:style style:name="co27" style:family="table-column">
      <style:table-column-properties fo:break-before="auto" style:column-width="52.41pt"/>
    </style:style>
    <style:style style:name="co28" style:family="table-column">
      <style:table-column-properties fo:break-before="auto" style:column-width="59.1pt"/>
    </style:style>
    <style:style style:name="co29" style:family="table-column">
      <style:table-column-properties fo:break-before="auto" style:column-width="90.31pt"/>
    </style:style>
    <style:style style:name="co30" style:family="table-column">
      <style:table-column-properties fo:break-before="auto" style:column-width="57.6pt"/>
    </style:style>
    <style:style style:name="co31" style:family="table-column">
      <style:table-column-properties fo:break-before="auto" style:column-width="55.39pt"/>
    </style:style>
    <style:style style:name="co32" style:family="table-column">
      <style:table-column-properties fo:break-before="auto" style:column-width="53.1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26pt" fo:break-before="auto" style:use-optimal-row-height="true"/>
    </style:style>
    <style:style style:name="ro3" style:family="table-row">
      <style:table-row-properties style:row-height="12.76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4.1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2" style:family="table-cell" style:parent-style-name="Default" style:data-style-name="N0">
      <style:table-cell-properties fo:background-color="#f6f9d4"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style:cell-protect="protected" style:print-content="true"/>
    </style:style>
    <style:style style:name="ce6" style:family="table-cell" style:parent-style-name="Default" style:data-style-name="N122">
      <style:table-cell-properties style:cell-protect="none" style:print-content="true"/>
    </style:style>
    <style:style style:name="ce3" style:family="table-cell" style:parent-style-name="Default" style:data-style-name="N0">
      <style:table-cell-properties fo:border-bottom="none" fo:background-color="#f6f9d4" style:text-align-source="fix" style:repeat-content="false" fo:border-left="none" fo:padding-bottom="0.99pt" fo:padding-left="0.99pt" fo:padding-right="0pt" fo:padding-top="0.99pt" fo:border-right="0.06pt solid #000000" fo:border-top="none" style:vertical-align="automatic"/>
      <style:paragraph-properties fo:text-align="end"/>
      <style:text-properties fo:font-weight="bold" style:font-weight-asian="bold" style:font-weight-complex="bold"/>
    </style:style>
    <style:style style:name="ce7" style:family="table-cell" style:parent-style-name="Default" style:data-style-name="N122">
      <style:table-cell-properties fo:border-bottom="none" style:cell-protect="none" style:print-content="true" fo:border-left="none" fo:border-right="0.06pt solid #000000" fo:border-top="none"/>
    </style:style>
    <style:style style:name="ce4" style:family="table-cell" style:parent-style-name="Default" style:data-style-name="N0">
      <style:table-cell-properties fo:background-color="#eeeeee"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8" style:family="table-cell" style:parent-style-name="Default" style:data-style-name="N0">
      <style:table-cell-properties fo:border-bottom="none" fo:background-color="#eeeee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31" style:family="table-cell" style:parent-style-name="Default" style:data-style-name="N0">
      <style:table-cell-properties fo:border-bottom="none" fo:background-color="#eeeeee" style:text-align-source="fix" style:repeat-content="false" fo:border-left="none" fo:border-right="0.06pt solid #000000" fo:border-top="none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fo:border-bottom="none" style:cell-protect="none" style:print-content="true" fo:border-left="none" fo:border-right="0.06pt solid #000000" fo:border-top="none"/>
    </style:style>
    <style:style style:name="ce47" style:family="table-cell" style:parent-style-name="Default" style:data-style-name="N121">
      <style:table-cell-properties fo:border-bottom="none" style:cell-protect="none" style:print-content="true" fo:border-left="none" fo:border-right="0.06pt solid #000000" fo:border-top="none"/>
    </style:style>
    <style:style style:name="ce68" style:family="table-cell" style:parent-style-name="Default" style:data-style-name="N0">
      <style:table-cell-properties fo:border-bottom="none" style:cell-protect="none" style:print-content="true" fo:border-left="none" fo:border-right="0.06pt solid #000000" fo:border-top="none"/>
    </style:style>
    <style:style style:name="ce56" style:family="table-cell" style:parent-style-name="Default" style:data-style-name="N0">
      <style:table-cell-properties fo:border-bottom="none" fo:background-color="#ffffd7" fo:border-left="0.06pt solid #000000" fo:border-right="0.06pt solid #000000" fo:border-top="none"/>
    </style:style>
    <style:style style:name="ce17" style:family="table-cell" style:parent-style-name="Default" style:data-style-name="N0">
      <style:table-cell-properties fo:background-color="#ffffd7"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size="8pt" style:font-size-asian="8pt" style:font-size-complex="8pt"/>
    </style:style>
    <style:style style:name="ce32" style:family="table-cell" style:parent-style-name="Default" style:data-style-name="N0">
      <style:table-cell-properties fo:background-color="#ffffd7"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46" style:family="table-cell" style:parent-style-name="Default" style:data-style-name="N121">
      <style:table-cell-properties style:cell-protect="none" style:print-content="true"/>
    </style:style>
    <style:style style:name="ce73" style:family="table-cell" style:parent-style-name="Default" style:data-style-name="N0">
      <style:table-cell-properties style:cell-protect="none" style:print-content="true"/>
    </style:style>
    <style:style style:name="ce18" style:family="table-cell" style:parent-style-name="Default" style:data-style-name="N0">
      <style:table-cell-properties fo:border-bottom="none" fo:background-color="#ffffd7" style:text-align-source="fix" style:repeat-content="false" fo:border-left="none" fo:padding-bottom="0.99pt" fo:padding-left="0.99pt" fo:padding-right="0pt" fo:padding-top="0.99pt" fo:border-right="0.06pt solid #000000" fo:border-top="none" style:vertical-align="automatic"/>
      <style:paragraph-properties fo:text-align="end"/>
      <style:text-properties fo:font-size="8pt" style:font-size-asian="8pt" style:font-size-complex="8pt"/>
    </style:style>
    <style:style style:name="ce33" style:family="table-cell" style:parent-style-name="Default" style:data-style-name="N0">
      <style:table-cell-properties fo:border-bottom="none" fo:background-color="#ffffd7" style:text-align-source="fix" style:repeat-content="false" fo:border-left="none" fo:padding-bottom="0.99pt" fo:padding-left="0.99pt" fo:padding-right="0pt" fo:padding-top="0.99pt" fo:border-right="0.06pt solid #000000" fo:border-top="none" style:vertical-align="automatic"/>
      <style:paragraph-properties fo:text-align="end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bottom="none" fo:background-color="#ffdbb6" fo:border-left="0.06pt solid #000000" fo:border-right="0.06pt solid #000000" fo:border-top="none"/>
    </style:style>
    <style:style style:name="ce19" style:family="table-cell" style:parent-style-name="Default" style:data-style-name="N0">
      <style:table-cell-properties fo:background-color="#ffdbb6"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size="8pt" style:font-size-asian="8pt" style:font-size-complex="8pt"/>
    </style:style>
    <style:style style:name="ce34" style:family="table-cell" style:parent-style-name="Default" style:data-style-name="N0">
      <style:table-cell-properties fo:background-color="#ffdbb6"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style:cell-protect="protected" style:print-content="true"/>
      <style:text-properties fo:color="#ff0000"/>
    </style:style>
    <style:style style:name="ce20" style:family="table-cell" style:parent-style-name="Default" style:data-style-name="N0">
      <style:table-cell-properties fo:background-color="#ffdbb6" style:cell-protect="protected" style:print-content="true"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fo:background-color="#ffdbb6" style:cell-protect="protected" style:print-content="true"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48" style:family="table-cell" style:parent-style-name="Default" style:data-style-name="N121">
      <style:table-cell-properties style:cell-protect="protected" style:print-content="true"/>
      <style:text-properties fo:color="#ff0000"/>
    </style:style>
    <style:style style:name="ce21" style:family="table-cell" style:parent-style-name="Default" style:data-style-name="N0">
      <style:table-cell-properties fo:border-bottom="none" fo:background-color="#ffdbb6" style:text-align-source="fix" style:repeat-content="false" fo:border-left="none" fo:padding-bottom="0.99pt" fo:padding-left="0.99pt" fo:padding-right="0pt" fo:padding-top="0.99pt" fo:border-right="0.06pt solid #000000" fo:border-top="none" style:vertical-align="automatic"/>
      <style:paragraph-properties fo:text-align="end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fo:border-bottom="none" fo:background-color="#ffdbb6" style:text-align-source="fix" style:repeat-content="false" fo:border-left="none" fo:padding-bottom="0.99pt" fo:padding-left="0.99pt" fo:padding-right="0pt" fo:padding-top="0.99pt" fo:border-right="0.06pt solid #000000" fo:border-top="none" style:vertical-align="automatic"/>
      <style:paragraph-properties fo:text-align="end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d7d7" style:text-align-source="fix" style:repeat-content="false" style:vertical-align="middle"/>
      <style:paragraph-properties fo:text-align="center"/>
    </style:style>
    <style:style style:name="ce22" style:family="table-cell" style:parent-style-name="Default" style:data-style-name="N0">
      <style:table-cell-properties fo:background-color="#ffd7d7"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fo:background-color="#ffd7d7"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none" fo:background-color="#ffd7d7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3" style:family="table-cell" style:parent-style-name="Default" style:data-style-name="N0">
      <style:table-cell-properties fo:border-bottom="none" fo:background-color="#ffd7d7" style:text-align-source="fix" style:repeat-content="false" fo:border-left="none" fo:padding-bottom="0.99pt" fo:padding-left="0.99pt" fo:padding-right="0pt" fo:padding-top="0.99pt" fo:border-right="0.06pt solid #000000" fo:border-top="none" style:vertical-align="automatic"/>
      <style:paragraph-properties fo:text-align="end"/>
      <style:text-properties fo:font-size="8pt" style:font-size-asian="8pt" style:font-size-complex="8pt"/>
    </style:style>
    <style:style style:name="ce38" style:family="table-cell" style:parent-style-name="Default" style:data-style-name="N0">
      <style:table-cell-properties fo:border-bottom="none" fo:background-color="#ffd7d7" style:text-align-source="fix" style:repeat-content="false" fo:border-left="none" fo:padding-bottom="0.99pt" fo:padding-left="0.99pt" fo:padding-right="0pt" fo:padding-top="0.99pt" fo:border-right="0.06pt solid #000000" fo:border-top="none" style:vertical-align="automatic"/>
      <style:paragraph-properties fo:text-align="end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d7d7"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0">
      <style:table-cell-properties fo:background-color="#ffd7d7" style:cell-protect="protected" style:print-content="true" style:text-align-source="fix" style:repeat-content="false" style:vertical-align="automatic"/>
      <style:paragraph-properties fo:text-align="center"/>
      <style:text-properties fo:color="#ff0000"/>
    </style:style>
    <style:style style:name="ce24" style:family="table-cell" style:parent-style-name="Default" style:data-style-name="N0">
      <style:table-cell-properties fo:background-color="#ffd7d7" style:cell-protect="protected" style:print-content="true"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size="8pt" style:font-size-asian="8pt" style:font-size-complex="8pt"/>
    </style:style>
    <style:style style:name="ce39" style:family="table-cell" style:parent-style-name="Default" style:data-style-name="N0">
      <style:table-cell-properties fo:background-color="#ffd7d7" style:cell-protect="protected" style:print-content="true"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bottom="none" fo:background-color="#e0c2cd" fo:border-left="0.06pt solid #000000" fo:border-right="0.06pt solid #000000" fo:border-top="none"/>
    </style:style>
    <style:style style:name="ce25" style:family="table-cell" style:parent-style-name="Default" style:data-style-name="N0">
      <style:table-cell-properties fo:background-color="#e0c2cd"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fo:background-color="#e0c2cd"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none" fo:background-color="#e0c2cd" style:text-align-source="fix" style:repeat-content="false" fo:border-left="none" fo:padding-bottom="0.99pt" fo:padding-left="0.99pt" fo:padding-right="0pt" fo:padding-top="0.99pt" fo:border-right="0.06pt solid #000000" fo:border-top="none" style:vertical-align="automatic"/>
      <style:paragraph-properties fo:text-align="end"/>
      <style:text-properties fo:font-size="8pt" style:font-size-asian="8pt" style:font-size-complex="8pt"/>
    </style:style>
    <style:style style:name="ce41" style:family="table-cell" style:parent-style-name="Default" style:data-style-name="N0">
      <style:table-cell-properties fo:border-bottom="none" fo:background-color="#e0c2cd" style:text-align-source="fix" style:repeat-content="false" fo:border-left="none" fo:padding-bottom="0.99pt" fo:padding-left="0.99pt" fo:padding-right="0pt" fo:padding-top="0.99pt" fo:border-right="0.06pt solid #000000" fo:border-top="none" style:vertical-align="automatic"/>
      <style:paragraph-properties fo:text-align="end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ee6ef" style:cell-protect="protected" style:print-content="true" style:text-align-source="fix" style:repeat-content="false" style:vertical-align="automatic"/>
      <style:paragraph-properties fo:text-align="center"/>
    </style:style>
    <style:style style:name="ce27" style:family="table-cell" style:parent-style-name="Default" style:data-style-name="N0">
      <style:table-cell-properties fo:background-color="#dee6ef" style:cell-protect="protected" style:print-content="true"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fo:background-color="#dee6ef" style:cell-protect="protected" style:print-content="true"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dee6ef" style:text-align-source="fix" style:repeat-content="false" style:vertical-align="automatic"/>
      <style:paragraph-properties fo:text-align="center"/>
    </style:style>
    <style:style style:name="ce28" style:family="table-cell" style:parent-style-name="Default" style:data-style-name="N0">
      <style:table-cell-properties fo:background-color="#dee6ef"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fo:background-color="#dee6ef"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#dee6ef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29" style:family="table-cell" style:parent-style-name="Default" style:data-style-name="N0">
      <style:table-cell-properties fo:background-color="#dee6ef"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999999" fo:font-size="9pt" style:font-size-asian="9pt" style:font-size-complex="9pt"/>
    </style:style>
    <style:style style:name="ce49" style:family="table-cell" style:parent-style-name="Default" style:data-style-name="N11">
      <style:table-cell-properties style:cell-protect="none" style:print-content="true"/>
    </style:style>
    <style:style style:name="ce15" style:family="table-cell" style:parent-style-name="Default" style:data-style-name="N0">
      <style:table-cell-properties fo:border-bottom="none" fo:background-color="#dee6ef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30" style:family="table-cell" style:parent-style-name="Default" style:data-style-name="N0">
      <style:table-cell-properties fo:border-bottom="none" fo:background-color="#dee6ef" style:text-align-source="fix" style:repeat-content="false" fo:border-left="none" fo:border-right="0.06pt solid #000000" fo:border-top="none" style:vertical-align="automatic"/>
      <style:paragraph-properties fo:text-align="center"/>
      <style:text-properties fo:color="#999999" fo:font-size="9pt" style:font-size-asian="9pt" style:font-size-complex="9pt"/>
    </style:style>
    <style:style style:name="ce44" style:family="table-cell" style:parent-style-name="Default" style:data-style-name="N0">
      <style:table-cell-properties fo:border-bottom="none" fo:background-color="#dee6ef" style:text-align-source="fix" style:repeat-content="false" fo:border-left="none" fo:padding-bottom="0.99pt" fo:padding-left="0.99pt" fo:padding-right="0pt" fo:padding-top="0.99pt" fo:border-right="0.06pt solid #000000" fo:border-top="none" style:vertical-align="automatic"/>
      <style:paragraph-properties fo:text-align="end"/>
      <style:text-properties fo:font-weight="bold" style:font-weight-asian="bold" style:font-weight-complex="bold"/>
    </style:style>
    <style:style style:name="ce112" style:family="table-cell" style:parent-style-name="Default" style:data-style-name="N11">
      <style:table-cell-properties fo:border-bottom="none" style:cell-protect="none" style:print-content="true" fo:border-left="none" fo:border-right="0.74pt solid #000000" fo:border-top="none"/>
      <style:text-properties fo:color="#b2b2b2" fo:font-size="9pt" style:font-size-asian="9pt" style:font-size-complex="9pt"/>
    </style:style>
    <style:style style:name="ce50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55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6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51" style:family="table-cell" style:parent-style-name="Default" style:data-style-name="N121"/>
    <style:style style:name="ce11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5" style:family="table-cell" style:parent-style-name="Default" style:data-style-name="N61">
      <style:map style:condition="cell-content()&lt;0" style:apply-style-name="Warning" style:base-cell-address="Results.C2"/>
    </style:style>
    <style:style style:name="ce120" style:family="table-cell" style:parent-style-name="Default">
      <style:table-cell-properties fo:border-bottom="none" fo:border-left="0.74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decimal-number() and cell-content()=0" table:allow-empty-cell="true" table:base-cell-address="PROFILE.A1">
          <table:error-message table:message-type="stop" table:title="Stop" table:display="true">
            <text:p>This cell can only contain numbers.</text:p>
          </table:error-message>
        </table:content-validation>
      </table:content-validations>
      <table:table table:name="PROFILE" table:style-name="ta1" table:protected="true">
        <loext:table-protection loext:select-protected-cells="true" loext:select-unprotected-cells="true"/>
        <table:table-column table:style-name="co1" table:number-columns-repeated="2" table:default-cell-style-name="ce6"/>
        <table:table-column table:style-name="co1" table:default-cell-style-name="ce7"/>
        <table:table-column table:style-name="co1" table:number-columns-repeated="1020" table:default-cell-style-name="ce1"/>
        <table:table-column table:style-name="co2" table:default-cell-style-name="ce1"/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  <table:table-cell table:style-name="ce4" table:number-columns-repeated="1021"/>
        </table:table-row>
        <table:table-row table:style-name="ro2">
          <table:table-cell table:style-name="ce5" table:content-validation-name="val1" office:value-type="float" office:value="0" calcext:value-type="float">
            <text:p>0.0000</text:p>
          </table:table-cell>
          <table:table-cell table:number-columns-repeated="2" table:content-validation-name="val1" office:value-type="float" office:value="0" calcext:value-type="float">
            <text:p>0.0000</text:p>
          </table:table-cell>
          <table:table-cell table:number-columns-repeated="1021"/>
        </table:table-row>
        <table:table-row table:style-name="ro3" table:number-rows-repeated="1048573">
          <table:table-cell table:content-validation-name="val1" table:number-columns-repeated="3"/>
          <table:table-cell table:number-columns-repeated="1021"/>
        </table:table-row>
        <table:table-row table:style-name="ro3">
          <table:table-cell table:content-validation-name="val1" table:number-columns-repeated="3"/>
          <table:table-cell table:number-columns-repeated="1021"/>
        </table:table-row>
      </table:table>
      <table:table table:name="LAYER" table:style-name="ta1" table:protected="true">
        <loext:table-protection loext:select-protected-cells="true" loext:select-unprotected-cells="true"/>
        <table:table-column table:style-name="co3" table:default-cell-style-name="ce68"/>
        <table:table-column table:style-name="co3" table:number-columns-repeated="3" table:default-cell-style-name="ce73"/>
        <table:table-column table:style-name="co3" table:default-cell-style-name="ce68"/>
        <table:table-column table:style-name="co4" table:default-cell-style-name="ce73"/>
        <table:table-column table:style-name="co5" table:default-cell-style-name="ce73"/>
        <table:table-column table:style-name="co6" table:default-cell-style-name="ce79"/>
        <table:table-column table:style-name="co7" table:default-cell-style-name="ce68"/>
        <table:table-column table:style-name="co3" table:default-cell-style-name="ce73"/>
        <table:table-column table:style-name="co3" table:default-cell-style-name="ce68"/>
        <table:table-column table:style-name="co8" table:default-cell-style-name="ce73"/>
        <table:table-column table:style-name="co9" table:default-cell-style-name="ce73"/>
        <table:table-column table:style-name="co10" table:default-cell-style-name="ce79"/>
        <table:table-column table:style-name="co11" table:default-cell-style-name="ce68"/>
        <table:table-column table:style-name="co12" table:default-cell-style-name="ce73"/>
        <table:table-column table:style-name="co13" table:default-cell-style-name="ce68"/>
        <table:table-column table:style-name="co14" table:default-cell-style-name="ce79"/>
        <table:table-column table:style-name="co15" table:default-cell-style-name="ce73"/>
        <table:table-column table:style-name="co16" table:default-cell-style-name="ce49"/>
        <table:table-column table:style-name="co17" table:default-cell-style-name="ce49"/>
        <table:table-column table:style-name="co18" table:default-cell-style-name="ce49"/>
        <table:table-column table:style-name="co19" table:default-cell-style-name="ce49"/>
        <table:table-column table:style-name="co20" table:default-cell-style-name="ce49"/>
        <table:table-column table:style-name="co16" table:number-columns-repeated="2" table:default-cell-style-name="ce49"/>
        <table:table-column table:style-name="co21" table:default-cell-style-name="ce49"/>
        <table:table-column table:style-name="co16" table:default-cell-style-name="ce49"/>
        <table:table-column table:style-name="co21" table:number-columns-repeated="2" table:default-cell-style-name="ce49"/>
        <table:table-column table:style-name="co22" table:default-cell-style-name="ce49"/>
        <table:table-column table:style-name="co21" table:default-cell-style-name="ce49"/>
        <table:table-column table:style-name="co16" table:default-cell-style-name="ce55"/>
        <table:table-column table:style-name="co23" table:number-columns-repeated="991" table:default-cell-style-name="ce1"/>
        <table:table-row table:style-name="ro2">
          <table:table-cell table:style-name="ce8"/>
          <table:table-cell table:style-name="ce56" table:number-columns-spanned="4" table:number-rows-spanned="1"/>
          <table:covered-table-cell table:number-columns-repeated="3"/>
          <table:table-cell table:style-name="ce57" table:number-columns-spanned="4" table:number-rows-spanned="1"/>
          <table:covered-table-cell table:number-columns-repeated="3"/>
          <table:table-cell table:style-name="ce9"/>
          <table:table-cell table:style-name="ce10"/>
          <table:table-cell table:style-name="ce11" table:number-columns-repeated="2"/>
          <table:table-cell table:style-name="ce12"/>
          <table:table-cell table:style-name="ce10"/>
          <table:table-cell table:style-name="ce58" table:number-columns-spanned="2" table:number-rows-spanned="1"/>
          <table:covered-table-cell/>
          <table:table-cell table:style-name="ce13"/>
          <table:table-cell table:style-name="ce14"/>
          <table:table-cell table:style-name="ce59" office:value-type="string" calcext:value-type="string" table:number-columns-spanned="13" table:number-rows-spanned="1">
            <text:p>[%]</text:p>
          </table:table-cell>
          <table:covered-table-cell table:number-columns-repeated="12"/>
          <table:table-cell table:style-name="ce15"/>
          <table:table-cell table:style-name="ce16" table:number-columns-repeated="990"/>
          <table:table-cell/>
        </table:table-row>
        <table:table-row table:style-name="ro2">
          <table:table-cell table:style-name="ce8"/>
          <table:table-cell table:number-columns-repeated="2" table:style-name="ce17" office:value-type="string" calcext:value-type="string">
            <text:p>[m]</text:p>
          </table:table-cell>
          <table:table-cell table:style-name="ce17" office:value-type="string" calcext:value-type="string">
            <text:p>[°]</text:p>
          </table:table-cell>
          <table:table-cell table:style-name="ce18" office:value-type="string" calcext:value-type="string">
            <text:p>[°]</text:p>
          </table:table-cell>
          <table:table-cell table:style-name="ce19" office:value-type="string" calcext:value-type="string">
            <text:p>[kN/m²]</text:p>
          </table:table-cell>
          <table:table-cell table:style-name="ce19" office:value-type="string" calcext:value-type="string">
            <text:p>[°]</text:p>
          </table:table-cell>
          <table:table-cell table:style-name="ce20" office:value-type="string" calcext:value-type="string">
            <text:p>[kN/m³]</text:p>
          </table:table-cell>
          <table:table-cell table:style-name="ce21" office:value-type="string" calcext:value-type="string">
            <text:p>[kg/m³]</text:p>
          </table:table-cell>
          <table:table-cell table:style-name="ce22" office:value-type="string" calcext:value-type="string">
            <text:p>[-]</text:p>
          </table:table-cell>
          <table:table-cell table:style-name="ce23" office:value-type="string" calcext:value-type="string">
            <text:p>[-]</text:p>
          </table:table-cell>
          <table:table-cell table:number-columns-repeated="2" table:style-name="ce22" office:value-type="string" calcext:value-type="string">
            <text:p>[m³/m³]</text:p>
          </table:table-cell>
          <table:table-cell table:style-name="ce24" office:value-type="string" calcext:value-type="string">
            <text:p>[m³/m³]</text:p>
          </table:table-cell>
          <table:table-cell table:style-name="ce23" office:value-type="string" calcext:value-type="string">
            <text:p>[m/s]</text:p>
          </table:table-cell>
          <table:table-cell table:style-name="ce25" office:value-type="string" calcext:value-type="string">
            <text:p>[N/m²]</text:p>
          </table:table-cell>
          <table:table-cell table:style-name="ce26" office:value-type="string" calcext:value-type="string">
            <text:p>[-]</text:p>
          </table:table-cell>
          <table:table-cell table:style-name="ce27" office:value-type="string" calcext:value-type="string">
            <text:p>[m³/m³]</text:p>
          </table:table-cell>
          <table:table-cell table:style-name="ce28" office:value-type="string" calcext:value-type="string">
            <text:p>[kg/m³]</text:p>
          </table:table-cell>
          <table:table-cell table:style-name="ce29" office:value-type="string" calcext:value-type="string">
            <text:p>&lt;0.002</text:p>
          </table:table-cell>
          <table:table-cell table:style-name="ce29" office:value-type="string" calcext:value-type="string">
            <text:p>0.002-0.0063</text:p>
          </table:table-cell>
          <table:table-cell table:style-name="ce29" office:value-type="string" calcext:value-type="string">
            <text:p>0.0063-0.02</text:p>
          </table:table-cell>
          <table:table-cell table:style-name="ce29" office:value-type="string" calcext:value-type="string">
            <text:p>0.02-0.063</text:p>
          </table:table-cell>
          <table:table-cell table:style-name="ce29" office:value-type="string" calcext:value-type="string">
            <text:p>0.063-0.2</text:p>
          </table:table-cell>
          <table:table-cell table:style-name="ce29" office:value-type="string" calcext:value-type="string">
            <text:p>0.2-0.63</text:p>
          </table:table-cell>
          <table:table-cell table:style-name="ce29" office:value-type="string" calcext:value-type="string">
            <text:p>0.63-2.0</text:p>
          </table:table-cell>
          <table:table-cell table:style-name="ce29" office:value-type="string" calcext:value-type="string">
            <text:p>2.0-6.3</text:p>
          </table:table-cell>
          <table:table-cell table:style-name="ce29" office:value-type="string" calcext:value-type="string">
            <text:p>6.3-20</text:p>
          </table:table-cell>
          <table:table-cell table:style-name="ce29" office:value-type="string" calcext:value-type="string">
            <text:p>20-63</text:p>
          </table:table-cell>
          <table:table-cell table:style-name="ce29" office:value-type="string" calcext:value-type="string">
            <text:p>63-200</text:p>
          </table:table-cell>
          <table:table-cell table:style-name="ce29" office:value-type="string" calcext:value-type="string">
            <text:p>200-630</text:p>
          </table:table-cell>
          <table:table-cell table:style-name="ce29" office:value-type="string" calcext:value-type="string">
            <text:p>&gt;630</text:p>
          </table:table-cell>
          <table:table-cell table:style-name="ce30" office:value-type="string" calcext:value-type="string">
            <text:p>[mm]</text:p>
          </table:table-cell>
          <table:table-cell table:style-name="ce16" table:number-columns-repeated="990"/>
          <table:table-cell/>
        </table:table-row>
        <table:table-row table:style-name="ro1">
          <table:table-cell table:style-name="ce31" office:value-type="string" calcext:value-type="string">
            <text:p>NAME</text:p>
          </table:table-cell>
          <table:table-cell table:style-name="ce32" office:value-type="string" calcext:value-type="string">
            <text:p>X</text:p>
          </table:table-cell>
          <table:table-cell table:style-name="ce32" office:value-type="string" calcext:value-type="string">
            <text:p>Y</text:p>
          </table:table-cell>
          <table:table-cell table:style-name="ce32" office:value-type="string" calcext:value-type="string">
            <text:p>DIP</text:p>
          </table:table-cell>
          <table:table-cell table:style-name="ce33" office:value-type="string" calcext:value-type="string">
            <text:p>FALL</text:p>
          </table:table-cell>
          <table:table-cell table:style-name="ce34" office:value-type="string" calcext:value-type="string">
            <text:p>COHESION</text:p>
          </table:table-cell>
          <table:table-cell table:style-name="ce34" office:value-type="string" calcext:value-type="string">
            <text:p>FRICTION_ANGLE</text:p>
          </table:table-cell>
          <table:table-cell table:style-name="ce35" office:value-type="string" calcext:value-type="string">
            <text:p>UNIT_WEIGHT</text:p>
          </table:table-cell>
          <table:table-cell table:style-name="ce36" office:value-type="string" calcext:value-type="string">
            <text:p>BULK_DENSITY</text:p>
          </table:table-cell>
          <table:table-cell table:style-name="ce37" office:value-type="string" calcext:value-type="string">
            <text:p>A</text:p>
          </table:table-cell>
          <table:table-cell table:style-name="ce38" office:value-type="string" calcext:value-type="string">
            <text:p>N</text:p>
          </table:table-cell>
          <table:table-cell table:style-name="ce37" office:value-type="string" calcext:value-type="string">
            <text:p>WATER_CONTENT</text:p>
          </table:table-cell>
          <table:table-cell table:style-name="ce37" office:value-type="string" calcext:value-type="string">
            <text:p>RESIDUAL_WATER</text:p>
          </table:table-cell>
          <table:table-cell table:style-name="ce39" office:value-type="string" calcext:value-type="string">
            <text:p>SATURATED_WATER</text:p>
          </table:table-cell>
          <table:table-cell table:style-name="ce38" office:value-type="string" calcext:value-type="string">
            <text:p>HYDRAULIC_CONDUCTIVITY</text:p>
          </table:table-cell>
          <table:table-cell table:style-name="ce40" office:value-type="string" calcext:value-type="string">
            <text:p>YOUNGS_MODULE</text:p>
          </table:table-cell>
          <table:table-cell table:style-name="ce41" office:value-type="string" calcext:value-type="string">
            <text:p>POISSON_RATIO</text:p>
          </table:table-cell>
          <table:table-cell table:style-name="ce42" office:value-type="string" calcext:value-type="string">
            <text:p>POROSITY</text:p>
          </table:table-cell>
          <table:table-cell table:style-name="ce43" office:value-type="string" calcext:value-type="string">
            <text:p>PARTICLE_DENSITY</text:p>
          </table:table-cell>
          <table:table-cell table:style-name="ce43" office:value-type="string" calcext:value-type="string">
            <text:p>CL</text:p>
          </table:table-cell>
          <table:table-cell table:style-name="ce43" office:value-type="string" calcext:value-type="string">
            <text:p>FSI</text:p>
          </table:table-cell>
          <table:table-cell table:style-name="ce43" office:value-type="string" calcext:value-type="string">
            <text:p>MSI</text:p>
          </table:table-cell>
          <table:table-cell table:style-name="ce43" office:value-type="string" calcext:value-type="string">
            <text:p>CSI</text:p>
          </table:table-cell>
          <table:table-cell table:style-name="ce43" office:value-type="string" calcext:value-type="string">
            <text:p>FSA</text:p>
          </table:table-cell>
          <table:table-cell table:style-name="ce43" office:value-type="string" calcext:value-type="string">
            <text:p>MSA</text:p>
          </table:table-cell>
          <table:table-cell table:style-name="ce43" office:value-type="string" calcext:value-type="string">
            <text:p>CSA</text:p>
          </table:table-cell>
          <table:table-cell table:style-name="ce43" office:value-type="string" calcext:value-type="string">
            <text:p>FGR</text:p>
          </table:table-cell>
          <table:table-cell table:style-name="ce43" office:value-type="string" calcext:value-type="string">
            <text:p>MGR</text:p>
          </table:table-cell>
          <table:table-cell table:style-name="ce43" office:value-type="string" calcext:value-type="string">
            <text:p>CGR</text:p>
          </table:table-cell>
          <table:table-cell table:style-name="ce43" office:value-type="string" calcext:value-type="string">
            <text:p>CO</text:p>
          </table:table-cell>
          <table:table-cell table:style-name="ce43" office:value-type="string" calcext:value-type="string">
            <text:p>BO</text:p>
          </table:table-cell>
          <table:table-cell table:style-name="ce43" office:value-type="string" calcext:value-type="string">
            <text:p>LBO</text:p>
          </table:table-cell>
          <table:table-cell table:style-name="ce44"/>
          <table:table-cell table:style-name="ce4" table:number-columns-repeated="990"/>
          <table:table-cell/>
        </table:table-row>
        <table:table-row table:style-name="ro4">
          <table:table-cell table:style-name="ce45" office:value-type="string" calcext:value-type="string">
            <text:p>18/74</text:p>
          </table:table-cell>
          <table:table-cell table:number-columns-repeated="3" table:style-name="ce46" office:value-type="float" office:value="0" calcext:value-type="float">
            <text:p>0.0000</text:p>
          </table:table-cell>
          <table:table-cell table:style-name="ce47" office:value-type="float" office:value="0" calcext:value-type="float">
            <text:p>0.0000</text:p>
          </table:table-cell>
          <table:table-cell table:number-columns-repeated="2" table:style-name="ce46" office:value-type="float" office:value="0" calcext:value-type="float">
            <text:p>0.0000</text:p>
          </table:table-cell>
          <table:table-cell table:style-name="ce48" table:formula="of:=[.I4]*9.81" office:value-type="float" office:value="0" calcext:value-type="float">
            <text:p>0.0000</text:p>
          </table:table-cell>
          <table:table-cell table:style-name="ce47" office:value-type="float" office:value="0" calcext:value-type="float">
            <text:p>0.0000</text:p>
          </table:table-cell>
          <table:table-cell table:style-name="ce46" office:value-type="float" office:value="0" calcext:value-type="float">
            <text:p>0.0000</text:p>
          </table:table-cell>
          <table:table-cell table:style-name="ce47" office:value-type="float" office:value="0" calcext:value-type="float">
            <text:p>0.0000</text:p>
          </table:table-cell>
          <table:table-cell table:number-columns-repeated="2" table:style-name="ce46" office:value-type="float" office:value="0" calcext:value-type="float">
            <text:p>0.0000</text:p>
          </table:table-cell>
          <table:table-cell table:style-name="ce48" table:formula="of:=[.R4]" office:value-type="float" office:value="1" calcext:value-type="float">
            <text:p>1.0000</text:p>
          </table:table-cell>
          <table:table-cell table:style-name="ce47" office:value-type="float" office:value="0" calcext:value-type="float">
            <text:p>0.0000</text:p>
          </table:table-cell>
          <table:table-cell table:style-name="ce46" office:value-type="float" office:value="0" calcext:value-type="float">
            <text:p>0.0000</text:p>
          </table:table-cell>
          <table:table-cell table:style-name="ce47" office:value-type="float" office:value="0" calcext:value-type="float">
            <text:p>0.0000</text:p>
          </table:table-cell>
          <table:table-cell table:style-name="ce48" table:formula="of:=1-[.I4]/[.S4]" office:value-type="float" office:value="1" calcext:value-type="float">
            <text:p>1.0000</text:p>
          </table:table-cell>
          <table:table-cell table:style-name="ce46" office:value-type="float" office:value="2650" calcext:value-type="float">
            <text:p>2,650.0000</text:p>
          </table:table-cell>
          <table:table-cell office:value-type="percentage" office:value="0.120844373520961" calcext:value-type="percentage">
            <text:p>12.08%</text:p>
          </table:table-cell>
          <table:table-cell office:value-type="percentage" office:value="0.11021814169107" calcext:value-type="percentage">
            <text:p>11.02%</text:p>
          </table:table-cell>
          <table:table-cell office:value-type="percentage" office:value="0.281560208567745" calcext:value-type="percentage">
            <text:p>28.16%</text:p>
          </table:table-cell>
          <table:table-cell office:value-type="percentage" office:value="0.294240171771148" calcext:value-type="percentage">
            <text:p>29.42%</text:p>
          </table:table-cell>
          <table:table-cell office:value-type="percentage" office:value="0.106997182885122" calcext:value-type="percentage">
            <text:p>10.70%</text:p>
          </table:table-cell>
          <table:table-cell office:value-type="percentage" office:value="0.0613989228828308" calcext:value-type="percentage">
            <text:p>6.14%</text:p>
          </table:table-cell>
          <table:table-cell office:value-type="percentage" office:value="0.019523558792119" calcext:value-type="percentage">
            <text:p>1.95%</text:p>
          </table:table-cell>
          <table:table-cell office:value-type="percentage" office:value="0.00521743988900488" calcext:value-type="percentage">
            <text:p>0.52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style-name="ce112" table:formula="of:=SUM([.T4:.AF4])" office:value-type="percentage" office:value="1" calcext:value-type="percentage">
            <text:p>100.00%</text:p>
          </table:table-cell>
          <table:table-cell table:style-name="ce51" table:number-columns-repeated="990"/>
          <table:table-cell/>
        </table:table-row>
        <table:table-row table:style-name="ro4">
          <table:table-cell table:style-name="ce47" office:value-type="string" calcext:value-type="string">
            <text:p>18/78</text:p>
          </table:table-cell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48"/>
          <table:table-cell table:style-name="ce47"/>
          <table:table-cell table:style-name="ce46"/>
          <table:table-cell table:style-name="ce47"/>
          <table:table-cell table:style-name="ce46" table:number-columns-repeated="2"/>
          <table:table-cell table:style-name="ce48"/>
          <table:table-cell table:style-name="ce47"/>
          <table:table-cell table:style-name="ce46"/>
          <table:table-cell table:style-name="ce47"/>
          <table:table-cell table:style-name="ce48"/>
          <table:table-cell table:style-name="ce46"/>
          <table:table-cell office:value-type="percentage" office:value="0.107372513282001" calcext:value-type="percentage">
            <text:p>10.74%</text:p>
          </table:table-cell>
          <table:table-cell office:value-type="percentage" office:value="0.0810509704706411" calcext:value-type="percentage">
            <text:p>8.11%</text:p>
          </table:table-cell>
          <table:table-cell office:value-type="percentage" office:value="0.260864049403646" calcext:value-type="percentage">
            <text:p>26.09%</text:p>
          </table:table-cell>
          <table:table-cell office:value-type="percentage" office:value="0.284879151765303" calcext:value-type="percentage">
            <text:p>28.49%</text:p>
          </table:table-cell>
          <table:table-cell office:value-type="percentage" office:value="0.114991326697007" calcext:value-type="percentage">
            <text:p>11.50%</text:p>
          </table:table-cell>
          <table:table-cell office:value-type="percentage" office:value="0.080427021131732" calcext:value-type="percentage">
            <text:p>8.04%</text:p>
          </table:table-cell>
          <table:table-cell office:value-type="percentage" office:value="0.0308119642706211" calcext:value-type="percentage">
            <text:p>3.08%</text:p>
          </table:table-cell>
          <table:table-cell office:value-type="percentage" office:value="0.0147404555005388" calcext:value-type="percentage">
            <text:p>1.47%</text:p>
          </table:table-cell>
          <table:table-cell office:value-type="percentage" office:value="0.0248625474785099" calcext:value-type="percentage">
            <text:p>2.49%</text:p>
          </table:table-cell>
          <table:table-cell table:number-columns-repeated="4" office:value-type="percentage" office:value="0" calcext:value-type="percentage">
            <text:p>0.00%</text:p>
          </table:table-cell>
          <table:table-cell table:style-name="ce112" table:formula="of:=SUM([.T5:.AF5])" office:value-type="percentage" office:value="1" calcext:value-type="percentage">
            <text:p>100.00%</text:p>
          </table:table-cell>
          <table:table-cell table:number-columns-repeated="10"/>
          <table:table-cell table:style-name="ce51"/>
          <table:table-cell table:style-name="ce49" table:number-columns-repeated="2"/>
          <table:table-cell table:style-name="ce51" table:number-columns-repeated="977"/>
          <table:table-cell/>
        </table:table-row>
        <table:table-row table:style-name="ro4">
          <table:table-cell table:style-name="ce47" office:value-type="string" calcext:value-type="string">
            <text:p>18/82</text:p>
          </table:table-cell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48"/>
          <table:table-cell table:style-name="ce47"/>
          <table:table-cell table:style-name="ce46"/>
          <table:table-cell table:style-name="ce47"/>
          <table:table-cell table:style-name="ce46" table:number-columns-repeated="2"/>
          <table:table-cell table:style-name="ce48"/>
          <table:table-cell table:style-name="ce47"/>
          <table:table-cell table:style-name="ce46"/>
          <table:table-cell table:style-name="ce47"/>
          <table:table-cell table:style-name="ce48"/>
          <table:table-cell table:style-name="ce46"/>
          <table:table-cell office:value-type="percentage" office:value="0.122436960045717" calcext:value-type="percentage">
            <text:p>12.24%</text:p>
          </table:table-cell>
          <table:table-cell office:value-type="percentage" office:value="0.0894008439174633" calcext:value-type="percentage">
            <text:p>8.94%</text:p>
          </table:table-cell>
          <table:table-cell office:value-type="percentage" office:value="0.106904021190448" calcext:value-type="percentage">
            <text:p>10.69%</text:p>
          </table:table-cell>
          <table:table-cell office:value-type="percentage" office:value="0.0603186416792634" calcext:value-type="percentage">
            <text:p>6.03%</text:p>
          </table:table-cell>
          <table:table-cell office:value-type="percentage" office:value="0.180708012521167" calcext:value-type="percentage">
            <text:p>18.07%</text:p>
          </table:table-cell>
          <table:table-cell office:value-type="percentage" office:value="0.149173143203264" calcext:value-type="percentage">
            <text:p>14.92%</text:p>
          </table:table-cell>
          <table:table-cell office:value-type="percentage" office:value="0.0822165931093337" calcext:value-type="percentage">
            <text:p>8.22%</text:p>
          </table:table-cell>
          <table:table-cell office:value-type="percentage" office:value="0.034358266586673" calcext:value-type="percentage">
            <text:p>3.44%</text:p>
          </table:table-cell>
          <table:table-cell office:value-type="percentage" office:value="0.17448351774667" calcext:value-type="percentage">
            <text:p>17.45%</text:p>
          </table:table-cell>
          <table:table-cell table:number-columns-repeated="4" office:value-type="percentage" office:value="0" calcext:value-type="percentage">
            <text:p>0.00%</text:p>
          </table:table-cell>
          <table:table-cell table:style-name="ce112" table:formula="of:=SUM([.T6:.AF6])" office:value-type="percentage" office:value="1" calcext:value-type="percentage">
            <text:p>100.00%</text:p>
          </table:table-cell>
          <table:table-cell table:number-columns-repeated="10"/>
          <table:table-cell table:style-name="ce51"/>
          <table:table-cell table:style-name="ce49" table:number-columns-repeated="2"/>
          <table:table-cell table:style-name="ce51" table:number-columns-repeated="977"/>
          <table:table-cell/>
        </table:table-row>
        <table:table-row table:style-name="ro4">
          <table:table-cell table:style-name="ce47" office:value-type="string" calcext:value-type="string">
            <text:p>18/84</text:p>
          </table:table-cell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48"/>
          <table:table-cell table:style-name="ce47"/>
          <table:table-cell table:style-name="ce46"/>
          <table:table-cell table:style-name="ce47"/>
          <table:table-cell table:style-name="ce46" table:number-columns-repeated="2"/>
          <table:table-cell table:style-name="ce48"/>
          <table:table-cell table:style-name="ce47"/>
          <table:table-cell table:style-name="ce46"/>
          <table:table-cell table:style-name="ce47"/>
          <table:table-cell table:style-name="ce48"/>
          <table:table-cell table:style-name="ce46"/>
          <table:table-cell office:value-type="percentage" office:value="0.165372363839034" calcext:value-type="percentage">
            <text:p>16.54%</text:p>
          </table:table-cell>
          <table:table-cell office:value-type="percentage" office:value="0.0924564749396954" calcext:value-type="percentage">
            <text:p>9.25%</text:p>
          </table:table-cell>
          <table:table-cell office:value-type="percentage" office:value="0.181675174492317" calcext:value-type="percentage">
            <text:p>18.17%</text:p>
          </table:table-cell>
          <table:table-cell office:value-type="percentage" office:value="0.113681891365522" calcext:value-type="percentage">
            <text:p>11.37%</text:p>
          </table:table-cell>
          <table:table-cell office:value-type="percentage" office:value="0.166121199588447" calcext:value-type="percentage">
            <text:p>16.61%</text:p>
          </table:table-cell>
          <table:table-cell office:value-type="percentage" office:value="0.124840384786324" calcext:value-type="percentage">
            <text:p>12.48%</text:p>
          </table:table-cell>
          <table:table-cell office:value-type="percentage" office:value="0.0855032708549586" calcext:value-type="percentage">
            <text:p>8.55%</text:p>
          </table:table-cell>
          <table:table-cell office:value-type="percentage" office:value="0.040314773479196" calcext:value-type="percentage">
            <text:p>4.03%</text:p>
          </table:table-cell>
          <table:table-cell office:value-type="percentage" office:value="0.0300344666545064" calcext:value-type="percentage">
            <text:p>3.00%</text:p>
          </table:table-cell>
          <table:table-cell table:number-columns-repeated="4" office:value-type="percentage" office:value="0" calcext:value-type="percentage">
            <text:p>0.00%</text:p>
          </table:table-cell>
          <table:table-cell table:style-name="ce112" table:formula="of:=SUM([.T7:.AF7])" office:value-type="percentage" office:value="1" calcext:value-type="percentage">
            <text:p>100.00%</text:p>
          </table:table-cell>
          <table:table-cell table:number-columns-repeated="10"/>
          <table:table-cell table:style-name="ce51" table:number-columns-repeated="980"/>
          <table:table-cell/>
        </table:table-row>
        <table:table-row table:style-name="ro4">
          <table:table-cell table:style-name="ce47" office:value-type="string" calcext:value-type="string">
            <text:p>18/95</text:p>
          </table:table-cell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48"/>
          <table:table-cell table:style-name="ce47"/>
          <table:table-cell table:style-name="ce46"/>
          <table:table-cell table:style-name="ce47"/>
          <table:table-cell table:style-name="ce46" table:number-columns-repeated="2"/>
          <table:table-cell table:style-name="ce48"/>
          <table:table-cell table:style-name="ce47"/>
          <table:table-cell table:style-name="ce46"/>
          <table:table-cell table:style-name="ce47"/>
          <table:table-cell table:style-name="ce48"/>
          <table:table-cell table:style-name="ce46"/>
          <table:table-cell office:value-type="percentage" office:value="0.155092951374592" calcext:value-type="percentage">
            <text:p>15.51%</text:p>
          </table:table-cell>
          <table:table-cell office:value-type="percentage" office:value="0.083214017565752" calcext:value-type="percentage">
            <text:p>8.32%</text:p>
          </table:table-cell>
          <table:table-cell office:value-type="percentage" office:value="0.18736237917317" calcext:value-type="percentage">
            <text:p>18.74%</text:p>
          </table:table-cell>
          <table:table-cell office:value-type="percentage" office:value="0.085569131270428" calcext:value-type="percentage">
            <text:p>8.56%</text:p>
          </table:table-cell>
          <table:table-cell office:value-type="percentage" office:value="0.0522427303393468" calcext:value-type="percentage">
            <text:p>5.22%</text:p>
          </table:table-cell>
          <table:table-cell office:value-type="percentage" office:value="0.0989716113869925" calcext:value-type="percentage">
            <text:p>9.90%</text:p>
          </table:table-cell>
          <table:table-cell office:value-type="percentage" office:value="0.122149045716956" calcext:value-type="percentage">
            <text:p>12.21%</text:p>
          </table:table-cell>
          <table:table-cell office:value-type="percentage" office:value="0.0614250293896799" calcext:value-type="percentage">
            <text:p>6.14%</text:p>
          </table:table-cell>
          <table:table-cell office:value-type="percentage" office:value="0.153973103783083" calcext:value-type="percentage">
            <text:p>15.40%</text:p>
          </table:table-cell>
          <table:table-cell table:number-columns-repeated="4" office:value-type="percentage" office:value="0" calcext:value-type="percentage">
            <text:p>0.00%</text:p>
          </table:table-cell>
          <table:table-cell table:style-name="ce112" table:formula="of:=SUM([.T8:.AF8])" office:value-type="percentage" office:value="1" calcext:value-type="percentage">
            <text:p>100.00%</text:p>
          </table:table-cell>
          <table:table-cell table:number-columns-repeated="10"/>
          <table:table-cell table:style-name="ce51" table:number-columns-repeated="980"/>
          <table:table-cell/>
        </table:table-row>
        <table:table-row table:style-name="ro4">
          <table:table-cell table:style-name="ce47" office:value-type="string" calcext:value-type="string">
            <text:p>18/96</text:p>
          </table:table-cell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48"/>
          <table:table-cell table:style-name="ce47"/>
          <table:table-cell table:style-name="ce46"/>
          <table:table-cell table:style-name="ce47"/>
          <table:table-cell table:style-name="ce46" table:number-columns-repeated="2"/>
          <table:table-cell table:style-name="ce48"/>
          <table:table-cell table:style-name="ce47"/>
          <table:table-cell table:style-name="ce46"/>
          <table:table-cell table:style-name="ce47"/>
          <table:table-cell table:style-name="ce48"/>
          <table:table-cell table:style-name="ce46"/>
          <table:table-cell office:value-type="percentage" office:value="0.194225883772364" calcext:value-type="percentage">
            <text:p>19.42%</text:p>
          </table:table-cell>
          <table:table-cell office:value-type="percentage" office:value="0.0797302547159058" calcext:value-type="percentage">
            <text:p>7.97%</text:p>
          </table:table-cell>
          <table:table-cell office:value-type="percentage" office:value="0.127779613518236" calcext:value-type="percentage">
            <text:p>12.78%</text:p>
          </table:table-cell>
          <table:table-cell office:value-type="percentage" office:value="0.0921386056154216" calcext:value-type="percentage">
            <text:p>9.21%</text:p>
          </table:table-cell>
          <table:table-cell office:value-type="percentage" office:value="0.0791149618187629" calcext:value-type="percentage">
            <text:p>7.91%</text:p>
          </table:table-cell>
          <table:table-cell office:value-type="percentage" office:value="0.0951860900948578" calcext:value-type="percentage">
            <text:p>9.52%</text:p>
          </table:table-cell>
          <table:table-cell office:value-type="percentage" office:value="0.0942974172925164" calcext:value-type="percentage">
            <text:p>9.43%</text:p>
          </table:table-cell>
          <table:table-cell office:value-type="percentage" office:value="0.0578086039081048" calcext:value-type="percentage">
            <text:p>5.78%</text:p>
          </table:table-cell>
          <table:table-cell office:value-type="percentage" office:value="0.17971856926383" calcext:value-type="percentage">
            <text:p>17.97%</text:p>
          </table:table-cell>
          <table:table-cell table:number-columns-repeated="4" office:value-type="percentage" office:value="0" calcext:value-type="percentage">
            <text:p>0.00%</text:p>
          </table:table-cell>
          <table:table-cell table:style-name="ce112" table:formula="of:=SUM([.T9:.AF9])" office:value-type="percentage" office:value="1" calcext:value-type="percentage">
            <text:p>100.00%</text:p>
          </table:table-cell>
          <table:table-cell table:number-columns-repeated="10"/>
          <table:table-cell table:style-name="ce51" table:number-columns-repeated="980"/>
          <table:table-cell/>
        </table:table-row>
        <table:table-row table:style-name="ro4">
          <table:table-cell table:style-name="ce47" office:value-type="string" calcext:value-type="string">
            <text:p>18/99</text:p>
          </table:table-cell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48"/>
          <table:table-cell table:style-name="ce47"/>
          <table:table-cell table:style-name="ce46"/>
          <table:table-cell table:style-name="ce47"/>
          <table:table-cell table:style-name="ce46" table:number-columns-repeated="2"/>
          <table:table-cell table:style-name="ce48"/>
          <table:table-cell table:style-name="ce47"/>
          <table:table-cell table:style-name="ce46"/>
          <table:table-cell table:style-name="ce47"/>
          <table:table-cell table:style-name="ce48"/>
          <table:table-cell table:style-name="ce46"/>
          <table:table-cell office:value-type="percentage" office:value="0.378491654584914" calcext:value-type="percentage">
            <text:p>37.85%</text:p>
          </table:table-cell>
          <table:table-cell office:value-type="percentage" office:value="0.15784972029687" calcext:value-type="percentage">
            <text:p>15.78%</text:p>
          </table:table-cell>
          <table:table-cell office:value-type="percentage" office:value="0.198012666881238" calcext:value-type="percentage">
            <text:p>19.80%</text:p>
          </table:table-cell>
          <table:table-cell office:value-type="percentage" office:value="0.137923917340246" calcext:value-type="percentage">
            <text:p>13.79%</text:p>
          </table:table-cell>
          <table:table-cell office:value-type="percentage" office:value="0.0946470797457144" calcext:value-type="percentage">
            <text:p>9.46%</text:p>
          </table:table-cell>
          <table:table-cell office:value-type="percentage" office:value="0.014869573750812" calcext:value-type="percentage">
            <text:p>1.49%</text:p>
          </table:table-cell>
          <table:table-cell office:value-type="percentage" office:value="0.00403707923085971" calcext:value-type="percentage">
            <text:p>0.40%</text:p>
          </table:table-cell>
          <table:table-cell office:value-type="percentage" office:value="0.0092682877952824" calcext:value-type="percentage">
            <text:p>0.93%</text:p>
          </table:table-cell>
          <table:table-cell office:value-type="percentage" office:value="0.00490002037406344" calcext:value-type="percentage">
            <text:p>0.49%</text:p>
          </table:table-cell>
          <table:table-cell table:number-columns-repeated="4" office:value-type="percentage" office:value="0" calcext:value-type="percentage">
            <text:p>0.00%</text:p>
          </table:table-cell>
          <table:table-cell table:style-name="ce112" table:formula="of:=SUM([.T10:.AF10])" office:value-type="percentage" office:value="1" calcext:value-type="percentage">
            <text:p>100.00%</text:p>
          </table:table-cell>
          <table:table-cell table:number-columns-repeated="10"/>
          <table:table-cell table:style-name="ce51" table:number-columns-repeated="980"/>
          <table:table-cell/>
        </table:table-row>
        <table:table-row table:style-name="ro4">
          <table:table-cell table:style-name="ce47" office:value-type="string" calcext:value-type="string">
            <text:p>18/100</text:p>
          </table:table-cell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48"/>
          <table:table-cell table:style-name="ce47"/>
          <table:table-cell table:style-name="ce46"/>
          <table:table-cell table:style-name="ce47"/>
          <table:table-cell table:style-name="ce46" table:number-columns-repeated="2"/>
          <table:table-cell table:style-name="ce48"/>
          <table:table-cell table:style-name="ce47"/>
          <table:table-cell table:style-name="ce46"/>
          <table:table-cell table:style-name="ce47"/>
          <table:table-cell table:style-name="ce48"/>
          <table:table-cell table:style-name="ce46"/>
          <table:table-cell office:value-type="percentage" office:value="0.388285335086401" calcext:value-type="percentage">
            <text:p>38.83%</text:p>
          </table:table-cell>
          <table:table-cell office:value-type="percentage" office:value="0.17406022353895" calcext:value-type="percentage">
            <text:p>17.41%</text:p>
          </table:table-cell>
          <table:table-cell office:value-type="percentage" office:value="0.206082231876746" calcext:value-type="percentage">
            <text:p>20.61%</text:p>
          </table:table-cell>
          <table:table-cell office:value-type="percentage" office:value="0.162012339213855" calcext:value-type="percentage">
            <text:p>16.20%</text:p>
          </table:table-cell>
          <table:table-cell office:value-type="percentage" office:value="0.0544166176007283" calcext:value-type="percentage">
            <text:p>5.44%</text:p>
          </table:table-cell>
          <table:table-cell office:value-type="percentage" office:value="0.00829140124150047" calcext:value-type="percentage">
            <text:p>0.83%</text:p>
          </table:table-cell>
          <table:table-cell office:value-type="percentage" office:value="0.0040219483634142" calcext:value-type="percentage">
            <text:p>0.40%</text:p>
          </table:table-cell>
          <table:table-cell office:value-type="percentage" office:value="0.00282990307840391" calcext:value-type="percentage">
            <text:p>0.28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style-name="ce112" table:formula="of:=SUM([.T11:.AF11])" office:value-type="percentage" office:value="1" calcext:value-type="percentage">
            <text:p>100.00%</text:p>
          </table:table-cell>
          <table:table-cell table:number-columns-repeated="10"/>
          <table:table-cell table:style-name="ce51" table:number-columns-repeated="980"/>
          <table:table-cell/>
        </table:table-row>
        <table:table-row table:style-name="ro4">
          <table:table-cell table:style-name="ce47" office:value-type="string" calcext:value-type="string">
            <text:p>18/102</text:p>
          </table:table-cell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48"/>
          <table:table-cell table:style-name="ce47"/>
          <table:table-cell table:style-name="ce46"/>
          <table:table-cell table:style-name="ce47"/>
          <table:table-cell table:style-name="ce46" table:number-columns-repeated="2"/>
          <table:table-cell table:style-name="ce48"/>
          <table:table-cell table:style-name="ce47"/>
          <table:table-cell table:style-name="ce46"/>
          <table:table-cell table:style-name="ce47"/>
          <table:table-cell table:style-name="ce48"/>
          <table:table-cell table:style-name="ce46"/>
          <table:table-cell office:value-type="percentage" office:value="0.366368784852478" calcext:value-type="percentage">
            <text:p>36.64%</text:p>
          </table:table-cell>
          <table:table-cell office:value-type="percentage" office:value="0.196405454887732" calcext:value-type="percentage">
            <text:p>19.64%</text:p>
          </table:table-cell>
          <table:table-cell office:value-type="percentage" office:value="0.197706153264492" calcext:value-type="percentage">
            <text:p>19.77%</text:p>
          </table:table-cell>
          <table:table-cell office:value-type="percentage" office:value="0.186325042467987" calcext:value-type="percentage">
            <text:p>18.63%</text:p>
          </table:table-cell>
          <table:table-cell office:value-type="percentage" office:value="0.0371331157578783" calcext:value-type="percentage">
            <text:p>3.71%</text:p>
          </table:table-cell>
          <table:table-cell office:value-type="percentage" office:value="0.00443400241628611" calcext:value-type="percentage">
            <text:p>0.44%</text:p>
          </table:table-cell>
          <table:table-cell office:value-type="percentage" office:value="0.00284570304328727" calcext:value-type="percentage">
            <text:p>0.28%</text:p>
          </table:table-cell>
          <table:table-cell office:value-type="percentage" office:value="0.00199312376624239" calcext:value-type="percentage">
            <text:p>0.20%</text:p>
          </table:table-cell>
          <table:table-cell office:value-type="percentage" office:value="0.00678861954361621" calcext:value-type="percentage">
            <text:p>0.68%</text:p>
          </table:table-cell>
          <table:table-cell table:number-columns-repeated="4" office:value-type="percentage" office:value="0" calcext:value-type="percentage">
            <text:p>0.00%</text:p>
          </table:table-cell>
          <table:table-cell table:style-name="ce112" table:formula="of:=SUM([.T12:.AF12])" office:value-type="percentage" office:value="1" calcext:value-type="percentage">
            <text:p>100.00%</text:p>
          </table:table-cell>
          <table:table-cell table:number-columns-repeated="10"/>
          <table:table-cell table:style-name="ce51" table:number-columns-repeated="980"/>
          <table:table-cell/>
        </table:table-row>
        <table:table-row table:style-name="ro4">
          <table:table-cell table:style-name="ce47" office:value-type="string" calcext:value-type="string">
            <text:p>18/103</text:p>
          </table:table-cell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48"/>
          <table:table-cell table:style-name="ce47"/>
          <table:table-cell table:style-name="ce46"/>
          <table:table-cell table:style-name="ce47"/>
          <table:table-cell table:style-name="ce46" table:number-columns-repeated="2"/>
          <table:table-cell table:style-name="ce48"/>
          <table:table-cell table:style-name="ce47"/>
          <table:table-cell table:style-name="ce46"/>
          <table:table-cell table:style-name="ce47"/>
          <table:table-cell table:style-name="ce48"/>
          <table:table-cell table:style-name="ce46"/>
          <table:table-cell office:value-type="percentage" office:value="0.356312835124492" calcext:value-type="percentage">
            <text:p>35.63%</text:p>
          </table:table-cell>
          <table:table-cell office:value-type="percentage" office:value="0.207613924995911" calcext:value-type="percentage">
            <text:p>20.76%</text:p>
          </table:table-cell>
          <table:table-cell office:value-type="percentage" office:value="0.212756065553096" calcext:value-type="percentage">
            <text:p>21.28%</text:p>
          </table:table-cell>
          <table:table-cell office:value-type="percentage" office:value="0.159406357272422" calcext:value-type="percentage">
            <text:p>15.94%</text:p>
          </table:table-cell>
          <table:table-cell office:value-type="percentage" office:value="0.045526554855036" calcext:value-type="percentage">
            <text:p>4.55%</text:p>
          </table:table-cell>
          <table:table-cell office:value-type="percentage" office:value="0.012224912349938" calcext:value-type="percentage">
            <text:p>1.22%</text:p>
          </table:table-cell>
          <table:table-cell office:value-type="percentage" office:value="0.00160818244960177" calcext:value-type="percentage">
            <text:p>0.1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455116739950236" calcext:value-type="percentage">
            <text:p>0.46%</text:p>
          </table:table-cell>
          <table:table-cell table:number-columns-repeated="4" office:value-type="percentage" office:value="0" calcext:value-type="percentage">
            <text:p>0.00%</text:p>
          </table:table-cell>
          <table:table-cell table:style-name="ce112" table:formula="of:=SUM([.T13:.AF13])" office:value-type="percentage" office:value="1" calcext:value-type="percentage">
            <text:p>100.00%</text:p>
          </table:table-cell>
          <table:table-cell table:number-columns-repeated="10"/>
          <table:table-cell table:style-name="ce51" table:number-columns-repeated="980"/>
          <table:table-cell/>
        </table:table-row>
        <table:table-row table:style-name="ro4">
          <table:table-cell table:style-name="ce47" office:value-type="string" calcext:value-type="string">
            <text:p>18/105</text:p>
          </table:table-cell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48"/>
          <table:table-cell table:style-name="ce47"/>
          <table:table-cell table:style-name="ce46"/>
          <table:table-cell table:style-name="ce47"/>
          <table:table-cell table:style-name="ce46" table:number-columns-repeated="2"/>
          <table:table-cell table:style-name="ce48"/>
          <table:table-cell table:style-name="ce47"/>
          <table:table-cell table:style-name="ce46"/>
          <table:table-cell table:style-name="ce47"/>
          <table:table-cell table:style-name="ce48"/>
          <table:table-cell table:style-name="ce46"/>
          <table:table-cell office:value-type="percentage" office:value="0.370909100846751" calcext:value-type="percentage">
            <text:p>37.09%</text:p>
          </table:table-cell>
          <table:table-cell office:value-type="percentage" office:value="0.182085761856747" calcext:value-type="percentage">
            <text:p>18.21%</text:p>
          </table:table-cell>
          <table:table-cell office:value-type="percentage" office:value="0.174317597955048" calcext:value-type="percentage">
            <text:p>17.43%</text:p>
          </table:table-cell>
          <table:table-cell office:value-type="percentage" office:value="0.185193027417447" calcext:value-type="percentage">
            <text:p>18.52%</text:p>
          </table:table-cell>
          <table:table-cell office:value-type="percentage" office:value="0.0513308254486271" calcext:value-type="percentage">
            <text:p>5.13%</text:p>
          </table:table-cell>
          <table:table-cell office:value-type="percentage" office:value="0.0209714735146364" calcext:value-type="percentage">
            <text:p>2.10%</text:p>
          </table:table-cell>
          <table:table-cell office:value-type="percentage" office:value="0.0103871674328568" calcext:value-type="percentage">
            <text:p>1.04%</text:p>
          </table:table-cell>
          <table:table-cell office:value-type="percentage" office:value="0.00319140053446482" calcext:value-type="percentage">
            <text:p>0.32%</text:p>
          </table:table-cell>
          <table:table-cell office:value-type="percentage" office:value="0.00161364499342102" calcext:value-type="percentage">
            <text:p>0.16%</text:p>
          </table:table-cell>
          <table:table-cell table:number-columns-repeated="4" office:value-type="percentage" office:value="0" calcext:value-type="percentage">
            <text:p>0.00%</text:p>
          </table:table-cell>
          <table:table-cell table:style-name="ce112" table:formula="of:=SUM([.T14:.AF14])" office:value-type="percentage" office:value="1" calcext:value-type="percentage">
            <text:p>100.00%</text:p>
          </table:table-cell>
          <table:table-cell table:number-columns-repeated="10"/>
          <table:table-cell table:style-name="ce51" table:number-columns-repeated="980"/>
          <table:table-cell/>
        </table:table-row>
        <table:table-row table:style-name="ro4">
          <table:table-cell table:style-name="ce47" office:value-type="string" calcext:value-type="string">
            <text:p>18/106</text:p>
          </table:table-cell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48"/>
          <table:table-cell table:style-name="ce47"/>
          <table:table-cell table:style-name="ce46"/>
          <table:table-cell table:style-name="ce47"/>
          <table:table-cell table:style-name="ce46" table:number-columns-repeated="2"/>
          <table:table-cell table:style-name="ce48"/>
          <table:table-cell table:style-name="ce47"/>
          <table:table-cell table:style-name="ce46"/>
          <table:table-cell table:style-name="ce47"/>
          <table:table-cell table:style-name="ce48"/>
          <table:table-cell table:style-name="ce46"/>
          <table:table-cell office:value-type="percentage" office:value="0.334323902216232" calcext:value-type="percentage">
            <text:p>33.43%</text:p>
          </table:table-cell>
          <table:table-cell office:value-type="percentage" office:value="0.147485631874142" calcext:value-type="percentage">
            <text:p>14.75%</text:p>
          </table:table-cell>
          <table:table-cell office:value-type="percentage" office:value="0.200813769952895" calcext:value-type="percentage">
            <text:p>20.08%</text:p>
          </table:table-cell>
          <table:table-cell office:value-type="percentage" office:value="0.148318884031611" calcext:value-type="percentage">
            <text:p>14.83%</text:p>
          </table:table-cell>
          <table:table-cell office:value-type="percentage" office:value="0.0590726139497519" calcext:value-type="percentage">
            <text:p>5.91%</text:p>
          </table:table-cell>
          <table:table-cell office:value-type="percentage" office:value="0.0192814851144874" calcext:value-type="percentage">
            <text:p>1.93%</text:p>
          </table:table-cell>
          <table:table-cell office:value-type="percentage" office:value="0.0138303969161341" calcext:value-type="percentage">
            <text:p>1.38%</text:p>
          </table:table-cell>
          <table:table-cell office:value-type="percentage" office:value="0.0111590297339149" calcext:value-type="percentage">
            <text:p>1.12%</text:p>
          </table:table-cell>
          <table:table-cell office:value-type="percentage" office:value="0.0657142862108324" calcext:value-type="percentage">
            <text:p>6.57%</text:p>
          </table:table-cell>
          <table:table-cell table:number-columns-repeated="4" office:value-type="percentage" office:value="0" calcext:value-type="percentage">
            <text:p>0.00%</text:p>
          </table:table-cell>
          <table:table-cell table:style-name="ce112" table:formula="of:=SUM([.T15:.AF15])" office:value-type="percentage" office:value="1" calcext:value-type="percentage">
            <text:p>100.00%</text:p>
          </table:table-cell>
          <table:table-cell table:number-columns-repeated="10"/>
          <table:table-cell table:style-name="ce51" table:number-columns-repeated="980"/>
          <table:table-cell/>
        </table:table-row>
        <table:table-row table:style-name="ro4">
          <table:table-cell table:style-name="ce47" office:value-type="string" calcext:value-type="string">
            <text:p>18/135</text:p>
          </table:table-cell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48"/>
          <table:table-cell table:style-name="ce47"/>
          <table:table-cell table:style-name="ce46"/>
          <table:table-cell table:style-name="ce47"/>
          <table:table-cell table:style-name="ce46" table:number-columns-repeated="2"/>
          <table:table-cell table:style-name="ce48"/>
          <table:table-cell table:style-name="ce47"/>
          <table:table-cell table:style-name="ce46"/>
          <table:table-cell table:style-name="ce47"/>
          <table:table-cell table:style-name="ce48"/>
          <table:table-cell table:style-name="ce46"/>
          <table:table-cell office:value-type="percentage" office:value="0.436313208164118" calcext:value-type="percentage">
            <text:p>43.63%</text:p>
          </table:table-cell>
          <table:table-cell office:value-type="percentage" office:value="0.162197797083319" calcext:value-type="percentage">
            <text:p>16.22%</text:p>
          </table:table-cell>
          <table:table-cell office:value-type="percentage" office:value="0.215805543576927" calcext:value-type="percentage">
            <text:p>21.58%</text:p>
          </table:table-cell>
          <table:table-cell office:value-type="percentage" office:value="0.135393923836491" calcext:value-type="percentage">
            <text:p>13.54%</text:p>
          </table:table-cell>
          <table:table-cell office:value-type="percentage" office:value="0.0360960746664347" calcext:value-type="percentage">
            <text:p>3.61%</text:p>
          </table:table-cell>
          <table:table-cell office:value-type="percentage" office:value="0.0134668254027759" calcext:value-type="percentage">
            <text:p>1.35%</text:p>
          </table:table-cell>
          <table:table-cell office:value-type="percentage" office:value="0.000726627269934491" calcext:value-type="percentage">
            <text:p>0.07%</text:p>
          </table:table-cell>
          <table:table-cell table:number-columns-repeated="6" office:value-type="percentage" office:value="0" calcext:value-type="percentage">
            <text:p>0.00%</text:p>
          </table:table-cell>
          <table:table-cell table:style-name="ce112" table:formula="of:=SUM([.T16:.AF16])" office:value-type="percentage" office:value="1" calcext:value-type="percentage">
            <text:p>100.00%</text:p>
          </table:table-cell>
          <table:table-cell table:number-columns-repeated="10"/>
          <table:table-cell table:style-name="ce51" table:number-columns-repeated="980"/>
          <table:table-cell/>
        </table:table-row>
        <table:table-row table:style-name="ro4">
          <table:table-cell table:style-name="ce47" office:value-type="string" calcext:value-type="string">
            <text:p>18/136</text:p>
          </table:table-cell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48"/>
          <table:table-cell table:style-name="ce47"/>
          <table:table-cell table:style-name="ce46"/>
          <table:table-cell table:style-name="ce47"/>
          <table:table-cell table:style-name="ce46" table:number-columns-repeated="2"/>
          <table:table-cell table:style-name="ce48"/>
          <table:table-cell table:style-name="ce47"/>
          <table:table-cell table:style-name="ce46"/>
          <table:table-cell table:style-name="ce47"/>
          <table:table-cell table:style-name="ce48"/>
          <table:table-cell table:style-name="ce46"/>
          <table:table-cell office:value-type="percentage" office:value="0.516171739295154" calcext:value-type="percentage">
            <text:p>51.62%</text:p>
          </table:table-cell>
          <table:table-cell office:value-type="percentage" office:value="0.154942395657641" calcext:value-type="percentage">
            <text:p>15.49%</text:p>
          </table:table-cell>
          <table:table-cell office:value-type="percentage" office:value="0.191598747711799" calcext:value-type="percentage">
            <text:p>19.16%</text:p>
          </table:table-cell>
          <table:table-cell office:value-type="percentage" office:value="0.0976475932872096" calcext:value-type="percentage">
            <text:p>9.76%</text:p>
          </table:table-cell>
          <table:table-cell office:value-type="percentage" office:value="0.0259015898821385" calcext:value-type="percentage">
            <text:p>2.59%</text:p>
          </table:table-cell>
          <table:table-cell office:value-type="percentage" office:value="0.0124731292575275" calcext:value-type="percentage">
            <text:p>1.25%</text:p>
          </table:table-cell>
          <table:table-cell office:value-type="percentage" office:value="0.0012648049085303" calcext:value-type="percentage">
            <text:p>0.13%</text:p>
          </table:table-cell>
          <table:table-cell table:number-columns-repeated="6" office:value-type="percentage" office:value="0" calcext:value-type="percentage">
            <text:p>0.00%</text:p>
          </table:table-cell>
          <table:table-cell table:style-name="ce112" table:formula="of:=SUM([.T17:.AF17])" office:value-type="percentage" office:value="1" calcext:value-type="percentage">
            <text:p>100.00%</text:p>
          </table:table-cell>
          <table:table-cell table:number-columns-repeated="10"/>
          <table:table-cell table:style-name="ce51" table:number-columns-repeated="980"/>
          <table:table-cell/>
        </table:table-row>
        <table:table-row table:style-name="ro4">
          <table:table-cell table:style-name="ce47" office:value-type="string" calcext:value-type="string">
            <text:p>18/139</text:p>
          </table:table-cell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48"/>
          <table:table-cell table:style-name="ce47"/>
          <table:table-cell table:style-name="ce46"/>
          <table:table-cell table:style-name="ce47"/>
          <table:table-cell table:style-name="ce46" table:number-columns-repeated="2"/>
          <table:table-cell table:style-name="ce48"/>
          <table:table-cell table:style-name="ce47"/>
          <table:table-cell table:style-name="ce46"/>
          <table:table-cell table:style-name="ce47"/>
          <table:table-cell table:style-name="ce48"/>
          <table:table-cell table:style-name="ce46"/>
          <table:table-cell office:value-type="percentage" office:value="0.262182676191888" calcext:value-type="percentage">
            <text:p>26.22%</text:p>
          </table:table-cell>
          <table:table-cell office:value-type="percentage" office:value="0.139132515121516" calcext:value-type="percentage">
            <text:p>13.91%</text:p>
          </table:table-cell>
          <table:table-cell office:value-type="percentage" office:value="0.300566175011296" calcext:value-type="percentage">
            <text:p>30.06%</text:p>
          </table:table-cell>
          <table:table-cell office:value-type="percentage" office:value="0.230001358729572" calcext:value-type="percentage">
            <text:p>23.00%</text:p>
          </table:table-cell>
          <table:table-cell office:value-type="percentage" office:value="0.0239641852753419" calcext:value-type="percentage">
            <text:p>2.40%</text:p>
          </table:table-cell>
          <table:table-cell office:value-type="percentage" office:value="0.0326134127608744" calcext:value-type="percentage">
            <text:p>3.26%</text:p>
          </table:table-cell>
          <table:table-cell office:value-type="percentage" office:value="0.0115396769095108" calcext:value-type="percentage">
            <text:p>1.15%</text:p>
          </table:table-cell>
          <table:table-cell table:number-columns-repeated="6" office:value-type="percentage" office:value="0" calcext:value-type="percentage">
            <text:p>0.00%</text:p>
          </table:table-cell>
          <table:table-cell table:style-name="ce112" table:formula="of:=SUM([.T18:.AF18])" office:value-type="percentage" office:value="1" calcext:value-type="percentage">
            <text:p>100.00%</text:p>
          </table:table-cell>
          <table:table-cell table:number-columns-repeated="10"/>
          <table:table-cell table:style-name="ce51" table:number-columns-repeated="980"/>
          <table:table-cell/>
        </table:table-row>
        <table:table-row table:style-name="ro4">
          <table:table-cell table:style-name="ce47" office:value-type="string" calcext:value-type="string">
            <text:p>18/140</text:p>
          </table:table-cell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48"/>
          <table:table-cell table:style-name="ce47"/>
          <table:table-cell table:style-name="ce46"/>
          <table:table-cell table:style-name="ce47"/>
          <table:table-cell table:style-name="ce46" table:number-columns-repeated="2"/>
          <table:table-cell table:style-name="ce48"/>
          <table:table-cell table:style-name="ce47"/>
          <table:table-cell table:style-name="ce46"/>
          <table:table-cell table:style-name="ce47"/>
          <table:table-cell table:style-name="ce48"/>
          <table:table-cell table:style-name="ce46"/>
          <table:table-cell office:value-type="percentage" office:value="0.358080484485982" calcext:value-type="percentage">
            <text:p>35.81%</text:p>
          </table:table-cell>
          <table:table-cell office:value-type="percentage" office:value="0.14290929551636" calcext:value-type="percentage">
            <text:p>14.29%</text:p>
          </table:table-cell>
          <table:table-cell office:value-type="percentage" office:value="0.164009996867753" calcext:value-type="percentage">
            <text:p>16.40%</text:p>
          </table:table-cell>
          <table:table-cell office:value-type="percentage" office:value="0.196140610289225" calcext:value-type="percentage">
            <text:p>19.61%</text:p>
          </table:table-cell>
          <table:table-cell office:value-type="percentage" office:value="0.104553617913651" calcext:value-type="percentage">
            <text:p>10.46%</text:p>
          </table:table-cell>
          <table:table-cell office:value-type="percentage" office:value="0.0279679165383318" calcext:value-type="percentage">
            <text:p>2.80%</text:p>
          </table:table-cell>
          <table:table-cell office:value-type="percentage" office:value="0.00633807838869668" calcext:value-type="percentage">
            <text:p>0.63%</text:p>
          </table:table-cell>
          <table:table-cell table:number-columns-repeated="6" office:value-type="percentage" office:value="0" calcext:value-type="percentage">
            <text:p>0.00%</text:p>
          </table:table-cell>
          <table:table-cell table:style-name="ce112" table:formula="of:=SUM([.T19:.AF19])" office:value-type="percentage" office:value="1" calcext:value-type="percentage">
            <text:p>100.00%</text:p>
          </table:table-cell>
          <table:table-cell table:number-columns-repeated="10"/>
          <table:table-cell table:style-name="ce51" table:number-columns-repeated="980"/>
          <table:table-cell/>
        </table:table-row>
        <table:table-row table:style-name="ro4">
          <table:table-cell table:style-name="ce47" office:value-type="string" calcext:value-type="string">
            <text:p>18/141</text:p>
          </table:table-cell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48"/>
          <table:table-cell table:style-name="ce47"/>
          <table:table-cell table:style-name="ce46"/>
          <table:table-cell table:style-name="ce47"/>
          <table:table-cell table:style-name="ce46" table:number-columns-repeated="2"/>
          <table:table-cell table:style-name="ce48"/>
          <table:table-cell table:style-name="ce47"/>
          <table:table-cell table:style-name="ce46"/>
          <table:table-cell table:style-name="ce47"/>
          <table:table-cell table:style-name="ce48"/>
          <table:table-cell table:style-name="ce46"/>
          <table:table-cell office:value-type="percentage" office:value="0.420506777527766" calcext:value-type="percentage">
            <text:p>42.05%</text:p>
          </table:table-cell>
          <table:table-cell office:value-type="percentage" office:value="0.0895051787878302" calcext:value-type="percentage">
            <text:p>8.95%</text:p>
          </table:table-cell>
          <table:table-cell office:value-type="percentage" office:value="0.165390004281803" calcext:value-type="percentage">
            <text:p>16.54%</text:p>
          </table:table-cell>
          <table:table-cell office:value-type="percentage" office:value="0.290567536934326" calcext:value-type="percentage">
            <text:p>29.06%</text:p>
          </table:table-cell>
          <table:table-cell office:value-type="percentage" office:value="0.0203187928089433" calcext:value-type="percentage">
            <text:p>2.03%</text:p>
          </table:table-cell>
          <table:table-cell office:value-type="percentage" office:value="0.0122410300213774" calcext:value-type="percentage">
            <text:p>1.22%</text:p>
          </table:table-cell>
          <table:table-cell office:value-type="percentage" office:value="0.00147067963795374" calcext:value-type="percentage">
            <text:p>0.15%</text:p>
          </table:table-cell>
          <table:table-cell table:number-columns-repeated="6" office:value-type="percentage" office:value="0" calcext:value-type="percentage">
            <text:p>0.00%</text:p>
          </table:table-cell>
          <table:table-cell table:style-name="ce112" table:formula="of:=SUM([.T20:.AF20])" office:value-type="percentage" office:value="1" calcext:value-type="percentage">
            <text:p>100.00%</text:p>
          </table:table-cell>
          <table:table-cell table:number-columns-repeated="10"/>
          <table:table-cell table:style-name="ce51" table:number-columns-repeated="980"/>
          <table:table-cell/>
        </table:table-row>
        <table:table-row table:style-name="ro4">
          <table:table-cell table:style-name="ce47" office:value-type="string" calcext:value-type="string">
            <text:p>18/143</text:p>
          </table:table-cell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48"/>
          <table:table-cell table:style-name="ce47"/>
          <table:table-cell table:style-name="ce46"/>
          <table:table-cell table:style-name="ce47"/>
          <table:table-cell table:style-name="ce46" table:number-columns-repeated="2"/>
          <table:table-cell table:style-name="ce48"/>
          <table:table-cell table:style-name="ce47"/>
          <table:table-cell table:style-name="ce46"/>
          <table:table-cell table:style-name="ce47"/>
          <table:table-cell table:style-name="ce48"/>
          <table:table-cell table:style-name="ce46"/>
          <table:table-cell office:value-type="percentage" office:value="0.127970251981629" calcext:value-type="percentage">
            <text:p>12.80%</text:p>
          </table:table-cell>
          <table:table-cell office:value-type="percentage" office:value="0.0508097553094285" calcext:value-type="percentage">
            <text:p>5.08%</text:p>
          </table:table-cell>
          <table:table-cell office:value-type="percentage" office:value="0.0938940507472552" calcext:value-type="percentage">
            <text:p>9.39%</text:p>
          </table:table-cell>
          <table:table-cell office:value-type="percentage" office:value="0.152132132856301" calcext:value-type="percentage">
            <text:p>15.21%</text:p>
          </table:table-cell>
          <table:table-cell office:value-type="percentage" office:value="0.0853016676223386" calcext:value-type="percentage">
            <text:p>8.53%</text:p>
          </table:table-cell>
          <table:table-cell office:value-type="percentage" office:value="0.0551754184344724" calcext:value-type="percentage">
            <text:p>5.52%</text:p>
          </table:table-cell>
          <table:table-cell office:value-type="percentage" office:value="0.0756653026477371" calcext:value-type="percentage">
            <text:p>7.57%</text:p>
          </table:table-cell>
          <table:table-cell office:value-type="percentage" office:value="0.0889945531028154" calcext:value-type="percentage">
            <text:p>8.90%</text:p>
          </table:table-cell>
          <table:table-cell office:value-type="percentage" office:value="0.270056867298022" calcext:value-type="percentage">
            <text:p>27.01%</text:p>
          </table:table-cell>
          <table:table-cell table:number-columns-repeated="4" office:value-type="percentage" office:value="0" calcext:value-type="percentage">
            <text:p>0.00%</text:p>
          </table:table-cell>
          <table:table-cell table:style-name="ce112" table:formula="of:=SUM([.T21:.AF21])" office:value-type="percentage" office:value="1" calcext:value-type="percentage">
            <text:p>100.00%</text:p>
          </table:table-cell>
          <table:table-cell table:number-columns-repeated="10"/>
          <table:table-cell table:style-name="ce51" table:number-columns-repeated="980"/>
          <table:table-cell/>
        </table:table-row>
        <table:table-row table:style-name="ro4">
          <table:table-cell table:style-name="ce47"/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48"/>
          <table:table-cell table:style-name="ce47"/>
          <table:table-cell table:style-name="ce46"/>
          <table:table-cell table:style-name="ce47"/>
          <table:table-cell table:style-name="ce46" table:number-columns-repeated="2"/>
          <table:table-cell table:style-name="ce48"/>
          <table:table-cell table:style-name="ce47"/>
          <table:table-cell table:style-name="ce46"/>
          <table:table-cell table:style-name="ce47"/>
          <table:table-cell table:style-name="ce48"/>
          <table:table-cell table:style-name="ce46"/>
          <table:table-cell table:number-columns-repeated="13"/>
          <table:table-cell table:style-name="ce50"/>
          <table:table-cell table:number-columns-repeated="10"/>
          <table:table-cell table:style-name="ce51" table:number-columns-repeated="980"/>
          <table:table-cell/>
        </table:table-row>
        <table:table-row table:style-name="ro4" table:number-rows-repeated="19">
          <table:table-cell table:style-name="ce47"/>
          <table:table-cell table:style-name="ce46" table:number-columns-repeated="3"/>
          <table:table-cell table:style-name="ce47"/>
          <table:table-cell table:style-name="ce46" table:number-columns-repeated="2"/>
          <table:table-cell table:style-name="ce48"/>
          <table:table-cell table:style-name="ce47"/>
          <table:table-cell table:style-name="ce46"/>
          <table:table-cell table:style-name="ce47"/>
          <table:table-cell table:style-name="ce46" table:number-columns-repeated="2"/>
          <table:table-cell table:style-name="ce48"/>
          <table:table-cell table:style-name="ce47"/>
          <table:table-cell table:style-name="ce46"/>
          <table:table-cell table:style-name="ce47"/>
          <table:table-cell table:style-name="ce48"/>
          <table:table-cell table:style-name="ce46"/>
          <table:table-cell table:number-columns-repeated="13"/>
          <table:table-cell table:style-name="ce50"/>
          <table:table-cell table:style-name="ce51" table:number-columns-repeated="990"/>
          <table:table-cell/>
        </table:table-row>
        <table:table-row table:style-name="ro4" table:number-rows-repeated="8">
          <table:table-cell table:number-columns-repeated="33"/>
          <table:table-cell table:style-name="ce51" table:number-columns-repeated="11"/>
          <table:table-cell table:number-columns-repeated="980"/>
        </table:table-row>
        <table:table-row table:style-name="ro4" table:number-rows-repeated="10">
          <table:table-cell table:number-columns-repeated="43"/>
          <table:table-cell table:style-name="ce51"/>
          <table:table-cell table:number-columns-repeated="980"/>
        </table:table-row>
        <table:table-row table:style-name="ro4" table:number-rows-repeated="2">
          <table:table-cell table:number-columns-repeated="1024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s" table:style-name="ta2">
        <table:shapes>
          <draw:frame draw:z-index="0" draw:style-name="gr1" draw:text-style-name="P1" svg:width="1040.17pt" svg:height="476.79pt" svg:x="11.96pt" svg:y="295.63pt">
            <draw:object draw:notify-on-update-of-ranges="Results.B2:Results.B19 Results.C1:Results.C1 Results.C2:Results.C19 Results.D1:Results.D1 Results.D2:Results.D19 Results.G1:Results.G1 Results.G2:Results.G19 Results.H1:Results.H1 Results.H2:Results.H19 Results.I1:Results.I1 Results.I2:Results.I19 Results.J1:Results.J1 Results.J2:Results.J19 Results.K1:Results.K1 Results.K2:Results.K19 Results.N1:Results.N1 Results.N2:Results.N19 Results.P1:Results.P1 Results.P2:Results.P19 Results.Q1:Results.Q1 Results.Q2:Results.Q19 Results.R1:Results.R1 Results.R2:Results.R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29.69pt" svg:height="567.72pt" svg:x="17.97pt" svg:y="793.59pt">
            <draw:object draw:notify-on-update-of-ranges="Results.B2:Results.B2 Results.B3:Results.B3 Results.B4:Results.B4 Results.B5:Results.B5 Results.B6:Results.B6 Results.B7:Results.B7 Results.B8:Results.B8 Results.B9:Results.B9 Results.B10:Results.B10 Results.B11:Results.B11 Results.B12:Results.B12 Results.B13:Results.B13 Results.B14:Results.B14 Results.B15:Results.B15 Results.B16:Results.B16 Results.B17:Results.B17 Results.B18:Results.B18 Results.B19:Results.B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18" table:default-cell-style-name="Default"/>
        <table:table-column table:style-name="co27" table:number-columns-repeated="2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27" table:number-columns-repeated="2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31" table:default-cell-style-name="ce120"/>
        <table:table-column table:style-name="co31" table:default-cell-style-name="Default"/>
        <table:table-column table:style-name="co32" table:number-columns-repeated="2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1" table:number-columns-repeated="3" table:default-cell-style-name="Default"/>
        <table:table-column table:style-name="co32" table:default-cell-style-name="Default"/>
        <table:table-column table:style-name="co23" table:number-columns-repeated="988" table:default-cell-style-name="Default"/>
        <table:table-row table:style-name="ro4">
          <table:table-cell table:style-name="ce116" office:value-type="string" calcext:value-type="string">
            <text:p>grade</text:p>
          </table:table-cell>
          <table:table-cell table:style-name="ce116" office:value-type="string" calcext:value-type="string">
            <text:p>sample</text:p>
          </table:table-cell>
          <table:table-cell table:style-name="ce116" office:value-type="string" calcext:value-type="string">
            <text:p>alyamani</text:p>
          </table:table-cell>
          <table:table-cell table:style-name="ce116" office:value-type="string" calcext:value-type="string">
            <text:p>barr</text:p>
          </table:table-cell>
          <table:table-cell table:style-name="ce116" office:value-type="string" calcext:value-type="string">
            <text:p>beyer</text:p>
          </table:table-cell>
          <table:table-cell table:style-name="ce116" office:value-type="string" calcext:value-type="string">
            <text:p>chapuis</text:p>
          </table:table-cell>
          <table:table-cell table:style-name="ce116" office:value-type="string" calcext:value-type="string">
            <text:p>harleman</text:p>
          </table:table-cell>
          <table:table-cell table:style-name="ce116" office:value-type="string" calcext:value-type="string">
            <text:p>hazen</text:p>
          </table:table-cell>
          <table:table-cell table:style-name="ce116" office:value-type="string" calcext:value-type="string">
            <text:p>kozeny</text:p>
          </table:table-cell>
          <table:table-cell table:style-name="ce116" office:value-type="string" calcext:value-type="string">
            <text:p>kozeneycarman</text:p>
          </table:table-cell>
          <table:table-cell table:style-name="ce116" office:value-type="string" calcext:value-type="string">
            <text:p>kruger</text:p>
          </table:table-cell>
          <table:table-cell table:style-name="ce116" office:value-type="string" calcext:value-type="string">
            <text:p>navfac</text:p>
          </table:table-cell>
          <table:table-cell table:style-name="ce116" office:value-type="string" calcext:value-type="string">
            <text:p>pavchich</text:p>
          </table:table-cell>
          <table:table-cell table:style-name="ce116" office:value-type="string" calcext:value-type="string">
            <text:p>sauerbrei</text:p>
          </table:table-cell>
          <table:table-cell table:style-name="ce116" office:value-type="string" calcext:value-type="string">
            <text:p>slichter</text:p>
          </table:table-cell>
          <table:table-cell table:style-name="ce116" office:value-type="string" calcext:value-type="string">
            <text:p>terzaghi</text:p>
          </table:table-cell>
          <table:table-cell table:style-name="ce116" office:value-type="string" calcext:value-type="string">
            <text:p>vukovic</text:p>
          </table:table-cell>
          <table:table-cell table:style-name="ce116" office:value-type="string" calcext:value-type="string">
            <text:p>zamarin</text:p>
          </table:table-cell>
          <table:table-cell table:style-name="ce116" office:value-type="string" calcext:value-type="string">
            <text:p>zunker</text:p>
          </table:table-cell>
          <table:table-cell table:number-columns-repeated="21"/>
          <table:table-cell table:style-name="ce116" table:number-columns-repeated="984"/>
        </table:table-row>
        <table:table-row table:style-name="ro5">
          <table:table-cell office:value-type="string" calcext:value-type="string">
            <text:p>(s)cSI</text:p>
          </table:table-cell>
          <table:table-cell office:value-type="string" calcext:value-type="string">
            <text:p>18_100</text:p>
          </table:table-cell>
          <table:table-cell table:style-name="ce125" office:value-type="float" office:value="0.00000000885884873728" calcext:value-type="float">
            <text:p>8.86E-09</text:p>
          </table:table-cell>
          <table:table-cell table:style-name="ce125" office:value-type="float" office:value="0.00000153785066739" calcext:value-type="float">
            <text:p>1.54E-06</text:p>
          </table:table-cell>
          <table:table-cell table:number-columns-repeated="2" table:style-name="ce125" office:value-type="float" office:value="-999" calcext:value-type="float">
            <text:p>-9.99E+02</text:p>
          </table:table-cell>
          <table:table-cell table:style-name="ce125" office:value-type="float" office:value="0.00337167944483" calcext:value-type="float">
            <text:p>3.37E-03</text:p>
          </table:table-cell>
          <table:table-cell table:style-name="ce125" office:value-type="float" office:value="0.00000000000383126979613" calcext:value-type="float">
            <text:p>3.83E-12</text:p>
          </table:table-cell>
          <table:table-cell table:style-name="ce125" office:value-type="float" office:value="0.0000013993651704" calcext:value-type="float">
            <text:p>1.40E-06</text:p>
          </table:table-cell>
          <table:table-cell table:style-name="ce125" office:value-type="float" office:value="0.00000936577623564" calcext:value-type="float">
            <text:p>9.37E-06</text:p>
          </table:table-cell>
          <table:table-cell table:style-name="ce125" office:value-type="float" office:value="0.00544498173336" calcext:value-type="float">
            <text:p>5.44E-03</text:p>
          </table:table-cell>
          <table:table-cell table:number-columns-repeated="2" table:style-name="ce125" office:value-type="float" office:value="-999" calcext:value-type="float">
            <text:p>-9.99E+02</text:p>
          </table:table-cell>
          <table:table-cell table:style-name="ce125" office:value-type="float" office:value="0.000244844493666" calcext:value-type="float">
            <text:p>2.45E-04</text:p>
          </table:table-cell>
          <table:table-cell table:style-name="ce125" office:value-type="float" office:value="-999" calcext:value-type="float">
            <text:p>-9.99E+02</text:p>
          </table:table-cell>
          <table:table-cell table:style-name="ce125" office:value-type="float" office:value="0.00000784073639566" calcext:value-type="float">
            <text:p>7.84E-06</text:p>
          </table:table-cell>
          <table:table-cell table:style-name="ce125" office:value-type="float" office:value="0.0000147102586494" calcext:value-type="float">
            <text:p>1.47E-05</text:p>
          </table:table-cell>
          <table:table-cell table:style-name="ce125" office:value-type="float" office:value="0.34834005457" calcext:value-type="float">
            <text:p>3.48E-01</text:p>
          </table:table-cell>
          <table:table-cell table:style-name="ce125" office:value-type="float" office:value="-999" calcext:value-type="float">
            <text:p>-9.99E+0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(vs)cSI</text:p>
          </table:table-cell>
          <table:table-cell office:value-type="string" calcext:value-type="string">
            <text:p>18_102</text:p>
          </table:table-cell>
          <table:table-cell table:style-name="ce125" office:value-type="float" office:value="0.0000000102791357637" calcext:value-type="float">
            <text:p>1.03E-08</text:p>
          </table:table-cell>
          <table:table-cell table:style-name="ce125" office:value-type="float" office:value="0.00000164148611584" calcext:value-type="float">
            <text:p>1.64E-06</text:p>
          </table:table-cell>
          <table:table-cell table:number-columns-repeated="2" table:style-name="ce125" office:value-type="float" office:value="-999" calcext:value-type="float">
            <text:p>-9.99E+02</text:p>
          </table:table-cell>
          <table:table-cell table:style-name="ce125" office:value-type="float" office:value="0.00656769188718" calcext:value-type="float">
            <text:p>6.57E-03</text:p>
          </table:table-cell>
          <table:table-cell table:style-name="ce125" office:value-type="float" office:value="0.00000000000746292759125" calcext:value-type="float">
            <text:p>7.46E-12</text:p>
          </table:table-cell>
          <table:table-cell table:style-name="ce125" office:value-type="float" office:value="0.00000272582237641" calcext:value-type="float">
            <text:p>2.73E-06</text:p>
          </table:table-cell>
          <table:table-cell table:style-name="ce125" office:value-type="float" office:value="0.0000182435885755" calcext:value-type="float">
            <text:p>1.82E-05</text:p>
          </table:table-cell>
          <table:table-cell table:style-name="ce125" office:value-type="float" office:value="0.00598376503227" calcext:value-type="float">
            <text:p>5.98E-03</text:p>
          </table:table-cell>
          <table:table-cell table:number-columns-repeated="2" table:style-name="ce125" office:value-type="float" office:value="-999" calcext:value-type="float">
            <text:p>-9.99E+02</text:p>
          </table:table-cell>
          <table:table-cell table:style-name="ce125" office:value-type="float" office:value="0.00040375295771" calcext:value-type="float">
            <text:p>4.04E-04</text:p>
          </table:table-cell>
          <table:table-cell table:style-name="ce125" office:value-type="float" office:value="-999" calcext:value-type="float">
            <text:p>-9.99E+02</text:p>
          </table:table-cell>
          <table:table-cell table:style-name="ce125" office:value-type="float" office:value="0.0000152729646035" calcext:value-type="float">
            <text:p>1.53E-05</text:p>
          </table:table-cell>
          <table:table-cell table:style-name="ce125" office:value-type="float" office:value="0.0000246575347658" calcext:value-type="float">
            <text:p>2.47E-05</text:p>
          </table:table-cell>
          <table:table-cell table:style-name="ce125" office:value-type="float" office:value="0.36999466714" calcext:value-type="float">
            <text:p>3.70E-01</text:p>
          </table:table-cell>
          <table:table-cell table:style-name="ce125" office:value-type="float" office:value="-999" calcext:value-type="float">
            <text:p>-9.99E+0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(s)cSI</text:p>
          </table:table-cell>
          <table:table-cell office:value-type="string" calcext:value-type="string">
            <text:p>18_103</text:p>
          </table:table-cell>
          <table:table-cell table:style-name="ce125" office:value-type="float" office:value="0.0000000103417608614" calcext:value-type="float">
            <text:p>1.03E-08</text:p>
          </table:table-cell>
          <table:table-cell table:style-name="ce125" office:value-type="float" office:value="0.00000168372384339" calcext:value-type="float">
            <text:p>1.68E-06</text:p>
          </table:table-cell>
          <table:table-cell table:number-columns-repeated="2" table:style-name="ce125" office:value-type="float" office:value="-999" calcext:value-type="float">
            <text:p>-9.99E+02</text:p>
          </table:table-cell>
          <table:table-cell table:style-name="ce125" office:value-type="float" office:value="0.0147015189135" calcext:value-type="float">
            <text:p>1.47E-02</text:p>
          </table:table-cell>
          <table:table-cell table:style-name="ce125" office:value-type="float" office:value="0.0000000000167054686818" calcext:value-type="float">
            <text:p>1.67E-11</text:p>
          </table:table-cell>
          <table:table-cell table:style-name="ce125" office:value-type="float" office:value="0.0000061016457395" calcext:value-type="float">
            <text:p>6.10E-06</text:p>
          </table:table-cell>
          <table:table-cell table:style-name="ce125" office:value-type="float" office:value="0.0000408375525375" calcext:value-type="float">
            <text:p>4.08E-05</text:p>
          </table:table-cell>
          <table:table-cell table:style-name="ce125" office:value-type="float" office:value="0.0062438114926" calcext:value-type="float">
            <text:p>6.24E-03</text:p>
          </table:table-cell>
          <table:table-cell table:number-columns-repeated="2" table:style-name="ce125" office:value-type="float" office:value="-999" calcext:value-type="float">
            <text:p>-9.99E+02</text:p>
          </table:table-cell>
          <table:table-cell table:style-name="ce125" office:value-type="float" office:value="0.000700607052862" calcext:value-type="float">
            <text:p>7.01E-04</text:p>
          </table:table-cell>
          <table:table-cell table:style-name="ce125" office:value-type="float" office:value="-999" calcext:value-type="float">
            <text:p>-9.99E+02</text:p>
          </table:table-cell>
          <table:table-cell table:style-name="ce125" office:value-type="float" office:value="0.0000341879280943" calcext:value-type="float">
            <text:p>3.42E-05</text:p>
          </table:table-cell>
          <table:table-cell table:style-name="ce125" office:value-type="float" office:value="0.0000424874096849" calcext:value-type="float">
            <text:p>4.25E-05</text:p>
          </table:table-cell>
          <table:table-cell table:style-name="ce125" office:value-type="float" office:value="0.378424024723" calcext:value-type="float">
            <text:p>3.78E-01</text:p>
          </table:table-cell>
          <table:table-cell table:style-name="ce125" office:value-type="float" office:value="-999" calcext:value-type="float">
            <text:p>-9.99E+0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(s)cSI</text:p>
          </table:table-cell>
          <table:table-cell office:value-type="string" calcext:value-type="string">
            <text:p>18_105</text:p>
          </table:table-cell>
          <table:table-cell table:style-name="ce125" office:value-type="float" office:value="0.000000011338691462" calcext:value-type="float">
            <text:p>1.13E-08</text:p>
          </table:table-cell>
          <table:table-cell table:style-name="ce125" office:value-type="float" office:value="0.00000165732571621" calcext:value-type="float">
            <text:p>1.66E-06</text:p>
          </table:table-cell>
          <table:table-cell table:number-columns-repeated="2" table:style-name="ce125" office:value-type="float" office:value="-999" calcext:value-type="float">
            <text:p>-9.99E+02</text:p>
          </table:table-cell>
          <table:table-cell table:style-name="ce125" office:value-type="float" office:value="0.00299737655689" calcext:value-type="float">
            <text:p>3.00E-03</text:p>
          </table:table-cell>
          <table:table-cell table:style-name="ce125" office:value-type="float" office:value="0.00000000000340594604498" calcext:value-type="float">
            <text:p>3.41E-12</text:p>
          </table:table-cell>
          <table:table-cell table:style-name="ce125" office:value-type="float" office:value="0.00000124401634998" calcext:value-type="float">
            <text:p>1.24E-06</text:p>
          </table:table-cell>
          <table:table-cell table:style-name="ce125" office:value-type="float" office:value="0.00000832604599135" calcext:value-type="float">
            <text:p>8.33E-06</text:p>
          </table:table-cell>
          <table:table-cell table:style-name="ce125" office:value-type="float" office:value="0.00592469376645" calcext:value-type="float">
            <text:p>5.92E-03</text:p>
          </table:table-cell>
          <table:table-cell table:number-columns-repeated="2" table:style-name="ce125" office:value-type="float" office:value="-999" calcext:value-type="float">
            <text:p>-9.99E+02</text:p>
          </table:table-cell>
          <table:table-cell table:style-name="ce125" office:value-type="float" office:value="0.000244868736196" calcext:value-type="float">
            <text:p>2.45E-04</text:p>
          </table:table-cell>
          <table:table-cell table:style-name="ce125" office:value-type="float" office:value="-999" calcext:value-type="float">
            <text:p>-9.99E+02</text:p>
          </table:table-cell>
          <table:table-cell table:style-name="ce125" office:value-type="float" office:value="0.00000697030659221" calcext:value-type="float">
            <text:p>6.97E-06</text:p>
          </table:table-cell>
          <table:table-cell table:style-name="ce125" office:value-type="float" office:value="0.0000153350426305" calcext:value-type="float">
            <text:p>1.53E-05</text:p>
          </table:table-cell>
          <table:table-cell table:style-name="ce125" office:value-type="float" office:value="0.374805499792" calcext:value-type="float">
            <text:p>3.75E-01</text:p>
          </table:table-cell>
          <table:table-cell table:style-name="ce125" office:value-type="float" office:value="-999" calcext:value-type="float">
            <text:p>-9.99E+0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(g)(s)M</text:p>
          </table:table-cell>
          <table:table-cell office:value-type="string" calcext:value-type="string">
            <text:p>18_106</text:p>
          </table:table-cell>
          <table:table-cell table:style-name="ce125" office:value-type="float" office:value="0.0000000177395940516" calcext:value-type="float">
            <text:p>1.77E-08</text:p>
          </table:table-cell>
          <table:table-cell table:style-name="ce125" office:value-type="float" office:value="0.00000205357844669" calcext:value-type="float">
            <text:p>2.05E-06</text:p>
          </table:table-cell>
          <table:table-cell table:number-columns-repeated="2" table:style-name="ce125" office:value-type="float" office:value="-999" calcext:value-type="float">
            <text:p>-9.99E+02</text:p>
          </table:table-cell>
          <table:table-cell table:style-name="ce125" office:value-type="float" office:value="0.0447463242905" calcext:value-type="float">
            <text:p>4.47E-02</text:p>
          </table:table-cell>
          <table:table-cell table:style-name="ce125" office:value-type="float" office:value="0.000000000050845652307" calcext:value-type="float">
            <text:p>5.08E-11</text:p>
          </table:table-cell>
          <table:table-cell table:style-name="ce125" office:value-type="float" office:value="0.0000185712932502" calcext:value-type="float">
            <text:p>1.86E-05</text:p>
          </table:table-cell>
          <table:table-cell table:style-name="ce125" office:value-type="float" office:value="0.000124295345252" calcext:value-type="float">
            <text:p>1.24E-04</text:p>
          </table:table-cell>
          <table:table-cell table:style-name="ce125" office:value-type="float" office:value="0.00731304026352" calcext:value-type="float">
            <text:p>7.31E-03</text:p>
          </table:table-cell>
          <table:table-cell table:number-columns-repeated="2" table:style-name="ce125" office:value-type="float" office:value="-999" calcext:value-type="float">
            <text:p>-9.99E+02</text:p>
          </table:table-cell>
          <table:table-cell table:style-name="ce125" office:value-type="float" office:value="0.00178095484633" calcext:value-type="float">
            <text:p>1.78E-03</text:p>
          </table:table-cell>
          <table:table-cell table:style-name="ce125" office:value-type="float" office:value="-999" calcext:value-type="float">
            <text:p>-9.99E+02</text:p>
          </table:table-cell>
          <table:table-cell table:style-name="ce125" office:value-type="float" office:value="0.000104056194896" calcext:value-type="float">
            <text:p>1.04E-04</text:p>
          </table:table-cell>
          <table:table-cell table:style-name="ce125" office:value-type="float" office:value="0.000116591281912" calcext:value-type="float">
            <text:p>1.17E-04</text:p>
          </table:table-cell>
          <table:table-cell table:style-name="ce125" office:value-type="float" office:value="0.464683355287" calcext:value-type="float">
            <text:p>4.65E-01</text:p>
          </table:table-cell>
          <table:table-cell table:style-name="ce125" office:value-type="float" office:value="-999" calcext:value-type="float">
            <text:p>-9.99E+0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(s)cSI</text:p>
          </table:table-cell>
          <table:table-cell office:value-type="string" calcext:value-type="string">
            <text:p>18_135</text:p>
          </table:table-cell>
          <table:table-cell table:style-name="ce125" office:value-type="float" office:value="0.00000000480385413202" calcext:value-type="float">
            <text:p>4.80E-09</text:p>
          </table:table-cell>
          <table:table-cell table:style-name="ce125" office:value-type="float" office:value="0.00000128467707506" calcext:value-type="float">
            <text:p>1.28E-06</text:p>
          </table:table-cell>
          <table:table-cell table:number-columns-repeated="2" table:style-name="ce125" office:value-type="float" office:value="-999" calcext:value-type="float">
            <text:p>-9.99E+02</text:p>
          </table:table-cell>
          <table:table-cell table:style-name="ce125" office:value-type="float" office:value="0.000790095340397" calcext:value-type="float">
            <text:p>7.90E-04</text:p>
          </table:table-cell>
          <table:table-cell table:style-name="ce125" office:value-type="float" office:value="0.000000000000897792469082" calcext:value-type="float">
            <text:p>8.98E-13</text:p>
          </table:table-cell>
          <table:table-cell table:style-name="ce125" office:value-type="float" office:value="0.000000327917264596" calcext:value-type="float">
            <text:p>3.28E-07</text:p>
          </table:table-cell>
          <table:table-cell table:style-name="ce125" office:value-type="float" office:value="0.00000219470927888" calcext:value-type="float">
            <text:p>2.19E-06</text:p>
          </table:table-cell>
          <table:table-cell table:style-name="ce125" office:value-type="float" office:value="0.00441047547343" calcext:value-type="float">
            <text:p>4.41E-03</text:p>
          </table:table-cell>
          <table:table-cell table:number-columns-repeated="2" table:style-name="ce125" office:value-type="float" office:value="-999" calcext:value-type="float">
            <text:p>-9.99E+02</text:p>
          </table:table-cell>
          <table:table-cell table:style-name="ce125" office:value-type="float" office:value="0.0000752862045513" calcext:value-type="float">
            <text:p>7.53E-05</text:p>
          </table:table-cell>
          <table:table-cell table:style-name="ce125" office:value-type="float" office:value="-999" calcext:value-type="float">
            <text:p>-9.99E+02</text:p>
          </table:table-cell>
          <table:table-cell table:style-name="ce125" office:value-type="float" office:value="0.00000183734230755" calcext:value-type="float">
            <text:p>1.84E-06</text:p>
          </table:table-cell>
          <table:table-cell table:style-name="ce125" office:value-type="float" office:value="0.00000417040245988" calcext:value-type="float">
            <text:p>4.17E-06</text:p>
          </table:table-cell>
          <table:table-cell table:style-name="ce125" office:value-type="float" office:value="0.292541751792" calcext:value-type="float">
            <text:p>2.93E-01</text:p>
          </table:table-cell>
          <table:table-cell table:style-name="ce125" office:value-type="float" office:value="-999" calcext:value-type="float">
            <text:p>-9.99E+0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(vs)siC</text:p>
          </table:table-cell>
          <table:table-cell office:value-type="string" calcext:value-type="string">
            <text:p>18_136</text:p>
          </table:table-cell>
          <table:table-cell table:style-name="ce125" office:value-type="float" office:value="0.00000000136294571256" calcext:value-type="float">
            <text:p>1.36E-09</text:p>
          </table:table-cell>
          <table:table-cell table:style-name="ce125" office:value-type="float" office:value="0.000000982274450864" calcext:value-type="float">
            <text:p>9.82E-07</text:p>
          </table:table-cell>
          <table:table-cell table:number-columns-repeated="2" table:style-name="ce125" office:value-type="float" office:value="-999" calcext:value-type="float">
            <text:p>-9.99E+02</text:p>
          </table:table-cell>
          <table:table-cell table:style-name="ce125" office:value-type="float" office:value="0.0000216523438538" calcext:value-type="float">
            <text:p>2.17E-05</text:p>
          </table:table-cell>
          <table:table-cell table:style-name="ce125" office:value-type="float" office:value="0.0000000000000246037538206" calcext:value-type="float">
            <text:p>2.46E-14</text:p>
          </table:table-cell>
          <table:table-cell table:style-name="ce125" office:value-type="float" office:value="0.00000000898648176444" calcext:value-type="float">
            <text:p>8.99E-09</text:p>
          </table:table-cell>
          <table:table-cell table:style-name="ce125" office:value-type="float" office:value="0.000000060145399594" calcext:value-type="float">
            <text:p>6.01E-08</text:p>
          </table:table-cell>
          <table:table-cell table:style-name="ce125" office:value-type="float" office:value="0.00324120202513" calcext:value-type="float">
            <text:p>3.24E-03</text:p>
          </table:table-cell>
          <table:table-cell table:number-columns-repeated="2" table:style-name="ce125" office:value-type="float" office:value="-999" calcext:value-type="float">
            <text:p>-9.99E+02</text:p>
          </table:table-cell>
          <table:table-cell table:style-name="ce125" office:value-type="float" office:value="0.00000442941252826" calcext:value-type="float">
            <text:p>4.43E-06</text:p>
          </table:table-cell>
          <table:table-cell table:style-name="ce125" office:value-type="float" office:value="-999" calcext:value-type="float">
            <text:p>-9.99E+02</text:p>
          </table:table-cell>
          <table:table-cell table:style-name="ce125" office:value-type="float" office:value="0.0000000503518567777" calcext:value-type="float">
            <text:p>5.04E-08</text:p>
          </table:table-cell>
          <table:table-cell table:style-name="ce125" office:value-type="float" office:value="0.000000209952511348" calcext:value-type="float">
            <text:p>2.10E-07</text:p>
          </table:table-cell>
          <table:table-cell table:style-name="ce125" office:value-type="float" office:value="0.225254147097" calcext:value-type="float">
            <text:p>2.25E-01</text:p>
          </table:table-cell>
          <table:table-cell table:style-name="ce125" office:value-type="float" office:value="-999" calcext:value-type="float">
            <text:p>-9.99E+0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(s)cSI</text:p>
          </table:table-cell>
          <table:table-cell office:value-type="string" calcext:value-type="string">
            <text:p>18_139</text:p>
          </table:table-cell>
          <table:table-cell table:style-name="ce125" office:value-type="float" office:value="0.000000029521726909" calcext:value-type="float">
            <text:p>2.95E-08</text:p>
          </table:table-cell>
          <table:table-cell table:style-name="ce125" office:value-type="float" office:value="0.00000286806063297" calcext:value-type="float">
            <text:p>2.87E-06</text:p>
          </table:table-cell>
          <table:table-cell table:number-columns-repeated="2" table:style-name="ce125" office:value-type="float" office:value="-999" calcext:value-type="float">
            <text:p>-9.99E+02</text:p>
          </table:table-cell>
          <table:table-cell table:style-name="ce125" office:value-type="float" office:value="0.750212815828" calcext:value-type="float">
            <text:p>7.50E-01</text:p>
          </table:table-cell>
          <table:table-cell table:style-name="ce125" office:value-type="float" office:value="0.000000000852473596315" calcext:value-type="float">
            <text:p>8.52E-10</text:p>
          </table:table-cell>
          <table:table-cell table:style-name="ce125" office:value-type="float" office:value="0.00031136461874" calcext:value-type="float">
            <text:p>3.11E-04</text:p>
          </table:table-cell>
          <table:table-cell table:style-name="ce125" office:value-type="float" office:value="0.00208392448841" calcext:value-type="float">
            <text:p>2.08E-03</text:p>
          </table:table-cell>
          <table:table-cell table:style-name="ce125" office:value-type="float" office:value="0.0111276866869" calcext:value-type="float">
            <text:p>1.11E-02</text:p>
          </table:table-cell>
          <table:table-cell table:number-columns-repeated="2" table:style-name="ce125" office:value-type="float" office:value="-999" calcext:value-type="float">
            <text:p>-9.99E+02</text:p>
          </table:table-cell>
          <table:table-cell table:style-name="ce125" office:value-type="float" office:value="0.0150037168036" calcext:value-type="float">
            <text:p>1.50E-02</text:p>
          </table:table-cell>
          <table:table-cell table:style-name="ce125" office:value-type="float" office:value="-999" calcext:value-type="float">
            <text:p>-9.99E+02</text:p>
          </table:table-cell>
          <table:table-cell table:style-name="ce125" office:value-type="float" office:value="0.00174459672866" calcext:value-type="float">
            <text:p>1.74E-03</text:p>
          </table:table-cell>
          <table:table-cell table:style-name="ce125" office:value-type="float" office:value="0.00106113984724" calcext:value-type="float">
            <text:p>1.06E-03</text:p>
          </table:table-cell>
          <table:table-cell table:style-name="ce125" office:value-type="float" office:value="0.639684035142" calcext:value-type="float">
            <text:p>6.40E-01</text:p>
          </table:table-cell>
          <table:table-cell table:style-name="ce125" office:value-type="float" office:value="-999" calcext:value-type="float">
            <text:p>-9.99E+0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(s)cSI</text:p>
          </table:table-cell>
          <table:table-cell office:value-type="string" calcext:value-type="string">
            <text:p>18_140</text:p>
          </table:table-cell>
          <table:table-cell table:style-name="ce125" office:value-type="float" office:value="0.0000000202649046924" calcext:value-type="float">
            <text:p>2.03E-08</text:p>
          </table:table-cell>
          <table:table-cell table:style-name="ce125" office:value-type="float" office:value="0.00000186025197446" calcext:value-type="float">
            <text:p>1.86E-06</text:p>
          </table:table-cell>
          <table:table-cell table:number-columns-repeated="2" table:style-name="ce125" office:value-type="float" office:value="-999" calcext:value-type="float">
            <text:p>-9.99E+02</text:p>
          </table:table-cell>
          <table:table-cell table:style-name="ce125" office:value-type="float" office:value="0.00162046322985" calcext:value-type="float">
            <text:p>1.62E-03</text:p>
          </table:table-cell>
          <table:table-cell table:style-name="ce125" office:value-type="float" office:value="0.00000000000184134699928" calcext:value-type="float">
            <text:p>1.84E-12</text:p>
          </table:table-cell>
          <table:table-cell table:style-name="ce125" office:value-type="float" office:value="0.000000672549048885" calcext:value-type="float">
            <text:p>6.73E-07</text:p>
          </table:table-cell>
          <table:table-cell table:style-name="ce125" office:value-type="float" office:value="0.00000450128674959" calcext:value-type="float">
            <text:p>4.50E-06</text:p>
          </table:table-cell>
          <table:table-cell table:style-name="ce125" office:value-type="float" office:value="0.0064797432603" calcext:value-type="float">
            <text:p>6.48E-03</text:p>
          </table:table-cell>
          <table:table-cell table:number-columns-repeated="2" table:style-name="ce125" office:value-type="float" office:value="-999" calcext:value-type="float">
            <text:p>-9.99E+02</text:p>
          </table:table-cell>
          <table:table-cell table:style-name="ce125" office:value-type="float" office:value="0.000195291167632" calcext:value-type="float">
            <text:p>1.95E-04</text:p>
          </table:table-cell>
          <table:table-cell table:style-name="ce125" office:value-type="float" office:value="-999" calcext:value-type="float">
            <text:p>-9.99E+02</text:p>
          </table:table-cell>
          <table:table-cell table:style-name="ce125" office:value-type="float" office:value="0.0000037683371839" calcext:value-type="float">
            <text:p>3.77E-06</text:p>
          </table:table-cell>
          <table:table-cell table:style-name="ce125" office:value-type="float" office:value="0.0000135571724571" calcext:value-type="float">
            <text:p>1.36E-05</text:p>
          </table:table-cell>
          <table:table-cell table:style-name="ce125" office:value-type="float" office:value="0.422558023199" calcext:value-type="float">
            <text:p>4.23E-01</text:p>
          </table:table-cell>
          <table:table-cell table:style-name="ce125" office:value-type="float" office:value="-999" calcext:value-type="float">
            <text:p>-9.99E+0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(vs)cSI</text:p>
          </table:table-cell>
          <table:table-cell office:value-type="string" calcext:value-type="string">
            <text:p>18_141</text:p>
          </table:table-cell>
          <table:table-cell table:style-name="ce125" office:value-type="float" office:value="0.0000000124405917276" calcext:value-type="float">
            <text:p>1.24E-08</text:p>
          </table:table-cell>
          <table:table-cell table:style-name="ce125" office:value-type="float" office:value="0.00000150526507517" calcext:value-type="float">
            <text:p>1.51E-06</text:p>
          </table:table-cell>
          <table:table-cell table:number-columns-repeated="2" table:style-name="ce125" office:value-type="float" office:value="-999" calcext:value-type="float">
            <text:p>-9.99E+02</text:p>
          </table:table-cell>
          <table:table-cell table:style-name="ce125" office:value-type="float" office:value="0.00113070864109" calcext:value-type="float">
            <text:p>1.13E-03</text:p>
          </table:table-cell>
          <table:table-cell table:style-name="ce125" office:value-type="float" office:value="0.00000000000128483443807" calcext:value-type="float">
            <text:p>1.28E-12</text:p>
          </table:table-cell>
          <table:table-cell table:style-name="ce125" office:value-type="float" office:value="0.000000469283725248" calcext:value-type="float">
            <text:p>4.69E-07</text:p>
          </table:table-cell>
          <table:table-cell table:style-name="ce125" office:value-type="float" office:value="0.00000314085733637" calcext:value-type="float">
            <text:p>3.14E-06</text:p>
          </table:table-cell>
          <table:table-cell table:style-name="ce125" office:value-type="float" office:value="0.0049175933682" calcext:value-type="float">
            <text:p>4.92E-03</text:p>
          </table:table-cell>
          <table:table-cell table:number-columns-repeated="2" table:style-name="ce125" office:value-type="float" office:value="-999" calcext:value-type="float">
            <text:p>-9.99E+02</text:p>
          </table:table-cell>
          <table:table-cell table:style-name="ce125" office:value-type="float" office:value="0.00013069201006" calcext:value-type="float">
            <text:p>1.31E-04</text:p>
          </table:table-cell>
          <table:table-cell table:style-name="ce125" office:value-type="float" office:value="-999" calcext:value-type="float">
            <text:p>-9.99E+02</text:p>
          </table:table-cell>
          <table:table-cell table:style-name="ce125" office:value-type="float" office:value="0.00000262942801656" calcext:value-type="float">
            <text:p>2.63E-06</text:p>
          </table:table-cell>
          <table:table-cell table:style-name="ce125" office:value-type="float" office:value="0.00000841742962714" calcext:value-type="float">
            <text:p>8.42E-06</text:p>
          </table:table-cell>
          <table:table-cell table:style-name="ce125" office:value-type="float" office:value="0.345792908722" calcext:value-type="float">
            <text:p>3.46E-01</text:p>
          </table:table-cell>
          <table:table-cell table:style-name="ce125" office:value-type="float" office:value="-999" calcext:value-type="float">
            <text:p>-9.99E+0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gM</text:p>
          </table:table-cell>
          <table:table-cell office:value-type="string" calcext:value-type="string">
            <text:p>18_143</text:p>
          </table:table-cell>
          <table:table-cell table:style-name="ce125" office:value-type="float" office:value="0.0000878643433141" calcext:value-type="float">
            <text:p>8.79E-05</text:p>
          </table:table-cell>
          <table:table-cell table:style-name="ce125" office:value-type="float" office:value="0.0000133494890778" calcext:value-type="float">
            <text:p>1.33E-05</text:p>
          </table:table-cell>
          <table:table-cell table:number-columns-repeated="2" table:style-name="ce125" office:value-type="float" office:value="-999" calcext:value-type="float">
            <text:p>-9.99E+02</text:p>
          </table:table-cell>
          <table:table-cell table:style-name="ce125" office:value-type="float" office:value="0.0229271773787" calcext:value-type="float">
            <text:p>2.29E-02</text:p>
          </table:table-cell>
          <table:table-cell table:style-name="ce125" office:value-type="float" office:value="0.0000000000260523586654" calcext:value-type="float">
            <text:p>2.61E-11</text:p>
          </table:table-cell>
          <table:table-cell table:style-name="ce125" office:value-type="float" office:value="0.00000951558236903" calcext:value-type="float">
            <text:p>9.52E-06</text:p>
          </table:table-cell>
          <table:table-cell table:style-name="ce125" office:value-type="float" office:value="0.0000636866038297" calcext:value-type="float">
            <text:p>6.37E-05</text:p>
          </table:table-cell>
          <table:table-cell table:style-name="ce125" office:value-type="float" office:value="0.0488780147781" calcext:value-type="float">
            <text:p>4.89E-02</text:p>
          </table:table-cell>
          <table:table-cell table:number-columns-repeated="2" table:style-name="ce125" office:value-type="float" office:value="-999" calcext:value-type="float">
            <text:p>-9.99E+02</text:p>
          </table:table-cell>
          <table:table-cell table:style-name="ce125" office:value-type="float" office:value="0.0181301756015" calcext:value-type="float">
            <text:p>1.81E-02</text:p>
          </table:table-cell>
          <table:table-cell table:style-name="ce125" office:value-type="float" office:value="-999" calcext:value-type="float">
            <text:p>-9.99E+02</text:p>
          </table:table-cell>
          <table:table-cell table:style-name="ce125" office:value-type="float" office:value="0.0000533164427593" calcext:value-type="float">
            <text:p>5.33E-05</text:p>
          </table:table-cell>
          <table:table-cell table:style-name="ce125" office:value-type="float" office:value="0.00481738418816" calcext:value-type="float">
            <text:p>4.82E-03</text:p>
          </table:table-cell>
          <table:table-cell table:style-name="ce125" office:value-type="float" office:value="3.00634971876" calcext:value-type="float">
            <text:p>3.01E+00</text:p>
          </table:table-cell>
          <table:table-cell table:style-name="ce125" office:value-type="float" office:value="-999" calcext:value-type="float">
            <text:p>-9.99E+0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(c)(s)SI</text:p>
          </table:table-cell>
          <table:table-cell office:value-type="string" calcext:value-type="string">
            <text:p>18_74</text:p>
          </table:table-cell>
          <table:table-cell table:style-name="ce125" office:value-type="float" office:value="0.0000000463789063715" calcext:value-type="float">
            <text:p>4.64E-08</text:p>
          </table:table-cell>
          <table:table-cell table:style-name="ce125" office:value-type="float" office:value="0.00000896407798189" calcext:value-type="float">
            <text:p>8.96E-06</text:p>
          </table:table-cell>
          <table:table-cell table:number-columns-repeated="2" table:style-name="ce125" office:value-type="float" office:value="-999" calcext:value-type="float">
            <text:p>-9.99E+02</text:p>
          </table:table-cell>
          <table:table-cell table:style-name="ce125" office:value-type="float" office:value="30.8431175238" calcext:value-type="float">
            <text:p>3.08E+01</text:p>
          </table:table-cell>
          <table:table-cell table:style-name="ce125" office:value-type="float" office:value="0.0000000350473129256" calcext:value-type="float">
            <text:p>3.50E-08</text:p>
          </table:table-cell>
          <table:table-cell table:style-name="ce125" office:value-type="float" office:value="0.012800975038" calcext:value-type="float">
            <text:p>1.28E-02</text:p>
          </table:table-cell>
          <table:table-cell table:style-name="ce125" office:value-type="float" office:value="0.0856753264551" calcext:value-type="float">
            <text:p>8.57E-02</text:p>
          </table:table-cell>
          <table:table-cell table:style-name="ce125" office:value-type="float" office:value="0.043191093638" calcext:value-type="float">
            <text:p>4.32E-02</text:p>
          </table:table-cell>
          <table:table-cell table:number-columns-repeated="2" table:style-name="ce125" office:value-type="float" office:value="-999" calcext:value-type="float">
            <text:p>-9.99E+02</text:p>
          </table:table-cell>
          <table:table-cell table:style-name="ce125" office:value-type="float" office:value="0.290521618068" calcext:value-type="float">
            <text:p>2.91E-01</text:p>
          </table:table-cell>
          <table:table-cell table:style-name="ce125" office:value-type="float" office:value="-999" calcext:value-type="float">
            <text:p>-9.99E+02</text:p>
          </table:table-cell>
          <table:table-cell table:style-name="ce125" office:value-type="float" office:value="0.0717247170385" calcext:value-type="float">
            <text:p>7.17E-02</text:p>
          </table:table-cell>
          <table:table-cell table:style-name="ce125" office:value-type="float" office:value="0.0245824944672" calcext:value-type="float">
            <text:p>2.46E-02</text:p>
          </table:table-cell>
          <table:table-cell table:style-name="ce125" office:value-type="float" office:value="1.93393417446" calcext:value-type="float">
            <text:p>1.93E+00</text:p>
          </table:table-cell>
          <table:table-cell table:style-name="ce125" office:value-type="float" office:value="-999" calcext:value-type="float">
            <text:p>-9.99E+0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(vg)sM</text:p>
          </table:table-cell>
          <table:table-cell office:value-type="string" calcext:value-type="string">
            <text:p>18_78</text:p>
          </table:table-cell>
          <table:table-cell table:style-name="ce125" office:value-type="float" office:value="0.0000000543740246974" calcext:value-type="float">
            <text:p>5.44E-08</text:p>
          </table:table-cell>
          <table:table-cell table:style-name="ce125" office:value-type="float" office:value="0.0000117930394762" calcext:value-type="float">
            <text:p>1.18E-05</text:p>
          </table:table-cell>
          <table:table-cell table:number-columns-repeated="2" table:style-name="ce125" office:value-type="float" office:value="-999" calcext:value-type="float">
            <text:p>-9.99E+02</text:p>
          </table:table-cell>
          <table:table-cell table:style-name="ce125" office:value-type="float" office:value="56.7659159315" calcext:value-type="float">
            <text:p>5.68E+01</text:p>
          </table:table-cell>
          <table:table-cell table:style-name="ce125" office:value-type="float" office:value="0.0000000645036228137" calcext:value-type="float">
            <text:p>6.45E-08</text:p>
          </table:table-cell>
          <table:table-cell table:style-name="ce125" office:value-type="float" office:value="0.0235598451513" calcext:value-type="float">
            <text:p>2.36E-02</text:p>
          </table:table-cell>
          <table:table-cell table:style-name="ce125" office:value-type="float" office:value="0.15768309981" calcext:value-type="float">
            <text:p>1.58E-01</text:p>
          </table:table-cell>
          <table:table-cell table:style-name="ce125" office:value-type="float" office:value="0.0557416068015" calcext:value-type="float">
            <text:p>5.57E-02</text:p>
          </table:table-cell>
          <table:table-cell table:number-columns-repeated="2" table:style-name="ce125" office:value-type="float" office:value="-999" calcext:value-type="float">
            <text:p>-9.99E+02</text:p>
          </table:table-cell>
          <table:table-cell table:style-name="ce125" office:value-type="float" office:value="0.494225637712" calcext:value-type="float">
            <text:p>4.94E-01</text:p>
          </table:table-cell>
          <table:table-cell table:style-name="ce125" office:value-type="float" office:value="-999" calcext:value-type="float">
            <text:p>-9.99E+02</text:p>
          </table:table-cell>
          <table:table-cell table:style-name="ce125" office:value-type="float" office:value="0.132007383964" calcext:value-type="float">
            <text:p>1.32E-01</text:p>
          </table:table-cell>
          <table:table-cell table:style-name="ce125" office:value-type="float" office:value="0.044049915273" calcext:value-type="float">
            <text:p>4.40E-02</text:p>
          </table:table-cell>
          <table:table-cell table:style-name="ce125" office:value-type="float" office:value="2.55106680373" calcext:value-type="float">
            <text:p>2.55E+00</text:p>
          </table:table-cell>
          <table:table-cell table:style-name="ce125" office:value-type="float" office:value="-999" calcext:value-type="float">
            <text:p>-9.99E+0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gmS</text:p>
          </table:table-cell>
          <table:table-cell office:value-type="string" calcext:value-type="string">
            <text:p>18_82</text:p>
          </table:table-cell>
          <table:table-cell table:style-name="ce125" office:value-type="float" office:value="0.0000102683644645" calcext:value-type="float">
            <text:p>1.03E-05</text:p>
          </table:table-cell>
          <table:table-cell table:style-name="ce125" office:value-type="float" office:value="0.0000123487387185" calcext:value-type="float">
            <text:p>1.23E-05</text:p>
          </table:table-cell>
          <table:table-cell table:number-columns-repeated="2" table:style-name="ce125" office:value-type="float" office:value="-999" calcext:value-type="float">
            <text:p>-9.99E+02</text:p>
          </table:table-cell>
          <table:table-cell table:style-name="ce125" office:value-type="float" office:value="1.99917699919" calcext:value-type="float">
            <text:p>2.00E+00</text:p>
          </table:table-cell>
          <table:table-cell table:style-name="ce125" office:value-type="float" office:value="0.00000000227168287479" calcext:value-type="float">
            <text:p>2.27E-09</text:p>
          </table:table-cell>
          <table:table-cell table:style-name="ce125" office:value-type="float" office:value="0.000829728539707" calcext:value-type="float">
            <text:p>8.30E-04</text:p>
          </table:table-cell>
          <table:table-cell table:style-name="ce125" office:value-type="float" office:value="0.00555326944218" calcext:value-type="float">
            <text:p>5.55E-03</text:p>
          </table:table-cell>
          <table:table-cell table:style-name="ce125" office:value-type="float" office:value="0.0496034228296" calcext:value-type="float">
            <text:p>4.96E-02</text:p>
          </table:table-cell>
          <table:table-cell table:number-columns-repeated="2" table:style-name="ce125" office:value-type="float" office:value="-999" calcext:value-type="float">
            <text:p>-9.99E+02</text:p>
          </table:table-cell>
          <table:table-cell table:style-name="ce125" office:value-type="float" office:value="0.180341795601" calcext:value-type="float">
            <text:p>1.80E-01</text:p>
          </table:table-cell>
          <table:table-cell table:style-name="ce125" office:value-type="float" office:value="-999" calcext:value-type="float">
            <text:p>-9.99E+02</text:p>
          </table:table-cell>
          <table:table-cell table:style-name="ce125" office:value-type="float" office:value="0.00464902435578" calcext:value-type="float">
            <text:p>4.65E-03</text:p>
          </table:table-cell>
          <table:table-cell table:style-name="ce125" office:value-type="float" office:value="0.0314837583703" calcext:value-type="float">
            <text:p>3.15E-02</text:p>
          </table:table-cell>
          <table:table-cell table:style-name="ce125" office:value-type="float" office:value="2.73925577791" calcext:value-type="float">
            <text:p>2.74E+00</text:p>
          </table:table-cell>
          <table:table-cell table:style-name="ce125" office:value-type="float" office:value="-999" calcext:value-type="float">
            <text:p>-9.99E+0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(g)sM</text:p>
          </table:table-cell>
          <table:table-cell office:value-type="string" calcext:value-type="string">
            <text:p>18_84</text:p>
          </table:table-cell>
          <table:table-cell table:style-name="ce125" office:value-type="float" office:value="0.000000908145307198" calcext:value-type="float">
            <text:p>9.08E-07</text:p>
          </table:table-cell>
          <table:table-cell table:style-name="ce125" office:value-type="float" office:value="0.00000710123878941" calcext:value-type="float">
            <text:p>7.10E-06</text:p>
          </table:table-cell>
          <table:table-cell table:number-columns-repeated="2" table:style-name="ce125" office:value-type="float" office:value="-999" calcext:value-type="float">
            <text:p>-9.99E+02</text:p>
          </table:table-cell>
          <table:table-cell table:style-name="ce125" office:value-type="float" office:value="0.602725478566" calcext:value-type="float">
            <text:p>6.03E-01</text:p>
          </table:table-cell>
          <table:table-cell table:style-name="ce125" office:value-type="float" office:value="0.000000000684882403317" calcext:value-type="float">
            <text:p>6.85E-10</text:p>
          </table:table-cell>
          <table:table-cell table:style-name="ce125" office:value-type="float" office:value="0.000250152203321" calcext:value-type="float">
            <text:p>2.50E-04</text:p>
          </table:table-cell>
          <table:table-cell table:style-name="ce125" office:value-type="float" office:value="0.00167423744046" calcext:value-type="float">
            <text:p>1.67E-03</text:p>
          </table:table-cell>
          <table:table-cell table:style-name="ce125" office:value-type="float" office:value="0.0277822912762" calcext:value-type="float">
            <text:p>2.78E-02</text:p>
          </table:table-cell>
          <table:table-cell table:number-columns-repeated="2" table:style-name="ce125" office:value-type="float" office:value="-999" calcext:value-type="float">
            <text:p>-9.99E+02</text:p>
          </table:table-cell>
          <table:table-cell table:style-name="ce125" office:value-type="float" office:value="0.0366044367021" calcext:value-type="float">
            <text:p>3.66E-02</text:p>
          </table:table-cell>
          <table:table-cell table:style-name="ce125" office:value-type="float" office:value="-999" calcext:value-type="float">
            <text:p>-9.99E+02</text:p>
          </table:table-cell>
          <table:table-cell table:style-name="ce125" office:value-type="float" office:value="0.00140161948184" calcext:value-type="float">
            <text:p>1.40E-03</text:p>
          </table:table-cell>
          <table:table-cell table:style-name="ce125" office:value-type="float" office:value="0.00437640562836" calcext:value-type="float">
            <text:p>4.38E-03</text:p>
          </table:table-cell>
          <table:table-cell table:style-name="ce125" office:value-type="float" office:value="1.58168649655" calcext:value-type="float">
            <text:p>1.58E+00</text:p>
          </table:table-cell>
          <table:table-cell table:style-name="ce125" office:value-type="float" office:value="-999" calcext:value-type="float">
            <text:p>-9.99E+0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gsM</text:p>
          </table:table-cell>
          <table:table-cell office:value-type="string" calcext:value-type="string">
            <text:p>18_95</text:p>
          </table:table-cell>
          <table:table-cell table:style-name="ce125" office:value-type="float" office:value="0.00000696443029114" calcext:value-type="float">
            <text:p>6.96E-06</text:p>
          </table:table-cell>
          <table:table-cell table:style-name="ce125" office:value-type="float" office:value="0.00000816194187923" calcext:value-type="float">
            <text:p>8.16E-06</text:p>
          </table:table-cell>
          <table:table-cell table:number-columns-repeated="2" table:style-name="ce125" office:value-type="float" office:value="-999" calcext:value-type="float">
            <text:p>-9.99E+02</text:p>
          </table:table-cell>
          <table:table-cell table:style-name="ce125" office:value-type="float" office:value="0.00402638200781" calcext:value-type="float">
            <text:p>4.03E-03</text:p>
          </table:table-cell>
          <table:table-cell table:style-name="ce125" office:value-type="float" office:value="0.00000000000457521422977" calcext:value-type="float">
            <text:p>4.58E-12</text:p>
          </table:table-cell>
          <table:table-cell table:style-name="ce125" office:value-type="float" office:value="0.00000167108968591" calcext:value-type="float">
            <text:p>1.67E-06</text:p>
          </table:table-cell>
          <table:table-cell table:style-name="ce125" office:value-type="float" office:value="0.0000111843944661" calcext:value-type="float">
            <text:p>1.12E-05</text:p>
          </table:table-cell>
          <table:table-cell table:style-name="ce125" office:value-type="float" office:value="0.0317404676336" calcext:value-type="float">
            <text:p>3.17E-02</text:p>
          </table:table-cell>
          <table:table-cell table:number-columns-repeated="2" table:style-name="ce125" office:value-type="float" office:value="-999" calcext:value-type="float">
            <text:p>-9.99E+02</text:p>
          </table:table-cell>
          <table:table-cell table:style-name="ce125" office:value-type="float" office:value="0.00244985298223" calcext:value-type="float">
            <text:p>2.45E-03</text:p>
          </table:table-cell>
          <table:table-cell table:style-name="ce125" office:value-type="float" office:value="-999" calcext:value-type="float">
            <text:p>-9.99E+02</text:p>
          </table:table-cell>
          <table:table-cell table:style-name="ce125" office:value-type="float" office:value="0.00000936322698171" calcext:value-type="float">
            <text:p>9.36E-06</text:p>
          </table:table-cell>
          <table:table-cell table:style-name="ce125" office:value-type="float" office:value="0.000439610756746" calcext:value-type="float">
            <text:p>4.40E-04</text:p>
          </table:table-cell>
          <table:table-cell table:style-name="ce125" office:value-type="float" office:value="1.81964764372" calcext:value-type="float">
            <text:p>1.82E+00</text:p>
          </table:table-cell>
          <table:table-cell table:style-name="ce125" office:value-type="float" office:value="-999" calcext:value-type="float">
            <text:p>-9.99E+0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gsM</text:p>
          </table:table-cell>
          <table:table-cell office:value-type="string" calcext:value-type="string">
            <text:p>18_96</text:p>
          </table:table-cell>
          <table:table-cell table:style-name="ce125" office:value-type="float" office:value="0.00000707559777149" calcext:value-type="float">
            <text:p>7.08E-06</text:p>
          </table:table-cell>
          <table:table-cell table:style-name="ce125" office:value-type="float" office:value="0.0000060720928547" calcext:value-type="float">
            <text:p>6.07E-06</text:p>
          </table:table-cell>
          <table:table-cell table:number-columns-repeated="2" table:style-name="ce125" office:value-type="float" office:value="-999" calcext:value-type="float">
            <text:p>-9.99E+02</text:p>
          </table:table-cell>
          <table:table-cell table:style-name="ce125" office:value-type="float" office:value="0.000323899718755" calcext:value-type="float">
            <text:p>3.24E-04</text:p>
          </table:table-cell>
          <table:table-cell table:style-name="ce125" office:value-type="float" office:value="0.000000000000368050174919" calcext:value-type="float">
            <text:p>3.68E-13</text:p>
          </table:table-cell>
          <table:table-cell table:style-name="ce125" office:value-type="float" office:value="0.000000134429738219" calcext:value-type="float">
            <text:p>1.34E-07</text:p>
          </table:table-cell>
          <table:table-cell table:style-name="ce125" office:value-type="float" office:value="0.000000899721440985" calcext:value-type="float">
            <text:p>9.00E-07</text:p>
          </table:table-cell>
          <table:table-cell table:style-name="ce125" office:value-type="float" office:value="0.0216487329191" calcext:value-type="float">
            <text:p>2.16E-02</text:p>
          </table:table-cell>
          <table:table-cell table:number-columns-repeated="2" table:style-name="ce125" office:value-type="float" office:value="-999" calcext:value-type="float">
            <text:p>-9.99E+02</text:p>
          </table:table-cell>
          <table:table-cell table:style-name="ce125" office:value-type="float" office:value="0.000454548861592" calcext:value-type="float">
            <text:p>4.55E-04</text:p>
          </table:table-cell>
          <table:table-cell table:style-name="ce125" office:value-type="float" office:value="-999" calcext:value-type="float">
            <text:p>-9.99E+02</text:p>
          </table:table-cell>
          <table:table-cell table:style-name="ce125" office:value-type="float" office:value="0.000000753218790499" calcext:value-type="float">
            <text:p>7.53E-07</text:p>
          </table:table-cell>
          <table:table-cell table:style-name="ce125" office:value-type="float" office:value="0.0000850375337103" calcext:value-type="float">
            <text:p>8.50E-05</text:p>
          </table:table-cell>
          <table:table-cell table:style-name="ce125" office:value-type="float" office:value="1.37365114482" calcext:value-type="float">
            <text:p>1.37E+00</text:p>
          </table:table-cell>
          <table:table-cell table:style-name="ce125" office:value-type="float" office:value="-999" calcext:value-type="float">
            <text:p>-9.99E+0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(vg)(s)M</text:p>
          </table:table-cell>
          <table:table-cell office:value-type="string" calcext:value-type="string">
            <text:p>18_99</text:p>
          </table:table-cell>
          <table:table-cell table:style-name="ce125" office:value-type="float" office:value="0.0000000116962389763" calcext:value-type="float">
            <text:p>1.17E-08</text:p>
          </table:table-cell>
          <table:table-cell table:style-name="ce125" office:value-type="float" office:value="0.00000164881110349" calcext:value-type="float">
            <text:p>1.65E-06</text:p>
          </table:table-cell>
          <table:table-cell table:number-columns-repeated="2" table:style-name="ce125" office:value-type="float" office:value="-999" calcext:value-type="float">
            <text:p>-9.99E+02</text:p>
          </table:table-cell>
          <table:table-cell table:style-name="ce125" office:value-type="float" office:value="0.00332195275682" calcext:value-type="float">
            <text:p>3.32E-03</text:p>
          </table:table-cell>
          <table:table-cell table:style-name="ce125" office:value-type="float" office:value="0.00000000000377476491157" calcext:value-type="float">
            <text:p>3.77E-12</text:p>
          </table:table-cell>
          <table:table-cell table:style-name="ce125" office:value-type="float" office:value="0.00000137872685161" calcext:value-type="float">
            <text:p>1.38E-06</text:p>
          </table:table-cell>
          <table:table-cell table:style-name="ce125" office:value-type="float" office:value="0.00000922764654673" calcext:value-type="float">
            <text:p>9.23E-06</text:p>
          </table:table-cell>
          <table:table-cell table:style-name="ce125" office:value-type="float" office:value="0.00577574104091" calcext:value-type="float">
            <text:p>5.78E-03</text:p>
          </table:table-cell>
          <table:table-cell table:number-columns-repeated="2" table:style-name="ce125" office:value-type="float" office:value="-999" calcext:value-type="float">
            <text:p>-9.99E+02</text:p>
          </table:table-cell>
          <table:table-cell table:style-name="ce125" office:value-type="float" office:value="0.000265154844617" calcext:value-type="float">
            <text:p>2.65E-04</text:p>
          </table:table-cell>
          <table:table-cell table:style-name="ce125" office:value-type="float" office:value="-999" calcext:value-type="float">
            <text:p>-9.99E+02</text:p>
          </table:table-cell>
          <table:table-cell table:style-name="ce125" office:value-type="float" office:value="0.0000077250985188" calcext:value-type="float">
            <text:p>7.73E-06</text:p>
          </table:table-cell>
          <table:table-cell table:style-name="ce125" office:value-type="float" office:value="0.000016668008266" calcext:value-type="float">
            <text:p>1.67E-05</text:p>
          </table:table-cell>
          <table:table-cell table:style-name="ce125" office:value-type="float" office:value="0.374153831126" calcext:value-type="float">
            <text:p>3.74E-01</text:p>
          </table:table-cell>
          <table:table-cell table:style-name="ce125" office:value-type="float" office:value="-999" calcext:value-type="float">
            <text:p>-9.99E+02</text:p>
          </table:table-cell>
          <table:table-cell table:number-columns-repeated="1005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Results.C2:Results.S19">
            <calcext:condition calcext:apply-style-name="Warning" calcext:value="&lt;0" calcext:base-cell-address="Results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 number:grouping="true"/>
    </number:number-style>
    <number:number-style style:name="N122">
      <number:number number:decimal-places="4" loext:min-decimal-places="4" number:min-integer-digits="1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 style:data-style-name="N2" text:time-value="16:21:17.1530391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meta:initial-creator>Thomas Kreuzer</meta:initial-creator>
    <meta:creation-date>2018-11-02T06:34:59Z</meta:creation-date>
    <dc:date>2018-11-27T16:47:18.040790733</dc:date>
    <meta:editing-cycles>97</meta:editing-cycles>
    <meta:editing-duration>PT2H36M11S</meta:editing-duration>
    <meta:document-statistic meta:table-count="3" meta:cell-count="7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6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6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6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61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61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6.696cm" svg:height="16.821cm" xlink:href=".." xlink:type="simple" chart:class="chart:line" chart:style-name="ch1">
        <chart:legend chart:legend-position="end" svg:x="32.918cm" svg:y="5.621cm" style:legend-expansion="high" chart:style-name="ch2"/>
        <chart:plot-area chart:style-name="ch3" table:cell-range-address="Results.B2:Results.D19 Results.B1:Results.D1 Results.G1:Results.K19 Results.N1:Results.N19 Results.P1:Results.R19" chart:data-source-has-labels="both" svg:x="0.733cm" svg:y="0.336cm" svg:width="31.452cm" svg:height="16.149cm">
          <chartooo:coordinate-region svg:x="2.36cm" svg:y="0.535cm" svg:width="29.254cm" svg:height="15.303cm"/>
          <chart:axis chart:dimension="x" chart:name="primary-x" chart:style-name="ch4" chartooo:axis-type="auto">
            <chartooo:date-scale/>
            <chart:categories table:cell-range-address="Results.B2:Results.B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C2:Results.C19" chart:label-cell-address="Results.C1:Results.C1" chart:class="chart:line">
            <chart:data-point chart:repeated="18"/>
          </chart:series>
          <chart:series chart:style-name="ch8" chart:values-cell-range-address="Results.D2:Results.D19" chart:label-cell-address="Results.D1:Results.D1" chart:class="chart:line">
            <chart:data-point chart:repeated="18"/>
          </chart:series>
          <chart:series chart:style-name="ch9" chart:values-cell-range-address="Results.G2:Results.G19" chart:label-cell-address="Results.G1:Results.G1" chart:class="chart:line">
            <chart:data-point chart:repeated="18"/>
          </chart:series>
          <chart:series chart:style-name="ch10" chart:values-cell-range-address="Results.H2:Results.H19" chart:label-cell-address="Results.H1:Results.H1" chart:class="chart:line">
            <chart:data-point chart:repeated="18"/>
          </chart:series>
          <chart:series chart:style-name="ch11" chart:values-cell-range-address="Results.I2:Results.I19" chart:label-cell-address="Results.I1:Results.I1" chart:class="chart:line">
            <chart:data-point chart:repeated="18"/>
          </chart:series>
          <chart:series chart:style-name="ch12" chart:values-cell-range-address="Results.J2:Results.J19" chart:label-cell-address="Results.J1:Results.J1" chart:class="chart:line">
            <chart:data-point chart:repeated="18"/>
          </chart:series>
          <chart:series chart:style-name="ch13" chart:values-cell-range-address="Results.K2:Results.K19" chart:label-cell-address="Results.K1:Results.K1" chart:class="chart:line">
            <chart:data-point chart:repeated="18"/>
          </chart:series>
          <chart:series chart:style-name="ch14" chart:values-cell-range-address="Results.N2:Results.N19" chart:label-cell-address="Results.N1:Results.N1" chart:class="chart:line">
            <chart:data-point chart:repeated="18"/>
          </chart:series>
          <chart:series chart:style-name="ch15" chart:values-cell-range-address="Results.P2:Results.P19" chart:label-cell-address="Results.P1:Results.P1" chart:class="chart:line">
            <chart:data-point chart:repeated="18"/>
          </chart:series>
          <chart:series chart:style-name="ch16" chart:values-cell-range-address="Results.Q2:Results.Q19" chart:label-cell-address="Results.Q1:Results.Q1" chart:class="chart:line">
            <chart:data-point chart:repeated="18"/>
          </chart:series>
          <chart:series chart:style-name="ch17" chart:values-cell-range-address="Results.R2:Results.R19" chart:label-cell-address="Results.R1:Results.R1" chart:class="chart:line">
            <chart:data-point chart:repeated="1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yamani</text:p>
                <draw:g>
                  <svg:desc>Results.C1:Results.C1</svg:desc>
                </draw:g>
              </table:table-cell>
              <table:table-cell office:value-type="string">
                <text:p>barr</text:p>
                <draw:g>
                  <svg:desc>Results.D1:Results.D1</svg:desc>
                </draw:g>
              </table:table-cell>
              <table:table-cell office:value-type="string">
                <text:p>harleman</text:p>
                <draw:g>
                  <svg:desc>Results.G1:Results.G1</svg:desc>
                </draw:g>
              </table:table-cell>
              <table:table-cell office:value-type="string">
                <text:p>hazen</text:p>
                <draw:g>
                  <svg:desc>Results.H1:Results.H1</svg:desc>
                </draw:g>
              </table:table-cell>
              <table:table-cell office:value-type="string">
                <text:p>kozeny</text:p>
                <draw:g>
                  <svg:desc>Results.I1:Results.I1</svg:desc>
                </draw:g>
              </table:table-cell>
              <table:table-cell office:value-type="string">
                <text:p>kozeneycarman</text:p>
                <draw:g>
                  <svg:desc>Results.J1:Results.J1</svg:desc>
                </draw:g>
              </table:table-cell>
              <table:table-cell office:value-type="string">
                <text:p>kruger</text:p>
                <draw:g>
                  <svg:desc>Results.K1:Results.K1</svg:desc>
                </draw:g>
              </table:table-cell>
              <table:table-cell office:value-type="string">
                <text:p>sauerbrei</text:p>
                <draw:g>
                  <svg:desc>Results.N1:Results.N1</svg:desc>
                </draw:g>
              </table:table-cell>
              <table:table-cell office:value-type="string">
                <text:p>terzaghi</text:p>
                <draw:g>
                  <svg:desc>Results.P1:Results.P1</svg:desc>
                </draw:g>
              </table:table-cell>
              <table:table-cell office:value-type="string">
                <text:p>vukovic</text:p>
                <draw:g>
                  <svg:desc>Results.Q1:Results.Q1</svg:desc>
                </draw:g>
              </table:table-cell>
              <table:table-cell office:value-type="string">
                <text:p>zamarin</text:p>
                <draw:g>
                  <svg:desc>Results.R1:Results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8_100</text:p>
                <draw:g>
                  <svg:desc>Results.B2:Results.B19</svg:desc>
                </draw:g>
              </table:table-cell>
              <table:table-cell office:value-type="float" office:value="0.00000000885884873728">
                <text:p>0.00000000885884873728</text:p>
                <draw:g>
                  <svg:desc>Results.C2:Results.C19</svg:desc>
                </draw:g>
              </table:table-cell>
              <table:table-cell office:value-type="float" office:value="0.00000153785066739">
                <text:p>0.00000153785066739</text:p>
                <draw:g>
                  <svg:desc>Results.D2:Results.D19</svg:desc>
                </draw:g>
              </table:table-cell>
              <table:table-cell office:value-type="float" office:value="0.00337167944483">
                <text:p>0.00337167944483</text:p>
                <draw:g>
                  <svg:desc>Results.G2:Results.G19</svg:desc>
                </draw:g>
              </table:table-cell>
              <table:table-cell office:value-type="float" office:value="0.00000000000383126979613">
                <text:p>0.00000000000383126979613</text:p>
                <draw:g>
                  <svg:desc>Results.H2:Results.H19</svg:desc>
                </draw:g>
              </table:table-cell>
              <table:table-cell office:value-type="float" office:value="0.0000013993651704">
                <text:p>0.0000013993651704</text:p>
                <draw:g>
                  <svg:desc>Results.I2:Results.I19</svg:desc>
                </draw:g>
              </table:table-cell>
              <table:table-cell office:value-type="float" office:value="0.00000936577623564">
                <text:p>0.00000936577623564</text:p>
                <draw:g>
                  <svg:desc>Results.J2:Results.J19</svg:desc>
                </draw:g>
              </table:table-cell>
              <table:table-cell office:value-type="float" office:value="0.00544498173336">
                <text:p>0.00544498173336</text:p>
                <draw:g>
                  <svg:desc>Results.K2:Results.K19</svg:desc>
                </draw:g>
              </table:table-cell>
              <table:table-cell office:value-type="float" office:value="0.000244844493666">
                <text:p>0.000244844493666</text:p>
                <draw:g>
                  <svg:desc>Results.N2:Results.N19</svg:desc>
                </draw:g>
              </table:table-cell>
              <table:table-cell office:value-type="float" office:value="0.00000784073639566">
                <text:p>0.00000784073639566</text:p>
                <draw:g>
                  <svg:desc>Results.P2:Results.P19</svg:desc>
                </draw:g>
              </table:table-cell>
              <table:table-cell office:value-type="float" office:value="0.0000147102586494">
                <text:p>0.0000147102586494</text:p>
                <draw:g>
                  <svg:desc>Results.Q2:Results.Q19</svg:desc>
                </draw:g>
              </table:table-cell>
              <table:table-cell office:value-type="float" office:value="0.34834005457">
                <text:p>0.34834005457</text:p>
                <draw:g>
                  <svg:desc>Results.R2:Results.R19</svg:desc>
                </draw:g>
              </table:table-cell>
            </table:table-row>
            <table:table-row>
              <table:table-cell office:value-type="string">
                <text:p>18_102</text:p>
              </table:table-cell>
              <table:table-cell office:value-type="float" office:value="0.0000000102791357637">
                <text:p>0.0000000102791357637</text:p>
              </table:table-cell>
              <table:table-cell office:value-type="float" office:value="0.00000164148611584">
                <text:p>0.00000164148611584</text:p>
              </table:table-cell>
              <table:table-cell office:value-type="float" office:value="0.00656769188718">
                <text:p>0.00656769188718</text:p>
              </table:table-cell>
              <table:table-cell office:value-type="float" office:value="0.00000000000746292759125">
                <text:p>0.00000000000746292759125</text:p>
              </table:table-cell>
              <table:table-cell office:value-type="float" office:value="0.00000272582237641">
                <text:p>0.00000272582237641</text:p>
              </table:table-cell>
              <table:table-cell office:value-type="float" office:value="0.0000182435885755">
                <text:p>0.0000182435885755</text:p>
              </table:table-cell>
              <table:table-cell office:value-type="float" office:value="0.00598376503227">
                <text:p>0.00598376503227</text:p>
              </table:table-cell>
              <table:table-cell office:value-type="float" office:value="0.00040375295771">
                <text:p>0.00040375295771</text:p>
              </table:table-cell>
              <table:table-cell office:value-type="float" office:value="0.0000152729646035">
                <text:p>0.0000152729646035</text:p>
              </table:table-cell>
              <table:table-cell office:value-type="float" office:value="0.0000246575347658">
                <text:p>0.0000246575347658</text:p>
              </table:table-cell>
              <table:table-cell office:value-type="float" office:value="0.36999466714">
                <text:p>0.36999466714</text:p>
              </table:table-cell>
            </table:table-row>
            <table:table-row>
              <table:table-cell office:value-type="string">
                <text:p>18_103</text:p>
              </table:table-cell>
              <table:table-cell office:value-type="float" office:value="0.0000000103417608614">
                <text:p>0.0000000103417608614</text:p>
              </table:table-cell>
              <table:table-cell office:value-type="float" office:value="0.00000168372384339">
                <text:p>0.00000168372384339</text:p>
              </table:table-cell>
              <table:table-cell office:value-type="float" office:value="0.0147015189135">
                <text:p>0.0147015189135</text:p>
              </table:table-cell>
              <table:table-cell office:value-type="float" office:value="0.0000000000167054686818">
                <text:p>0.0000000000167054686818</text:p>
              </table:table-cell>
              <table:table-cell office:value-type="float" office:value="0.0000061016457395">
                <text:p>0.0000061016457395</text:p>
              </table:table-cell>
              <table:table-cell office:value-type="float" office:value="0.0000408375525375">
                <text:p>0.0000408375525375</text:p>
              </table:table-cell>
              <table:table-cell office:value-type="float" office:value="0.0062438114926">
                <text:p>0.0062438114926</text:p>
              </table:table-cell>
              <table:table-cell office:value-type="float" office:value="0.000700607052862">
                <text:p>0.000700607052862</text:p>
              </table:table-cell>
              <table:table-cell office:value-type="float" office:value="0.0000341879280943">
                <text:p>0.0000341879280943</text:p>
              </table:table-cell>
              <table:table-cell office:value-type="float" office:value="0.0000424874096849">
                <text:p>0.0000424874096849</text:p>
              </table:table-cell>
              <table:table-cell office:value-type="float" office:value="0.378424024723">
                <text:p>0.378424024723</text:p>
              </table:table-cell>
            </table:table-row>
            <table:table-row>
              <table:table-cell office:value-type="string">
                <text:p>18_105</text:p>
              </table:table-cell>
              <table:table-cell office:value-type="float" office:value="0.000000011338691462">
                <text:p>0.000000011338691462</text:p>
              </table:table-cell>
              <table:table-cell office:value-type="float" office:value="0.00000165732571621">
                <text:p>0.00000165732571621</text:p>
              </table:table-cell>
              <table:table-cell office:value-type="float" office:value="0.00299737655689">
                <text:p>0.00299737655689</text:p>
              </table:table-cell>
              <table:table-cell office:value-type="float" office:value="0.00000000000340594604498">
                <text:p>0.00000000000340594604498</text:p>
              </table:table-cell>
              <table:table-cell office:value-type="float" office:value="0.00000124401634998">
                <text:p>0.00000124401634998</text:p>
              </table:table-cell>
              <table:table-cell office:value-type="float" office:value="0.00000832604599135">
                <text:p>0.00000832604599135</text:p>
              </table:table-cell>
              <table:table-cell office:value-type="float" office:value="0.00592469376645">
                <text:p>0.00592469376645</text:p>
              </table:table-cell>
              <table:table-cell office:value-type="float" office:value="0.000244868736196">
                <text:p>0.000244868736196</text:p>
              </table:table-cell>
              <table:table-cell office:value-type="float" office:value="0.00000697030659221">
                <text:p>0.00000697030659221</text:p>
              </table:table-cell>
              <table:table-cell office:value-type="float" office:value="0.0000153350426305">
                <text:p>0.0000153350426305</text:p>
              </table:table-cell>
              <table:table-cell office:value-type="float" office:value="0.374805499792">
                <text:p>0.374805499792</text:p>
              </table:table-cell>
            </table:table-row>
            <table:table-row>
              <table:table-cell office:value-type="string">
                <text:p>18_106</text:p>
              </table:table-cell>
              <table:table-cell office:value-type="float" office:value="0.0000000177395940516">
                <text:p>0.0000000177395940516</text:p>
              </table:table-cell>
              <table:table-cell office:value-type="float" office:value="0.00000205357844669">
                <text:p>0.00000205357844669</text:p>
              </table:table-cell>
              <table:table-cell office:value-type="float" office:value="0.0447463242905">
                <text:p>0.0447463242905</text:p>
              </table:table-cell>
              <table:table-cell office:value-type="float" office:value="0.000000000050845652307">
                <text:p>0.000000000050845652307</text:p>
              </table:table-cell>
              <table:table-cell office:value-type="float" office:value="0.0000185712932502">
                <text:p>0.0000185712932502</text:p>
              </table:table-cell>
              <table:table-cell office:value-type="float" office:value="0.000124295345252">
                <text:p>0.000124295345252</text:p>
              </table:table-cell>
              <table:table-cell office:value-type="float" office:value="0.00731304026352">
                <text:p>0.00731304026352</text:p>
              </table:table-cell>
              <table:table-cell office:value-type="float" office:value="0.00178095484633">
                <text:p>0.00178095484633</text:p>
              </table:table-cell>
              <table:table-cell office:value-type="float" office:value="0.000104056194896">
                <text:p>0.000104056194896</text:p>
              </table:table-cell>
              <table:table-cell office:value-type="float" office:value="0.000116591281912">
                <text:p>0.000116591281912</text:p>
              </table:table-cell>
              <table:table-cell office:value-type="float" office:value="0.464683355287">
                <text:p>0.464683355287</text:p>
              </table:table-cell>
            </table:table-row>
            <table:table-row>
              <table:table-cell office:value-type="string">
                <text:p>18_135</text:p>
              </table:table-cell>
              <table:table-cell office:value-type="float" office:value="0.00000000480385413202">
                <text:p>0.00000000480385413202</text:p>
              </table:table-cell>
              <table:table-cell office:value-type="float" office:value="0.00000128467707506">
                <text:p>0.00000128467707506</text:p>
              </table:table-cell>
              <table:table-cell office:value-type="float" office:value="0.000790095340397">
                <text:p>0.000790095340397</text:p>
              </table:table-cell>
              <table:table-cell office:value-type="float" office:value="0.000000000000897792469082">
                <text:p>0.000000000000897792469082</text:p>
              </table:table-cell>
              <table:table-cell office:value-type="float" office:value="0.000000327917264596">
                <text:p>0.000000327917264596</text:p>
              </table:table-cell>
              <table:table-cell office:value-type="float" office:value="0.00000219470927888">
                <text:p>0.00000219470927888</text:p>
              </table:table-cell>
              <table:table-cell office:value-type="float" office:value="0.00441047547343">
                <text:p>0.00441047547343</text:p>
              </table:table-cell>
              <table:table-cell office:value-type="float" office:value="0.0000752862045513">
                <text:p>0.0000752862045513</text:p>
              </table:table-cell>
              <table:table-cell office:value-type="float" office:value="0.00000183734230755">
                <text:p>0.00000183734230755</text:p>
              </table:table-cell>
              <table:table-cell office:value-type="float" office:value="0.00000417040245988">
                <text:p>0.00000417040245988</text:p>
              </table:table-cell>
              <table:table-cell office:value-type="float" office:value="0.292541751792">
                <text:p>0.292541751792</text:p>
              </table:table-cell>
            </table:table-row>
            <table:table-row>
              <table:table-cell office:value-type="string">
                <text:p>18_136</text:p>
              </table:table-cell>
              <table:table-cell office:value-type="float" office:value="0.00000000136294571256">
                <text:p>0.00000000136294571256</text:p>
              </table:table-cell>
              <table:table-cell office:value-type="float" office:value="0.000000982274450864">
                <text:p>0.000000982274450864</text:p>
              </table:table-cell>
              <table:table-cell office:value-type="float" office:value="0.0000216523438538">
                <text:p>0.0000216523438538</text:p>
              </table:table-cell>
              <table:table-cell office:value-type="float" office:value="0.0000000000000246037538206">
                <text:p>0.0000000000000246037538206</text:p>
              </table:table-cell>
              <table:table-cell office:value-type="float" office:value="0.00000000898648176444">
                <text:p>0.00000000898648176444</text:p>
              </table:table-cell>
              <table:table-cell office:value-type="float" office:value="0.000000060145399594">
                <text:p>0.000000060145399594</text:p>
              </table:table-cell>
              <table:table-cell office:value-type="float" office:value="0.00324120202513">
                <text:p>0.00324120202513</text:p>
              </table:table-cell>
              <table:table-cell office:value-type="float" office:value="0.00000442941252826">
                <text:p>0.00000442941252826</text:p>
              </table:table-cell>
              <table:table-cell office:value-type="float" office:value="0.0000000503518567777">
                <text:p>0.0000000503518567777</text:p>
              </table:table-cell>
              <table:table-cell office:value-type="float" office:value="0.000000209952511348">
                <text:p>0.000000209952511348</text:p>
              </table:table-cell>
              <table:table-cell office:value-type="float" office:value="0.225254147097">
                <text:p>0.225254147097</text:p>
              </table:table-cell>
            </table:table-row>
            <table:table-row>
              <table:table-cell office:value-type="string">
                <text:p>18_139</text:p>
              </table:table-cell>
              <table:table-cell office:value-type="float" office:value="0.000000029521726909">
                <text:p>0.000000029521726909</text:p>
              </table:table-cell>
              <table:table-cell office:value-type="float" office:value="0.00000286806063297">
                <text:p>0.00000286806063297</text:p>
              </table:table-cell>
              <table:table-cell office:value-type="float" office:value="0.750212815828">
                <text:p>0.750212815828</text:p>
              </table:table-cell>
              <table:table-cell office:value-type="float" office:value="0.000000000852473596315">
                <text:p>0.000000000852473596315</text:p>
              </table:table-cell>
              <table:table-cell office:value-type="float" office:value="0.00031136461874">
                <text:p>0.00031136461874</text:p>
              </table:table-cell>
              <table:table-cell office:value-type="float" office:value="0.00208392448841">
                <text:p>0.00208392448841</text:p>
              </table:table-cell>
              <table:table-cell office:value-type="float" office:value="0.0111276866869">
                <text:p>0.0111276866869</text:p>
              </table:table-cell>
              <table:table-cell office:value-type="float" office:value="0.0150037168036">
                <text:p>0.0150037168036</text:p>
              </table:table-cell>
              <table:table-cell office:value-type="float" office:value="0.00174459672866">
                <text:p>0.00174459672866</text:p>
              </table:table-cell>
              <table:table-cell office:value-type="float" office:value="0.00106113984724">
                <text:p>0.00106113984724</text:p>
              </table:table-cell>
              <table:table-cell office:value-type="float" office:value="0.639684035142">
                <text:p>0.639684035142</text:p>
              </table:table-cell>
            </table:table-row>
            <table:table-row>
              <table:table-cell office:value-type="string">
                <text:p>18_140</text:p>
              </table:table-cell>
              <table:table-cell office:value-type="float" office:value="0.0000000202649046924">
                <text:p>0.0000000202649046924</text:p>
              </table:table-cell>
              <table:table-cell office:value-type="float" office:value="0.00000186025197446">
                <text:p>0.00000186025197446</text:p>
              </table:table-cell>
              <table:table-cell office:value-type="float" office:value="0.00162046322985">
                <text:p>0.00162046322985</text:p>
              </table:table-cell>
              <table:table-cell office:value-type="float" office:value="0.00000000000184134699928">
                <text:p>0.00000000000184134699928</text:p>
              </table:table-cell>
              <table:table-cell office:value-type="float" office:value="0.000000672549048885">
                <text:p>0.000000672549048885</text:p>
              </table:table-cell>
              <table:table-cell office:value-type="float" office:value="0.00000450128674959">
                <text:p>0.00000450128674959</text:p>
              </table:table-cell>
              <table:table-cell office:value-type="float" office:value="0.0064797432603">
                <text:p>0.0064797432603</text:p>
              </table:table-cell>
              <table:table-cell office:value-type="float" office:value="0.000195291167632">
                <text:p>0.000195291167632</text:p>
              </table:table-cell>
              <table:table-cell office:value-type="float" office:value="0.0000037683371839">
                <text:p>0.0000037683371839</text:p>
              </table:table-cell>
              <table:table-cell office:value-type="float" office:value="0.0000135571724571">
                <text:p>0.0000135571724571</text:p>
              </table:table-cell>
              <table:table-cell office:value-type="float" office:value="0.422558023199">
                <text:p>0.422558023199</text:p>
              </table:table-cell>
            </table:table-row>
            <table:table-row>
              <table:table-cell office:value-type="string">
                <text:p>18_141</text:p>
              </table:table-cell>
              <table:table-cell office:value-type="float" office:value="0.0000000124405917276">
                <text:p>0.0000000124405917276</text:p>
              </table:table-cell>
              <table:table-cell office:value-type="float" office:value="0.00000150526507517">
                <text:p>0.00000150526507517</text:p>
              </table:table-cell>
              <table:table-cell office:value-type="float" office:value="0.00113070864109">
                <text:p>0.00113070864109</text:p>
              </table:table-cell>
              <table:table-cell office:value-type="float" office:value="0.00000000000128483443807">
                <text:p>0.00000000000128483443807</text:p>
              </table:table-cell>
              <table:table-cell office:value-type="float" office:value="0.000000469283725248">
                <text:p>0.000000469283725248</text:p>
              </table:table-cell>
              <table:table-cell office:value-type="float" office:value="0.00000314085733637">
                <text:p>0.00000314085733637</text:p>
              </table:table-cell>
              <table:table-cell office:value-type="float" office:value="0.0049175933682">
                <text:p>0.0049175933682</text:p>
              </table:table-cell>
              <table:table-cell office:value-type="float" office:value="0.00013069201006">
                <text:p>0.00013069201006</text:p>
              </table:table-cell>
              <table:table-cell office:value-type="float" office:value="0.00000262942801656">
                <text:p>0.00000262942801656</text:p>
              </table:table-cell>
              <table:table-cell office:value-type="float" office:value="0.00000841742962714">
                <text:p>0.00000841742962714</text:p>
              </table:table-cell>
              <table:table-cell office:value-type="float" office:value="0.345792908722">
                <text:p>0.345792908722</text:p>
              </table:table-cell>
            </table:table-row>
            <table:table-row>
              <table:table-cell office:value-type="string">
                <text:p>18_143</text:p>
              </table:table-cell>
              <table:table-cell office:value-type="float" office:value="0.0000878643433141">
                <text:p>0.0000878643433141</text:p>
              </table:table-cell>
              <table:table-cell office:value-type="float" office:value="0.0000133494890778">
                <text:p>0.0000133494890778</text:p>
              </table:table-cell>
              <table:table-cell office:value-type="float" office:value="0.0229271773787">
                <text:p>0.0229271773787</text:p>
              </table:table-cell>
              <table:table-cell office:value-type="float" office:value="0.0000000000260523586654">
                <text:p>0.0000000000260523586654</text:p>
              </table:table-cell>
              <table:table-cell office:value-type="float" office:value="0.00000951558236903">
                <text:p>0.00000951558236903</text:p>
              </table:table-cell>
              <table:table-cell office:value-type="float" office:value="0.0000636866038297">
                <text:p>0.0000636866038297</text:p>
              </table:table-cell>
              <table:table-cell office:value-type="float" office:value="0.0488780147781">
                <text:p>0.0488780147781</text:p>
              </table:table-cell>
              <table:table-cell office:value-type="float" office:value="0.0181301756015">
                <text:p>0.0181301756015</text:p>
              </table:table-cell>
              <table:table-cell office:value-type="float" office:value="0.0000533164427593">
                <text:p>0.0000533164427593</text:p>
              </table:table-cell>
              <table:table-cell office:value-type="float" office:value="0.00481738418816">
                <text:p>0.00481738418816</text:p>
              </table:table-cell>
              <table:table-cell office:value-type="float" office:value="3.00634971876">
                <text:p>3.00634971876</text:p>
              </table:table-cell>
            </table:table-row>
            <table:table-row>
              <table:table-cell office:value-type="string">
                <text:p>18_74</text:p>
              </table:table-cell>
              <table:table-cell office:value-type="float" office:value="0.0000000463789063715">
                <text:p>0.0000000463789063715</text:p>
              </table:table-cell>
              <table:table-cell office:value-type="float" office:value="0.00000896407798189">
                <text:p>0.00000896407798189</text:p>
              </table:table-cell>
              <table:table-cell office:value-type="float" office:value="30.8431175238">
                <text:p>30.8431175238</text:p>
              </table:table-cell>
              <table:table-cell office:value-type="float" office:value="0.0000000350473129256">
                <text:p>0.0000000350473129256</text:p>
              </table:table-cell>
              <table:table-cell office:value-type="float" office:value="0.012800975038">
                <text:p>0.012800975038</text:p>
              </table:table-cell>
              <table:table-cell office:value-type="float" office:value="0.0856753264551">
                <text:p>0.0856753264551</text:p>
              </table:table-cell>
              <table:table-cell office:value-type="float" office:value="0.043191093638">
                <text:p>0.043191093638</text:p>
              </table:table-cell>
              <table:table-cell office:value-type="float" office:value="0.290521618068">
                <text:p>0.290521618068</text:p>
              </table:table-cell>
              <table:table-cell office:value-type="float" office:value="0.0717247170385">
                <text:p>0.0717247170385</text:p>
              </table:table-cell>
              <table:table-cell office:value-type="float" office:value="0.0245824944672">
                <text:p>0.0245824944672</text:p>
              </table:table-cell>
              <table:table-cell office:value-type="float" office:value="1.93393417446">
                <text:p>1.93393417446</text:p>
              </table:table-cell>
            </table:table-row>
            <table:table-row>
              <table:table-cell office:value-type="string">
                <text:p>18_78</text:p>
              </table:table-cell>
              <table:table-cell office:value-type="float" office:value="0.0000000543740246974">
                <text:p>0.0000000543740246974</text:p>
              </table:table-cell>
              <table:table-cell office:value-type="float" office:value="0.0000117930394762">
                <text:p>0.0000117930394762</text:p>
              </table:table-cell>
              <table:table-cell office:value-type="float" office:value="56.7659159315">
                <text:p>56.7659159315</text:p>
              </table:table-cell>
              <table:table-cell office:value-type="float" office:value="0.0000000645036228137">
                <text:p>0.0000000645036228137</text:p>
              </table:table-cell>
              <table:table-cell office:value-type="float" office:value="0.0235598451513">
                <text:p>0.0235598451513</text:p>
              </table:table-cell>
              <table:table-cell office:value-type="float" office:value="0.15768309981">
                <text:p>0.15768309981</text:p>
              </table:table-cell>
              <table:table-cell office:value-type="float" office:value="0.0557416068015">
                <text:p>0.0557416068015</text:p>
              </table:table-cell>
              <table:table-cell office:value-type="float" office:value="0.494225637712">
                <text:p>0.494225637712</text:p>
              </table:table-cell>
              <table:table-cell office:value-type="float" office:value="0.132007383964">
                <text:p>0.132007383964</text:p>
              </table:table-cell>
              <table:table-cell office:value-type="float" office:value="0.044049915273">
                <text:p>0.044049915273</text:p>
              </table:table-cell>
              <table:table-cell office:value-type="float" office:value="2.55106680373">
                <text:p>2.55106680373</text:p>
              </table:table-cell>
            </table:table-row>
            <table:table-row>
              <table:table-cell office:value-type="string">
                <text:p>18_82</text:p>
              </table:table-cell>
              <table:table-cell office:value-type="float" office:value="0.0000102683644645">
                <text:p>0.0000102683644645</text:p>
              </table:table-cell>
              <table:table-cell office:value-type="float" office:value="0.0000123487387185">
                <text:p>0.0000123487387185</text:p>
              </table:table-cell>
              <table:table-cell office:value-type="float" office:value="1.99917699919">
                <text:p>1.99917699919</text:p>
              </table:table-cell>
              <table:table-cell office:value-type="float" office:value="0.00000000227168287479">
                <text:p>0.00000000227168287479</text:p>
              </table:table-cell>
              <table:table-cell office:value-type="float" office:value="0.000829728539707">
                <text:p>0.000829728539707</text:p>
              </table:table-cell>
              <table:table-cell office:value-type="float" office:value="0.00555326944218">
                <text:p>0.00555326944218</text:p>
              </table:table-cell>
              <table:table-cell office:value-type="float" office:value="0.0496034228296">
                <text:p>0.0496034228296</text:p>
              </table:table-cell>
              <table:table-cell office:value-type="float" office:value="0.180341795601">
                <text:p>0.180341795601</text:p>
              </table:table-cell>
              <table:table-cell office:value-type="float" office:value="0.00464902435578">
                <text:p>0.00464902435578</text:p>
              </table:table-cell>
              <table:table-cell office:value-type="float" office:value="0.0314837583703">
                <text:p>0.0314837583703</text:p>
              </table:table-cell>
              <table:table-cell office:value-type="float" office:value="2.73925577791">
                <text:p>2.73925577791</text:p>
              </table:table-cell>
            </table:table-row>
            <table:table-row>
              <table:table-cell office:value-type="string">
                <text:p>18_84</text:p>
              </table:table-cell>
              <table:table-cell office:value-type="float" office:value="0.000000908145307198">
                <text:p>0.000000908145307198</text:p>
              </table:table-cell>
              <table:table-cell office:value-type="float" office:value="0.00000710123878941">
                <text:p>0.00000710123878941</text:p>
              </table:table-cell>
              <table:table-cell office:value-type="float" office:value="0.602725478566">
                <text:p>0.602725478566</text:p>
              </table:table-cell>
              <table:table-cell office:value-type="float" office:value="0.000000000684882403317">
                <text:p>0.000000000684882403317</text:p>
              </table:table-cell>
              <table:table-cell office:value-type="float" office:value="0.000250152203321">
                <text:p>0.000250152203321</text:p>
              </table:table-cell>
              <table:table-cell office:value-type="float" office:value="0.00167423744046">
                <text:p>0.00167423744046</text:p>
              </table:table-cell>
              <table:table-cell office:value-type="float" office:value="0.0277822912762">
                <text:p>0.0277822912762</text:p>
              </table:table-cell>
              <table:table-cell office:value-type="float" office:value="0.0366044367021">
                <text:p>0.0366044367021</text:p>
              </table:table-cell>
              <table:table-cell office:value-type="float" office:value="0.00140161948184">
                <text:p>0.00140161948184</text:p>
              </table:table-cell>
              <table:table-cell office:value-type="float" office:value="0.00437640562836">
                <text:p>0.00437640562836</text:p>
              </table:table-cell>
              <table:table-cell office:value-type="float" office:value="1.58168649655">
                <text:p>1.58168649655</text:p>
              </table:table-cell>
            </table:table-row>
            <table:table-row>
              <table:table-cell office:value-type="string">
                <text:p>18_95</text:p>
              </table:table-cell>
              <table:table-cell office:value-type="float" office:value="0.00000696443029114">
                <text:p>0.00000696443029114</text:p>
              </table:table-cell>
              <table:table-cell office:value-type="float" office:value="0.00000816194187923">
                <text:p>0.00000816194187923</text:p>
              </table:table-cell>
              <table:table-cell office:value-type="float" office:value="0.00402638200781">
                <text:p>0.00402638200781</text:p>
              </table:table-cell>
              <table:table-cell office:value-type="float" office:value="0.00000000000457521422977">
                <text:p>0.00000000000457521422977</text:p>
              </table:table-cell>
              <table:table-cell office:value-type="float" office:value="0.00000167108968591">
                <text:p>0.00000167108968591</text:p>
              </table:table-cell>
              <table:table-cell office:value-type="float" office:value="0.0000111843944661">
                <text:p>0.0000111843944661</text:p>
              </table:table-cell>
              <table:table-cell office:value-type="float" office:value="0.0317404676336">
                <text:p>0.0317404676336</text:p>
              </table:table-cell>
              <table:table-cell office:value-type="float" office:value="0.00244985298223">
                <text:p>0.00244985298223</text:p>
              </table:table-cell>
              <table:table-cell office:value-type="float" office:value="0.00000936322698171">
                <text:p>0.00000936322698171</text:p>
              </table:table-cell>
              <table:table-cell office:value-type="float" office:value="0.000439610756746">
                <text:p>0.000439610756746</text:p>
              </table:table-cell>
              <table:table-cell office:value-type="float" office:value="1.81964764372">
                <text:p>1.81964764372</text:p>
              </table:table-cell>
            </table:table-row>
            <table:table-row>
              <table:table-cell office:value-type="string">
                <text:p>18_96</text:p>
              </table:table-cell>
              <table:table-cell office:value-type="float" office:value="0.00000707559777149">
                <text:p>0.00000707559777149</text:p>
              </table:table-cell>
              <table:table-cell office:value-type="float" office:value="0.0000060720928547">
                <text:p>0.0000060720928547</text:p>
              </table:table-cell>
              <table:table-cell office:value-type="float" office:value="0.000323899718755">
                <text:p>0.000323899718755</text:p>
              </table:table-cell>
              <table:table-cell office:value-type="float" office:value="0.000000000000368050174919">
                <text:p>0.000000000000368050174919</text:p>
              </table:table-cell>
              <table:table-cell office:value-type="float" office:value="0.000000134429738219">
                <text:p>0.000000134429738219</text:p>
              </table:table-cell>
              <table:table-cell office:value-type="float" office:value="0.000000899721440985">
                <text:p>0.000000899721440985</text:p>
              </table:table-cell>
              <table:table-cell office:value-type="float" office:value="0.0216487329191">
                <text:p>0.0216487329191</text:p>
              </table:table-cell>
              <table:table-cell office:value-type="float" office:value="0.000454548861592">
                <text:p>0.000454548861592</text:p>
              </table:table-cell>
              <table:table-cell office:value-type="float" office:value="0.000000753218790499">
                <text:p>0.000000753218790499</text:p>
              </table:table-cell>
              <table:table-cell office:value-type="float" office:value="0.0000850375337103">
                <text:p>0.0000850375337103</text:p>
              </table:table-cell>
              <table:table-cell office:value-type="float" office:value="1.37365114482">
                <text:p>1.37365114482</text:p>
              </table:table-cell>
            </table:table-row>
            <table:table-row>
              <table:table-cell office:value-type="string">
                <text:p>18_99</text:p>
              </table:table-cell>
              <table:table-cell office:value-type="float" office:value="0.0000000116962389763">
                <text:p>0.0000000116962389763</text:p>
              </table:table-cell>
              <table:table-cell office:value-type="float" office:value="0.00000164881110349">
                <text:p>0.00000164881110349</text:p>
              </table:table-cell>
              <table:table-cell office:value-type="float" office:value="0.00332195275682">
                <text:p>0.00332195275682</text:p>
              </table:table-cell>
              <table:table-cell office:value-type="float" office:value="0.00000000000377476491157">
                <text:p>0.00000000000377476491157</text:p>
              </table:table-cell>
              <table:table-cell office:value-type="float" office:value="0.00000137872685161">
                <text:p>0.00000137872685161</text:p>
              </table:table-cell>
              <table:table-cell office:value-type="float" office:value="0.00000922764654673">
                <text:p>0.00000922764654673</text:p>
              </table:table-cell>
              <table:table-cell office:value-type="float" office:value="0.00577574104091">
                <text:p>0.00577574104091</text:p>
              </table:table-cell>
              <table:table-cell office:value-type="float" office:value="0.000265154844617">
                <text:p>0.000265154844617</text:p>
              </table:table-cell>
              <table:table-cell office:value-type="float" office:value="0.0000077250985188">
                <text:p>0.0000077250985188</text:p>
              </table:table-cell>
              <table:table-cell office:value-type="float" office:value="0.000016668008266">
                <text:p>0.000016668008266</text:p>
              </table:table-cell>
              <table:table-cell office:value-type="float" office:value="0.374153831126">
                <text:p>0.3741538311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6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6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6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61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61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61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61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61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61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4" style:family="chart" style:data-style-name="N61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6.326cm" svg:height="20.029cm" xlink:href=".." xlink:type="simple" chart:class="chart:line" chart:style-name="ch1">
        <chart:legend chart:legend-position="end" svg:x="33.871cm" svg:y="5.482cm" style:legend-expansion="high" chart:style-name="ch2"/>
        <chart:plot-area chart:style-name="ch3" table:cell-range-address="Results.B1:Results.D19 Results.G1:Results.K19 Results.N1:Results.N19 Results.P1:Results.R19" chart:data-source-has-labels="both" svg:x="0.726cm" svg:y="0.4cm" svg:width="32.419cm" svg:height="19.229cm">
          <chartooo:coordinate-region svg:x="2.353cm" svg:y="0.599cm" svg:width="30.076cm" svg:height="18.383cm"/>
          <chart:axis chart:dimension="x" chart:name="primary-x" chart:style-name="ch4" chartooo:axis-type="auto">
            <chartooo:date-scale/>
            <chart:categories table:cell-range-address="Results.C1:Results.D1 Results.G1:Results.K1 Results.N1:Results.N1 Results.P1:Results.R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C2:Results.D2 Results.G2:Results.K2 Results.N2:Results.N2 Results.P2:Results.R2" chart:label-cell-address="Results.B2:Results.B2" chart:class="chart:line">
            <chart:data-point chart:repeated="11"/>
          </chart:series>
          <chart:series chart:style-name="ch8" chart:values-cell-range-address="Results.C3:Results.D3 Results.G3:Results.K3 Results.N3:Results.N3 Results.P3:Results.R3" chart:label-cell-address="Results.B3:Results.B3" chart:class="chart:line">
            <chart:data-point chart:repeated="11"/>
          </chart:series>
          <chart:series chart:style-name="ch9" chart:values-cell-range-address="Results.C4:Results.D4 Results.G4:Results.K4 Results.N4:Results.N4 Results.P4:Results.R4" chart:label-cell-address="Results.B4:Results.B4" chart:class="chart:line">
            <chart:data-point chart:repeated="11"/>
          </chart:series>
          <chart:series chart:style-name="ch10" chart:values-cell-range-address="Results.C5:Results.D5 Results.G5:Results.K5 Results.N5:Results.N5 Results.P5:Results.R5" chart:label-cell-address="Results.B5:Results.B5" chart:class="chart:line">
            <chart:data-point chart:repeated="11"/>
          </chart:series>
          <chart:series chart:style-name="ch11" chart:values-cell-range-address="Results.C6:Results.D6 Results.G6:Results.K6 Results.N6:Results.N6 Results.P6:Results.R6" chart:label-cell-address="Results.B6:Results.B6" chart:class="chart:line">
            <chart:data-point chart:repeated="11"/>
          </chart:series>
          <chart:series chart:style-name="ch12" chart:values-cell-range-address="Results.C7:Results.D7 Results.G7:Results.K7 Results.N7:Results.N7 Results.P7:Results.R7" chart:label-cell-address="Results.B7:Results.B7" chart:class="chart:line">
            <chart:data-point chart:repeated="11"/>
          </chart:series>
          <chart:series chart:style-name="ch13" chart:values-cell-range-address="Results.C8:Results.D8 Results.G8:Results.K8 Results.N8:Results.N8 Results.P8:Results.R8" chart:label-cell-address="Results.B8:Results.B8" chart:class="chart:line">
            <chart:data-point chart:repeated="11"/>
          </chart:series>
          <chart:series chart:style-name="ch14" chart:values-cell-range-address="Results.C9:Results.D9 Results.G9:Results.K9 Results.N9:Results.N9 Results.P9:Results.R9" chart:label-cell-address="Results.B9:Results.B9" chart:class="chart:line">
            <chart:data-point chart:repeated="11"/>
          </chart:series>
          <chart:series chart:style-name="ch15" chart:values-cell-range-address="Results.C10:Results.D10 Results.G10:Results.K10 Results.N10:Results.N10 Results.P10:Results.R10" chart:label-cell-address="Results.B10:Results.B10" chart:class="chart:line">
            <chart:data-point chart:repeated="11"/>
          </chart:series>
          <chart:series chart:style-name="ch16" chart:values-cell-range-address="Results.C11:Results.D11 Results.G11:Results.K11 Results.N11:Results.N11 Results.P11:Results.R11" chart:label-cell-address="Results.B11:Results.B11" chart:class="chart:line">
            <chart:data-point chart:repeated="11"/>
          </chart:series>
          <chart:series chart:style-name="ch17" chart:values-cell-range-address="Results.C12:Results.D12 Results.G12:Results.K12 Results.N12:Results.N12 Results.P12:Results.R12" chart:label-cell-address="Results.B12:Results.B12" chart:class="chart:line">
            <chart:data-point chart:repeated="11"/>
          </chart:series>
          <chart:series chart:style-name="ch18" chart:values-cell-range-address="Results.C13:Results.D13 Results.G13:Results.K13 Results.N13:Results.N13 Results.P13:Results.R13" chart:label-cell-address="Results.B13:Results.B13" chart:class="chart:line">
            <chart:data-point chart:repeated="11"/>
          </chart:series>
          <chart:series chart:style-name="ch19" chart:values-cell-range-address="Results.C14:Results.D14 Results.G14:Results.K14 Results.N14:Results.N14 Results.P14:Results.R14" chart:label-cell-address="Results.B14:Results.B14" chart:class="chart:line">
            <chart:data-point chart:repeated="11"/>
          </chart:series>
          <chart:series chart:style-name="ch20" chart:values-cell-range-address="Results.C15:Results.D15 Results.G15:Results.K15 Results.N15:Results.N15 Results.P15:Results.R15" chart:label-cell-address="Results.B15:Results.B15" chart:class="chart:line">
            <chart:data-point chart:repeated="11"/>
          </chart:series>
          <chart:series chart:style-name="ch21" chart:values-cell-range-address="Results.C16:Results.D16 Results.G16:Results.K16 Results.N16:Results.N16 Results.P16:Results.R16" chart:label-cell-address="Results.B16:Results.B16" chart:class="chart:line">
            <chart:data-point chart:repeated="11"/>
          </chart:series>
          <chart:series chart:style-name="ch22" chart:values-cell-range-address="Results.C17:Results.D17 Results.G17:Results.K17 Results.N17:Results.N17 Results.P17:Results.R17" chart:label-cell-address="Results.B17:Results.B17" chart:class="chart:line">
            <chart:data-point chart:repeated="11"/>
          </chart:series>
          <chart:series chart:style-name="ch23" chart:values-cell-range-address="Results.C18:Results.D18 Results.G18:Results.K18 Results.N18:Results.N18 Results.P18:Results.R18" chart:label-cell-address="Results.B18:Results.B18" chart:class="chart:line">
            <chart:data-point chart:repeated="11"/>
          </chart:series>
          <chart:series chart:style-name="ch24" chart:values-cell-range-address="Results.C19:Results.D19 Results.G19:Results.K19 Results.N19:Results.N19 Results.P19:Results.R19" chart:label-cell-address="Results.B19:Results.B19" chart:class="chart:line">
            <chart:data-point chart:repeated="11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yamani</text:p>
                <draw:g>
                  <svg:desc>Results.C1:Results.D1 Results.G1:Results.K1 Results.N1:Results.N1 Results.P1:Results.R1</svg:desc>
                </draw:g>
              </table:table-cell>
              <table:table-cell office:value-type="string">
                <text:p>barr</text:p>
              </table:table-cell>
              <table:table-cell office:value-type="string">
                <text:p>harleman</text:p>
              </table:table-cell>
              <table:table-cell office:value-type="string">
                <text:p>hazen</text:p>
              </table:table-cell>
              <table:table-cell office:value-type="string">
                <text:p>kozeny</text:p>
              </table:table-cell>
              <table:table-cell office:value-type="string">
                <text:p>kozeneycarman</text:p>
              </table:table-cell>
              <table:table-cell office:value-type="string">
                <text:p>kruger</text:p>
              </table:table-cell>
              <table:table-cell office:value-type="string">
                <text:p>sauerbrei</text:p>
              </table:table-cell>
              <table:table-cell office:value-type="string">
                <text:p>terzaghi</text:p>
              </table:table-cell>
              <table:table-cell office:value-type="string">
                <text:p>vukovic</text:p>
              </table:table-cell>
              <table:table-cell office:value-type="string">
                <text:p>zamarin</text:p>
              </table:table-cell>
            </table:table-row>
          </table:table-header-rows>
          <table:table-rows>
            <table:table-row>
              <table:table-cell office:value-type="string">
                <text:p>18_100</text:p>
                <draw:g>
                  <svg:desc>Results.B2:Results.B2</svg:desc>
                </draw:g>
              </table:table-cell>
              <table:table-cell office:value-type="float" office:value="0.00000000885884873728">
                <text:p>0.00000000885884873728</text:p>
                <draw:g>
                  <svg:desc>Results.C2:Results.D2 Results.G2:Results.K2 Results.N2:Results.N2 Results.P2:Results.R2</svg:desc>
                </draw:g>
              </table:table-cell>
              <table:table-cell office:value-type="float" office:value="0.00000153785066739">
                <text:p>0.00000153785066739</text:p>
              </table:table-cell>
              <table:table-cell office:value-type="float" office:value="0.00337167944483">
                <text:p>0.00337167944483</text:p>
              </table:table-cell>
              <table:table-cell office:value-type="float" office:value="0.00000000000383126979613">
                <text:p>0.00000000000383126979613</text:p>
              </table:table-cell>
              <table:table-cell office:value-type="float" office:value="0.0000013993651704">
                <text:p>0.0000013993651704</text:p>
              </table:table-cell>
              <table:table-cell office:value-type="float" office:value="0.00000936577623564">
                <text:p>0.00000936577623564</text:p>
              </table:table-cell>
              <table:table-cell office:value-type="float" office:value="0.00544498173336">
                <text:p>0.00544498173336</text:p>
              </table:table-cell>
              <table:table-cell office:value-type="float" office:value="0.000244844493666">
                <text:p>0.000244844493666</text:p>
              </table:table-cell>
              <table:table-cell office:value-type="float" office:value="0.00000784073639566">
                <text:p>0.00000784073639566</text:p>
              </table:table-cell>
              <table:table-cell office:value-type="float" office:value="0.0000147102586494">
                <text:p>0.0000147102586494</text:p>
              </table:table-cell>
              <table:table-cell office:value-type="float" office:value="0.34834005457">
                <text:p>0.34834005457</text:p>
              </table:table-cell>
            </table:table-row>
            <table:table-row>
              <table:table-cell office:value-type="string">
                <text:p>18_102</text:p>
                <draw:g>
                  <svg:desc>Results.B3:Results.B3</svg:desc>
                </draw:g>
              </table:table-cell>
              <table:table-cell office:value-type="float" office:value="0.0000000102791357637">
                <text:p>0.0000000102791357637</text:p>
                <draw:g>
                  <svg:desc>Results.C3:Results.D3 Results.G3:Results.K3 Results.N3:Results.N3 Results.P3:Results.R3</svg:desc>
                </draw:g>
              </table:table-cell>
              <table:table-cell office:value-type="float" office:value="0.00000164148611584">
                <text:p>0.00000164148611584</text:p>
              </table:table-cell>
              <table:table-cell office:value-type="float" office:value="0.00656769188718">
                <text:p>0.00656769188718</text:p>
              </table:table-cell>
              <table:table-cell office:value-type="float" office:value="0.00000000000746292759125">
                <text:p>0.00000000000746292759125</text:p>
              </table:table-cell>
              <table:table-cell office:value-type="float" office:value="0.00000272582237641">
                <text:p>0.00000272582237641</text:p>
              </table:table-cell>
              <table:table-cell office:value-type="float" office:value="0.0000182435885755">
                <text:p>0.0000182435885755</text:p>
              </table:table-cell>
              <table:table-cell office:value-type="float" office:value="0.00598376503227">
                <text:p>0.00598376503227</text:p>
              </table:table-cell>
              <table:table-cell office:value-type="float" office:value="0.00040375295771">
                <text:p>0.00040375295771</text:p>
              </table:table-cell>
              <table:table-cell office:value-type="float" office:value="0.0000152729646035">
                <text:p>0.0000152729646035</text:p>
              </table:table-cell>
              <table:table-cell office:value-type="float" office:value="0.0000246575347658">
                <text:p>0.0000246575347658</text:p>
              </table:table-cell>
              <table:table-cell office:value-type="float" office:value="0.36999466714">
                <text:p>0.36999466714</text:p>
              </table:table-cell>
            </table:table-row>
            <table:table-row>
              <table:table-cell office:value-type="string">
                <text:p>18_103</text:p>
                <draw:g>
                  <svg:desc>Results.B4:Results.B4</svg:desc>
                </draw:g>
              </table:table-cell>
              <table:table-cell office:value-type="float" office:value="0.0000000103417608614">
                <text:p>0.0000000103417608614</text:p>
                <draw:g>
                  <svg:desc>Results.C4:Results.D4 Results.G4:Results.K4 Results.N4:Results.N4 Results.P4:Results.R4</svg:desc>
                </draw:g>
              </table:table-cell>
              <table:table-cell office:value-type="float" office:value="0.00000168372384339">
                <text:p>0.00000168372384339</text:p>
              </table:table-cell>
              <table:table-cell office:value-type="float" office:value="0.0147015189135">
                <text:p>0.0147015189135</text:p>
              </table:table-cell>
              <table:table-cell office:value-type="float" office:value="0.0000000000167054686818">
                <text:p>0.0000000000167054686818</text:p>
              </table:table-cell>
              <table:table-cell office:value-type="float" office:value="0.0000061016457395">
                <text:p>0.0000061016457395</text:p>
              </table:table-cell>
              <table:table-cell office:value-type="float" office:value="0.0000408375525375">
                <text:p>0.0000408375525375</text:p>
              </table:table-cell>
              <table:table-cell office:value-type="float" office:value="0.0062438114926">
                <text:p>0.0062438114926</text:p>
              </table:table-cell>
              <table:table-cell office:value-type="float" office:value="0.000700607052862">
                <text:p>0.000700607052862</text:p>
              </table:table-cell>
              <table:table-cell office:value-type="float" office:value="0.0000341879280943">
                <text:p>0.0000341879280943</text:p>
              </table:table-cell>
              <table:table-cell office:value-type="float" office:value="0.0000424874096849">
                <text:p>0.0000424874096849</text:p>
              </table:table-cell>
              <table:table-cell office:value-type="float" office:value="0.378424024723">
                <text:p>0.378424024723</text:p>
              </table:table-cell>
            </table:table-row>
            <table:table-row>
              <table:table-cell office:value-type="string">
                <text:p>18_105</text:p>
                <draw:g>
                  <svg:desc>Results.B5:Results.B5</svg:desc>
                </draw:g>
              </table:table-cell>
              <table:table-cell office:value-type="float" office:value="0.000000011338691462">
                <text:p>0.000000011338691462</text:p>
                <draw:g>
                  <svg:desc>Results.C5:Results.D5 Results.G5:Results.K5 Results.N5:Results.N5 Results.P5:Results.R5</svg:desc>
                </draw:g>
              </table:table-cell>
              <table:table-cell office:value-type="float" office:value="0.00000165732571621">
                <text:p>0.00000165732571621</text:p>
              </table:table-cell>
              <table:table-cell office:value-type="float" office:value="0.00299737655689">
                <text:p>0.00299737655689</text:p>
              </table:table-cell>
              <table:table-cell office:value-type="float" office:value="0.00000000000340594604498">
                <text:p>0.00000000000340594604498</text:p>
              </table:table-cell>
              <table:table-cell office:value-type="float" office:value="0.00000124401634998">
                <text:p>0.00000124401634998</text:p>
              </table:table-cell>
              <table:table-cell office:value-type="float" office:value="0.00000832604599135">
                <text:p>0.00000832604599135</text:p>
              </table:table-cell>
              <table:table-cell office:value-type="float" office:value="0.00592469376645">
                <text:p>0.00592469376645</text:p>
              </table:table-cell>
              <table:table-cell office:value-type="float" office:value="0.000244868736196">
                <text:p>0.000244868736196</text:p>
              </table:table-cell>
              <table:table-cell office:value-type="float" office:value="0.00000697030659221">
                <text:p>0.00000697030659221</text:p>
              </table:table-cell>
              <table:table-cell office:value-type="float" office:value="0.0000153350426305">
                <text:p>0.0000153350426305</text:p>
              </table:table-cell>
              <table:table-cell office:value-type="float" office:value="0.374805499792">
                <text:p>0.374805499792</text:p>
              </table:table-cell>
            </table:table-row>
            <table:table-row>
              <table:table-cell office:value-type="string">
                <text:p>18_106</text:p>
                <draw:g>
                  <svg:desc>Results.B6:Results.B6</svg:desc>
                </draw:g>
              </table:table-cell>
              <table:table-cell office:value-type="float" office:value="0.0000000177395940516">
                <text:p>0.0000000177395940516</text:p>
                <draw:g>
                  <svg:desc>Results.C6:Results.D6 Results.G6:Results.K6 Results.N6:Results.N6 Results.P6:Results.R6</svg:desc>
                </draw:g>
              </table:table-cell>
              <table:table-cell office:value-type="float" office:value="0.00000205357844669">
                <text:p>0.00000205357844669</text:p>
              </table:table-cell>
              <table:table-cell office:value-type="float" office:value="0.0447463242905">
                <text:p>0.0447463242905</text:p>
              </table:table-cell>
              <table:table-cell office:value-type="float" office:value="0.000000000050845652307">
                <text:p>0.000000000050845652307</text:p>
              </table:table-cell>
              <table:table-cell office:value-type="float" office:value="0.0000185712932502">
                <text:p>0.0000185712932502</text:p>
              </table:table-cell>
              <table:table-cell office:value-type="float" office:value="0.000124295345252">
                <text:p>0.000124295345252</text:p>
              </table:table-cell>
              <table:table-cell office:value-type="float" office:value="0.00731304026352">
                <text:p>0.00731304026352</text:p>
              </table:table-cell>
              <table:table-cell office:value-type="float" office:value="0.00178095484633">
                <text:p>0.00178095484633</text:p>
              </table:table-cell>
              <table:table-cell office:value-type="float" office:value="0.000104056194896">
                <text:p>0.000104056194896</text:p>
              </table:table-cell>
              <table:table-cell office:value-type="float" office:value="0.000116591281912">
                <text:p>0.000116591281912</text:p>
              </table:table-cell>
              <table:table-cell office:value-type="float" office:value="0.464683355287">
                <text:p>0.464683355287</text:p>
              </table:table-cell>
            </table:table-row>
            <table:table-row>
              <table:table-cell office:value-type="string">
                <text:p>18_135</text:p>
                <draw:g>
                  <svg:desc>Results.B7:Results.B7</svg:desc>
                </draw:g>
              </table:table-cell>
              <table:table-cell office:value-type="float" office:value="0.00000000480385413202">
                <text:p>0.00000000480385413202</text:p>
                <draw:g>
                  <svg:desc>Results.C7:Results.D7 Results.G7:Results.K7 Results.N7:Results.N7 Results.P7:Results.R7</svg:desc>
                </draw:g>
              </table:table-cell>
              <table:table-cell office:value-type="float" office:value="0.00000128467707506">
                <text:p>0.00000128467707506</text:p>
              </table:table-cell>
              <table:table-cell office:value-type="float" office:value="0.000790095340397">
                <text:p>0.000790095340397</text:p>
              </table:table-cell>
              <table:table-cell office:value-type="float" office:value="0.000000000000897792469082">
                <text:p>0.000000000000897792469082</text:p>
              </table:table-cell>
              <table:table-cell office:value-type="float" office:value="0.000000327917264596">
                <text:p>0.000000327917264596</text:p>
              </table:table-cell>
              <table:table-cell office:value-type="float" office:value="0.00000219470927888">
                <text:p>0.00000219470927888</text:p>
              </table:table-cell>
              <table:table-cell office:value-type="float" office:value="0.00441047547343">
                <text:p>0.00441047547343</text:p>
              </table:table-cell>
              <table:table-cell office:value-type="float" office:value="0.0000752862045513">
                <text:p>0.0000752862045513</text:p>
              </table:table-cell>
              <table:table-cell office:value-type="float" office:value="0.00000183734230755">
                <text:p>0.00000183734230755</text:p>
              </table:table-cell>
              <table:table-cell office:value-type="float" office:value="0.00000417040245988">
                <text:p>0.00000417040245988</text:p>
              </table:table-cell>
              <table:table-cell office:value-type="float" office:value="0.292541751792">
                <text:p>0.292541751792</text:p>
              </table:table-cell>
            </table:table-row>
            <table:table-row>
              <table:table-cell office:value-type="string">
                <text:p>18_136</text:p>
                <draw:g>
                  <svg:desc>Results.B8:Results.B8</svg:desc>
                </draw:g>
              </table:table-cell>
              <table:table-cell office:value-type="float" office:value="0.00000000136294571256">
                <text:p>0.00000000136294571256</text:p>
                <draw:g>
                  <svg:desc>Results.C8:Results.D8 Results.G8:Results.K8 Results.N8:Results.N8 Results.P8:Results.R8</svg:desc>
                </draw:g>
              </table:table-cell>
              <table:table-cell office:value-type="float" office:value="0.000000982274450864">
                <text:p>0.000000982274450864</text:p>
              </table:table-cell>
              <table:table-cell office:value-type="float" office:value="0.0000216523438538">
                <text:p>0.0000216523438538</text:p>
              </table:table-cell>
              <table:table-cell office:value-type="float" office:value="0.0000000000000246037538206">
                <text:p>0.0000000000000246037538206</text:p>
              </table:table-cell>
              <table:table-cell office:value-type="float" office:value="0.00000000898648176444">
                <text:p>0.00000000898648176444</text:p>
              </table:table-cell>
              <table:table-cell office:value-type="float" office:value="0.000000060145399594">
                <text:p>0.000000060145399594</text:p>
              </table:table-cell>
              <table:table-cell office:value-type="float" office:value="0.00324120202513">
                <text:p>0.00324120202513</text:p>
              </table:table-cell>
              <table:table-cell office:value-type="float" office:value="0.00000442941252826">
                <text:p>0.00000442941252826</text:p>
              </table:table-cell>
              <table:table-cell office:value-type="float" office:value="0.0000000503518567777">
                <text:p>0.0000000503518567777</text:p>
              </table:table-cell>
              <table:table-cell office:value-type="float" office:value="0.000000209952511348">
                <text:p>0.000000209952511348</text:p>
              </table:table-cell>
              <table:table-cell office:value-type="float" office:value="0.225254147097">
                <text:p>0.225254147097</text:p>
              </table:table-cell>
            </table:table-row>
            <table:table-row>
              <table:table-cell office:value-type="string">
                <text:p>18_139</text:p>
                <draw:g>
                  <svg:desc>Results.B9:Results.B9</svg:desc>
                </draw:g>
              </table:table-cell>
              <table:table-cell office:value-type="float" office:value="0.000000029521726909">
                <text:p>0.000000029521726909</text:p>
                <draw:g>
                  <svg:desc>Results.C9:Results.D9 Results.G9:Results.K9 Results.N9:Results.N9 Results.P9:Results.R9</svg:desc>
                </draw:g>
              </table:table-cell>
              <table:table-cell office:value-type="float" office:value="0.00000286806063297">
                <text:p>0.00000286806063297</text:p>
              </table:table-cell>
              <table:table-cell office:value-type="float" office:value="0.750212815828">
                <text:p>0.750212815828</text:p>
              </table:table-cell>
              <table:table-cell office:value-type="float" office:value="0.000000000852473596315">
                <text:p>0.000000000852473596315</text:p>
              </table:table-cell>
              <table:table-cell office:value-type="float" office:value="0.00031136461874">
                <text:p>0.00031136461874</text:p>
              </table:table-cell>
              <table:table-cell office:value-type="float" office:value="0.00208392448841">
                <text:p>0.00208392448841</text:p>
              </table:table-cell>
              <table:table-cell office:value-type="float" office:value="0.0111276866869">
                <text:p>0.0111276866869</text:p>
              </table:table-cell>
              <table:table-cell office:value-type="float" office:value="0.0150037168036">
                <text:p>0.0150037168036</text:p>
              </table:table-cell>
              <table:table-cell office:value-type="float" office:value="0.00174459672866">
                <text:p>0.00174459672866</text:p>
              </table:table-cell>
              <table:table-cell office:value-type="float" office:value="0.00106113984724">
                <text:p>0.00106113984724</text:p>
              </table:table-cell>
              <table:table-cell office:value-type="float" office:value="0.639684035142">
                <text:p>0.639684035142</text:p>
              </table:table-cell>
            </table:table-row>
            <table:table-row>
              <table:table-cell office:value-type="string">
                <text:p>18_140</text:p>
                <draw:g>
                  <svg:desc>Results.B10:Results.B10</svg:desc>
                </draw:g>
              </table:table-cell>
              <table:table-cell office:value-type="float" office:value="0.0000000202649046924">
                <text:p>0.0000000202649046924</text:p>
                <draw:g>
                  <svg:desc>Results.C10:Results.D10 Results.G10:Results.K10 Results.N10:Results.N10 Results.P10:Results.R10</svg:desc>
                </draw:g>
              </table:table-cell>
              <table:table-cell office:value-type="float" office:value="0.00000186025197446">
                <text:p>0.00000186025197446</text:p>
              </table:table-cell>
              <table:table-cell office:value-type="float" office:value="0.00162046322985">
                <text:p>0.00162046322985</text:p>
              </table:table-cell>
              <table:table-cell office:value-type="float" office:value="0.00000000000184134699928">
                <text:p>0.00000000000184134699928</text:p>
              </table:table-cell>
              <table:table-cell office:value-type="float" office:value="0.000000672549048885">
                <text:p>0.000000672549048885</text:p>
              </table:table-cell>
              <table:table-cell office:value-type="float" office:value="0.00000450128674959">
                <text:p>0.00000450128674959</text:p>
              </table:table-cell>
              <table:table-cell office:value-type="float" office:value="0.0064797432603">
                <text:p>0.0064797432603</text:p>
              </table:table-cell>
              <table:table-cell office:value-type="float" office:value="0.000195291167632">
                <text:p>0.000195291167632</text:p>
              </table:table-cell>
              <table:table-cell office:value-type="float" office:value="0.0000037683371839">
                <text:p>0.0000037683371839</text:p>
              </table:table-cell>
              <table:table-cell office:value-type="float" office:value="0.0000135571724571">
                <text:p>0.0000135571724571</text:p>
              </table:table-cell>
              <table:table-cell office:value-type="float" office:value="0.422558023199">
                <text:p>0.422558023199</text:p>
              </table:table-cell>
            </table:table-row>
            <table:table-row>
              <table:table-cell office:value-type="string">
                <text:p>18_141</text:p>
                <draw:g>
                  <svg:desc>Results.B11:Results.B11</svg:desc>
                </draw:g>
              </table:table-cell>
              <table:table-cell office:value-type="float" office:value="0.0000000124405917276">
                <text:p>0.0000000124405917276</text:p>
                <draw:g>
                  <svg:desc>Results.C11:Results.D11 Results.G11:Results.K11 Results.N11:Results.N11 Results.P11:Results.R11</svg:desc>
                </draw:g>
              </table:table-cell>
              <table:table-cell office:value-type="float" office:value="0.00000150526507517">
                <text:p>0.00000150526507517</text:p>
              </table:table-cell>
              <table:table-cell office:value-type="float" office:value="0.00113070864109">
                <text:p>0.00113070864109</text:p>
              </table:table-cell>
              <table:table-cell office:value-type="float" office:value="0.00000000000128483443807">
                <text:p>0.00000000000128483443807</text:p>
              </table:table-cell>
              <table:table-cell office:value-type="float" office:value="0.000000469283725248">
                <text:p>0.000000469283725248</text:p>
              </table:table-cell>
              <table:table-cell office:value-type="float" office:value="0.00000314085733637">
                <text:p>0.00000314085733637</text:p>
              </table:table-cell>
              <table:table-cell office:value-type="float" office:value="0.0049175933682">
                <text:p>0.0049175933682</text:p>
              </table:table-cell>
              <table:table-cell office:value-type="float" office:value="0.00013069201006">
                <text:p>0.00013069201006</text:p>
              </table:table-cell>
              <table:table-cell office:value-type="float" office:value="0.00000262942801656">
                <text:p>0.00000262942801656</text:p>
              </table:table-cell>
              <table:table-cell office:value-type="float" office:value="0.00000841742962714">
                <text:p>0.00000841742962714</text:p>
              </table:table-cell>
              <table:table-cell office:value-type="float" office:value="0.345792908722">
                <text:p>0.345792908722</text:p>
              </table:table-cell>
            </table:table-row>
            <table:table-row>
              <table:table-cell office:value-type="string">
                <text:p>18_143</text:p>
                <draw:g>
                  <svg:desc>Results.B12:Results.B12</svg:desc>
                </draw:g>
              </table:table-cell>
              <table:table-cell office:value-type="float" office:value="0.0000878643433141">
                <text:p>0.0000878643433141</text:p>
                <draw:g>
                  <svg:desc>Results.C12:Results.D12 Results.G12:Results.K12 Results.N12:Results.N12 Results.P12:Results.R12</svg:desc>
                </draw:g>
              </table:table-cell>
              <table:table-cell office:value-type="float" office:value="0.0000133494890778">
                <text:p>0.0000133494890778</text:p>
              </table:table-cell>
              <table:table-cell office:value-type="float" office:value="0.0229271773787">
                <text:p>0.0229271773787</text:p>
              </table:table-cell>
              <table:table-cell office:value-type="float" office:value="0.0000000000260523586654">
                <text:p>0.0000000000260523586654</text:p>
              </table:table-cell>
              <table:table-cell office:value-type="float" office:value="0.00000951558236903">
                <text:p>0.00000951558236903</text:p>
              </table:table-cell>
              <table:table-cell office:value-type="float" office:value="0.0000636866038297">
                <text:p>0.0000636866038297</text:p>
              </table:table-cell>
              <table:table-cell office:value-type="float" office:value="0.0488780147781">
                <text:p>0.0488780147781</text:p>
              </table:table-cell>
              <table:table-cell office:value-type="float" office:value="0.0181301756015">
                <text:p>0.0181301756015</text:p>
              </table:table-cell>
              <table:table-cell office:value-type="float" office:value="0.0000533164427593">
                <text:p>0.0000533164427593</text:p>
              </table:table-cell>
              <table:table-cell office:value-type="float" office:value="0.00481738418816">
                <text:p>0.00481738418816</text:p>
              </table:table-cell>
              <table:table-cell office:value-type="float" office:value="3.00634971876">
                <text:p>3.00634971876</text:p>
              </table:table-cell>
            </table:table-row>
            <table:table-row>
              <table:table-cell office:value-type="string">
                <text:p>18_74</text:p>
                <draw:g>
                  <svg:desc>Results.B13:Results.B13</svg:desc>
                </draw:g>
              </table:table-cell>
              <table:table-cell office:value-type="float" office:value="0.0000000463789063715">
                <text:p>0.0000000463789063715</text:p>
                <draw:g>
                  <svg:desc>Results.C13:Results.D13 Results.G13:Results.K13 Results.N13:Results.N13 Results.P13:Results.R13</svg:desc>
                </draw:g>
              </table:table-cell>
              <table:table-cell office:value-type="float" office:value="0.00000896407798189">
                <text:p>0.00000896407798189</text:p>
              </table:table-cell>
              <table:table-cell office:value-type="float" office:value="30.8431175238">
                <text:p>30.8431175238</text:p>
              </table:table-cell>
              <table:table-cell office:value-type="float" office:value="0.0000000350473129256">
                <text:p>0.0000000350473129256</text:p>
              </table:table-cell>
              <table:table-cell office:value-type="float" office:value="0.012800975038">
                <text:p>0.012800975038</text:p>
              </table:table-cell>
              <table:table-cell office:value-type="float" office:value="0.0856753264551">
                <text:p>0.0856753264551</text:p>
              </table:table-cell>
              <table:table-cell office:value-type="float" office:value="0.043191093638">
                <text:p>0.043191093638</text:p>
              </table:table-cell>
              <table:table-cell office:value-type="float" office:value="0.290521618068">
                <text:p>0.290521618068</text:p>
              </table:table-cell>
              <table:table-cell office:value-type="float" office:value="0.0717247170385">
                <text:p>0.0717247170385</text:p>
              </table:table-cell>
              <table:table-cell office:value-type="float" office:value="0.0245824944672">
                <text:p>0.0245824944672</text:p>
              </table:table-cell>
              <table:table-cell office:value-type="float" office:value="1.93393417446">
                <text:p>1.93393417446</text:p>
              </table:table-cell>
            </table:table-row>
            <table:table-row>
              <table:table-cell office:value-type="string">
                <text:p>18_78</text:p>
                <draw:g>
                  <svg:desc>Results.B14:Results.B14</svg:desc>
                </draw:g>
              </table:table-cell>
              <table:table-cell office:value-type="float" office:value="0.0000000543740246974">
                <text:p>0.0000000543740246974</text:p>
                <draw:g>
                  <svg:desc>Results.C14:Results.D14 Results.G14:Results.K14 Results.N14:Results.N14 Results.P14:Results.R14</svg:desc>
                </draw:g>
              </table:table-cell>
              <table:table-cell office:value-type="float" office:value="0.0000117930394762">
                <text:p>0.0000117930394762</text:p>
              </table:table-cell>
              <table:table-cell office:value-type="float" office:value="56.7659159315">
                <text:p>56.7659159315</text:p>
              </table:table-cell>
              <table:table-cell office:value-type="float" office:value="0.0000000645036228137">
                <text:p>0.0000000645036228137</text:p>
              </table:table-cell>
              <table:table-cell office:value-type="float" office:value="0.0235598451513">
                <text:p>0.0235598451513</text:p>
              </table:table-cell>
              <table:table-cell office:value-type="float" office:value="0.15768309981">
                <text:p>0.15768309981</text:p>
              </table:table-cell>
              <table:table-cell office:value-type="float" office:value="0.0557416068015">
                <text:p>0.0557416068015</text:p>
              </table:table-cell>
              <table:table-cell office:value-type="float" office:value="0.494225637712">
                <text:p>0.494225637712</text:p>
              </table:table-cell>
              <table:table-cell office:value-type="float" office:value="0.132007383964">
                <text:p>0.132007383964</text:p>
              </table:table-cell>
              <table:table-cell office:value-type="float" office:value="0.044049915273">
                <text:p>0.044049915273</text:p>
              </table:table-cell>
              <table:table-cell office:value-type="float" office:value="2.55106680373">
                <text:p>2.55106680373</text:p>
              </table:table-cell>
            </table:table-row>
            <table:table-row>
              <table:table-cell office:value-type="string">
                <text:p>18_82</text:p>
                <draw:g>
                  <svg:desc>Results.B15:Results.B15</svg:desc>
                </draw:g>
              </table:table-cell>
              <table:table-cell office:value-type="float" office:value="0.0000102683644645">
                <text:p>0.0000102683644645</text:p>
                <draw:g>
                  <svg:desc>Results.C15:Results.D15 Results.G15:Results.K15 Results.N15:Results.N15 Results.P15:Results.R15</svg:desc>
                </draw:g>
              </table:table-cell>
              <table:table-cell office:value-type="float" office:value="0.0000123487387185">
                <text:p>0.0000123487387185</text:p>
              </table:table-cell>
              <table:table-cell office:value-type="float" office:value="1.99917699919">
                <text:p>1.99917699919</text:p>
              </table:table-cell>
              <table:table-cell office:value-type="float" office:value="0.00000000227168287479">
                <text:p>0.00000000227168287479</text:p>
              </table:table-cell>
              <table:table-cell office:value-type="float" office:value="0.000829728539707">
                <text:p>0.000829728539707</text:p>
              </table:table-cell>
              <table:table-cell office:value-type="float" office:value="0.00555326944218">
                <text:p>0.00555326944218</text:p>
              </table:table-cell>
              <table:table-cell office:value-type="float" office:value="0.0496034228296">
                <text:p>0.0496034228296</text:p>
              </table:table-cell>
              <table:table-cell office:value-type="float" office:value="0.180341795601">
                <text:p>0.180341795601</text:p>
              </table:table-cell>
              <table:table-cell office:value-type="float" office:value="0.00464902435578">
                <text:p>0.00464902435578</text:p>
              </table:table-cell>
              <table:table-cell office:value-type="float" office:value="0.0314837583703">
                <text:p>0.0314837583703</text:p>
              </table:table-cell>
              <table:table-cell office:value-type="float" office:value="2.73925577791">
                <text:p>2.73925577791</text:p>
              </table:table-cell>
            </table:table-row>
            <table:table-row>
              <table:table-cell office:value-type="string">
                <text:p>18_84</text:p>
                <draw:g>
                  <svg:desc>Results.B16:Results.B16</svg:desc>
                </draw:g>
              </table:table-cell>
              <table:table-cell office:value-type="float" office:value="0.000000908145307198">
                <text:p>0.000000908145307198</text:p>
                <draw:g>
                  <svg:desc>Results.C16:Results.D16 Results.G16:Results.K16 Results.N16:Results.N16 Results.P16:Results.R16</svg:desc>
                </draw:g>
              </table:table-cell>
              <table:table-cell office:value-type="float" office:value="0.00000710123878941">
                <text:p>0.00000710123878941</text:p>
              </table:table-cell>
              <table:table-cell office:value-type="float" office:value="0.602725478566">
                <text:p>0.602725478566</text:p>
              </table:table-cell>
              <table:table-cell office:value-type="float" office:value="0.000000000684882403317">
                <text:p>0.000000000684882403317</text:p>
              </table:table-cell>
              <table:table-cell office:value-type="float" office:value="0.000250152203321">
                <text:p>0.000250152203321</text:p>
              </table:table-cell>
              <table:table-cell office:value-type="float" office:value="0.00167423744046">
                <text:p>0.00167423744046</text:p>
              </table:table-cell>
              <table:table-cell office:value-type="float" office:value="0.0277822912762">
                <text:p>0.0277822912762</text:p>
              </table:table-cell>
              <table:table-cell office:value-type="float" office:value="0.0366044367021">
                <text:p>0.0366044367021</text:p>
              </table:table-cell>
              <table:table-cell office:value-type="float" office:value="0.00140161948184">
                <text:p>0.00140161948184</text:p>
              </table:table-cell>
              <table:table-cell office:value-type="float" office:value="0.00437640562836">
                <text:p>0.00437640562836</text:p>
              </table:table-cell>
              <table:table-cell office:value-type="float" office:value="1.58168649655">
                <text:p>1.58168649655</text:p>
              </table:table-cell>
            </table:table-row>
            <table:table-row>
              <table:table-cell office:value-type="string">
                <text:p>18_95</text:p>
                <draw:g>
                  <svg:desc>Results.B17:Results.B17</svg:desc>
                </draw:g>
              </table:table-cell>
              <table:table-cell office:value-type="float" office:value="0.00000696443029114">
                <text:p>0.00000696443029114</text:p>
                <draw:g>
                  <svg:desc>Results.C17:Results.D17 Results.G17:Results.K17 Results.N17:Results.N17 Results.P17:Results.R17</svg:desc>
                </draw:g>
              </table:table-cell>
              <table:table-cell office:value-type="float" office:value="0.00000816194187923">
                <text:p>0.00000816194187923</text:p>
              </table:table-cell>
              <table:table-cell office:value-type="float" office:value="0.00402638200781">
                <text:p>0.00402638200781</text:p>
              </table:table-cell>
              <table:table-cell office:value-type="float" office:value="0.00000000000457521422977">
                <text:p>0.00000000000457521422977</text:p>
              </table:table-cell>
              <table:table-cell office:value-type="float" office:value="0.00000167108968591">
                <text:p>0.00000167108968591</text:p>
              </table:table-cell>
              <table:table-cell office:value-type="float" office:value="0.0000111843944661">
                <text:p>0.0000111843944661</text:p>
              </table:table-cell>
              <table:table-cell office:value-type="float" office:value="0.0317404676336">
                <text:p>0.0317404676336</text:p>
              </table:table-cell>
              <table:table-cell office:value-type="float" office:value="0.00244985298223">
                <text:p>0.00244985298223</text:p>
              </table:table-cell>
              <table:table-cell office:value-type="float" office:value="0.00000936322698171">
                <text:p>0.00000936322698171</text:p>
              </table:table-cell>
              <table:table-cell office:value-type="float" office:value="0.000439610756746">
                <text:p>0.000439610756746</text:p>
              </table:table-cell>
              <table:table-cell office:value-type="float" office:value="1.81964764372">
                <text:p>1.81964764372</text:p>
              </table:table-cell>
            </table:table-row>
            <table:table-row>
              <table:table-cell office:value-type="string">
                <text:p>18_96</text:p>
                <draw:g>
                  <svg:desc>Results.B18:Results.B18</svg:desc>
                </draw:g>
              </table:table-cell>
              <table:table-cell office:value-type="float" office:value="0.00000707559777149">
                <text:p>0.00000707559777149</text:p>
                <draw:g>
                  <svg:desc>Results.C18:Results.D18 Results.G18:Results.K18 Results.N18:Results.N18 Results.P18:Results.R18</svg:desc>
                </draw:g>
              </table:table-cell>
              <table:table-cell office:value-type="float" office:value="0.0000060720928547">
                <text:p>0.0000060720928547</text:p>
              </table:table-cell>
              <table:table-cell office:value-type="float" office:value="0.000323899718755">
                <text:p>0.000323899718755</text:p>
              </table:table-cell>
              <table:table-cell office:value-type="float" office:value="0.000000000000368050174919">
                <text:p>0.000000000000368050174919</text:p>
              </table:table-cell>
              <table:table-cell office:value-type="float" office:value="0.000000134429738219">
                <text:p>0.000000134429738219</text:p>
              </table:table-cell>
              <table:table-cell office:value-type="float" office:value="0.000000899721440985">
                <text:p>0.000000899721440985</text:p>
              </table:table-cell>
              <table:table-cell office:value-type="float" office:value="0.0216487329191">
                <text:p>0.0216487329191</text:p>
              </table:table-cell>
              <table:table-cell office:value-type="float" office:value="0.000454548861592">
                <text:p>0.000454548861592</text:p>
              </table:table-cell>
              <table:table-cell office:value-type="float" office:value="0.000000753218790499">
                <text:p>0.000000753218790499</text:p>
              </table:table-cell>
              <table:table-cell office:value-type="float" office:value="0.0000850375337103">
                <text:p>0.0000850375337103</text:p>
              </table:table-cell>
              <table:table-cell office:value-type="float" office:value="1.37365114482">
                <text:p>1.37365114482</text:p>
              </table:table-cell>
            </table:table-row>
            <table:table-row>
              <table:table-cell office:value-type="string">
                <text:p>18_99</text:p>
                <draw:g>
                  <svg:desc>Results.B19:Results.B19</svg:desc>
                </draw:g>
              </table:table-cell>
              <table:table-cell office:value-type="float" office:value="0.0000000116962389763">
                <text:p>0.0000000116962389763</text:p>
                <draw:g>
                  <svg:desc>Results.C19:Results.D19 Results.G19:Results.K19 Results.N19:Results.N19 Results.P19:Results.R19</svg:desc>
                </draw:g>
              </table:table-cell>
              <table:table-cell office:value-type="float" office:value="0.00000164881110349">
                <text:p>0.00000164881110349</text:p>
              </table:table-cell>
              <table:table-cell office:value-type="float" office:value="0.00332195275682">
                <text:p>0.00332195275682</text:p>
              </table:table-cell>
              <table:table-cell office:value-type="float" office:value="0.00000000000377476491157">
                <text:p>0.00000000000377476491157</text:p>
              </table:table-cell>
              <table:table-cell office:value-type="float" office:value="0.00000137872685161">
                <text:p>0.00000137872685161</text:p>
              </table:table-cell>
              <table:table-cell office:value-type="float" office:value="0.00000922764654673">
                <text:p>0.00000922764654673</text:p>
              </table:table-cell>
              <table:table-cell office:value-type="float" office:value="0.00577574104091">
                <text:p>0.00577574104091</text:p>
              </table:table-cell>
              <table:table-cell office:value-type="float" office:value="0.000265154844617">
                <text:p>0.000265154844617</text:p>
              </table:table-cell>
              <table:table-cell office:value-type="float" office:value="0.0000077250985188">
                <text:p>0.0000077250985188</text:p>
              </table:table-cell>
              <table:table-cell office:value-type="float" office:value="0.000016668008266">
                <text:p>0.000016668008266</text:p>
              </table:table-cell>
              <table:table-cell office:value-type="float" office:value="0.374153831126">
                <text:p>0.3741538311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